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645cm"/>
    </style:style>
    <style:style style:name="co2" style:family="table-column">
      <style:table-column-properties fo:break-before="auto" style:column-width="1.737cm"/>
    </style:style>
    <style:style style:name="co3" style:family="table-column">
      <style:table-column-properties fo:break-before="auto" style:column-width="2.847cm"/>
    </style:style>
    <style:style style:name="co4" style:family="table-column">
      <style:table-column-properties fo:break-before="auto" style:column-width="0.626cm"/>
    </style:style>
    <style:style style:name="co5" style:family="table-column">
      <style:table-column-properties fo:break-before="auto" style:column-width="38.253cm"/>
    </style:style>
    <style:style style:name="co6" style:family="table-column">
      <style:table-column-properties fo:break-before="auto" style:column-width="2.256cm"/>
    </style:style>
    <style:style style:name="co7" style:family="table-column">
      <style:table-column-properties fo:break-before="auto" style:column-width="9.223cm"/>
    </style:style>
    <style:style style:name="co8" style:family="table-column">
      <style:table-column-properties fo:break-before="auto" style:column-width="4.747cm"/>
    </style:style>
    <style:style style:name="co9" style:family="table-column">
      <style:table-column-properties fo:break-before="auto" style:column-width="12.571cm"/>
    </style:style>
    <style:style style:name="co10" style:family="table-column">
      <style:table-column-properties fo:break-before="auto" style:column-width="20.65cm"/>
    </style:style>
    <style:style style:name="co11" style:family="table-column">
      <style:table-column-properties fo:break-before="auto" style:column-width="6.535cm"/>
    </style:style>
    <style:style style:name="co12" style:family="table-column">
      <style:table-column-properties fo:break-before="auto" style:column-width="9.68cm"/>
    </style:style>
    <style:style style:name="co13" style:family="table-column">
      <style:table-column-properties fo:break-before="auto" style:column-width="5.353cm"/>
    </style:style>
    <style:style style:name="co14" style:family="table-column">
      <style:table-column-properties fo:break-before="auto" style:column-width="8.848cm"/>
    </style:style>
    <style:style style:name="co15" style:family="table-column">
      <style:table-column-properties fo:break-before="auto" style:column-width="7.181cm"/>
    </style:style>
    <style:style style:name="co16" style:family="table-column">
      <style:table-column-properties fo:break-before="auto" style:column-width="7.615cm"/>
    </style:style>
    <style:style style:name="co17" style:family="table-column">
      <style:table-column-properties fo:break-before="auto" style:column-width="6.269cm"/>
    </style:style>
    <style:style style:name="co18" style:family="table-column">
      <style:table-column-properties fo:break-before="auto" style:column-width="6.089cm"/>
    </style:style>
    <style:style style:name="co19" style:family="table-column">
      <style:table-column-properties fo:break-before="auto" style:column-width="1.707cm"/>
    </style:style>
    <style:style style:name="co20" style:family="table-column">
      <style:table-column-properties fo:break-before="auto" style:column-width="3.152cm"/>
    </style:style>
    <style:style style:name="co21" style:family="table-column">
      <style:table-column-properties fo:break-before="auto" style:column-width="4.692cm"/>
    </style:style>
    <style:style style:name="co22" style:family="table-column">
      <style:table-column-properties fo:break-before="auto" style:column-width="6.662cm"/>
    </style:style>
    <style:style style:name="co23" style:family="table-column">
      <style:table-column-properties fo:break-before="auto" style:column-width="20.094cm"/>
    </style:style>
    <style:style style:name="co24" style:family="table-column">
      <style:table-column-properties fo:break-before="auto" style:column-width="2.644cm"/>
    </style:style>
    <style:style style:name="co25" style:family="table-column">
      <style:table-column-properties fo:break-before="auto" style:column-width="1.806cm"/>
    </style:style>
    <style:style style:name="co26" style:family="table-column">
      <style:table-column-properties fo:break-before="auto" style:column-width="2.168cm"/>
    </style:style>
    <style:style style:name="co27" style:family="table-column">
      <style:table-column-properties fo:break-before="auto" style:column-width="2.596cm"/>
    </style:style>
    <style:style style:name="ro1" style:family="table-row">
      <style:table-row-properties style:row-height="0.496cm" fo:break-before="auto" style:use-optimal-row-height="true"/>
    </style:style>
    <style:style style:name="ro2" style:family="table-row">
      <style:table-row-properties style:row-height="3.069cm" fo:break-before="auto" style:use-optimal-row-height="false"/>
    </style:style>
    <style:style style:name="ro3" style:family="table-row">
      <style:table-row-properties style:row-height="1.023cm" fo:break-before="auto" style:use-optimal-row-height="false"/>
    </style:style>
    <style:style style:name="ro4" style:family="table-row">
      <style:table-row-properties style:row-height="2.558cm" fo:break-before="auto" style:use-optimal-row-height="false"/>
    </style:style>
    <style:style style:name="ro5" style:family="table-row">
      <style:table-row-properties style:row-height="9.719cm" fo:break-before="auto" style:use-optimal-row-height="false"/>
    </style:style>
    <style:style style:name="ro6" style:family="table-row">
      <style:table-row-properties style:row-height="0.526cm" fo:break-before="auto" style:use-optimal-row-height="true"/>
    </style:style>
    <style:style style:name="ro7" style:family="table-row">
      <style:table-row-properties style:row-height="0.503cm" fo:break-before="auto" style:use-optimal-row-height="false"/>
    </style:style>
    <style:style style:name="ro8" style:family="table-row">
      <style:table-row-properties style:row-height="1.058cm" fo:break-before="auto" style:use-optimal-row-height="false"/>
    </style:style>
    <style:style style:name="ro9" style:family="table-row">
      <style:table-row-properties style:row-height="0.556cm" fo:break-before="auto" style:use-optimal-row-height="false"/>
    </style:style>
    <style:style style:name="ro10" style:family="table-row">
      <style:table-row-properties style:row-height="0.529cm" fo:break-before="auto" style:use-optimal-row-height="false"/>
    </style:style>
    <style:style style:name="ro11" style:family="table-row">
      <style:table-row-properties style:row-height="0.993cm" fo:break-before="auto" style:use-optimal-row-height="false"/>
    </style:style>
    <style:style style:name="ro12" style:family="table-row">
      <style:table-row-properties style:row-height="0.99cm" fo:break-before="auto" style:use-optimal-row-height="false"/>
    </style:style>
    <style:style style:name="ro13" style:family="table-row">
      <style:table-row-properties style:row-height="5.364cm" fo:break-before="auto" style:use-optimal-row-height="false"/>
    </style:style>
    <style:style style:name="ro14" style:family="table-row">
      <style:table-row-properties style:row-height="6.329cm" fo:break-before="auto" style:use-optimal-row-height="false"/>
    </style:style>
    <style:style style:name="ro15" style:family="table-row">
      <style:table-row-properties style:row-height="6.796cm" fo:break-before="auto" style:use-optimal-row-height="false"/>
    </style:style>
    <style:style style:name="ro16" style:family="table-row">
      <style:table-row-properties style:row-height="4.895cm" fo:break-before="auto" style:use-optimal-row-height="false"/>
    </style:style>
    <style:style style:name="ro17" style:family="table-row">
      <style:table-row-properties style:row-height="5.861cm" fo:break-before="auto" style:use-optimal-row-height="false"/>
    </style:style>
    <style:style style:name="ro18" style:family="table-row">
      <style:table-row-properties style:row-height="3.597cm" fo:break-before="auto" style:use-optimal-row-height="false"/>
    </style:style>
    <style:style style:name="ro19" style:family="table-row">
      <style:table-row-properties style:row-height="3.159cm" fo:break-before="auto" style:use-optimal-row-height="false"/>
    </style:style>
    <style:style style:name="ro20" style:family="table-row">
      <style:table-row-properties style:row-height="3.422cm" fo:break-before="auto" style:use-optimal-row-height="false"/>
    </style:style>
    <style:style style:name="ro21" style:family="table-row">
      <style:table-row-properties style:row-height="0.935cm" fo:break-before="auto" style:use-optimal-row-height="false"/>
    </style:style>
    <style:style style:name="ro22" style:family="table-row">
      <style:table-row-properties style:row-height="2.485cm" fo:break-before="auto" style:use-optimal-row-height="false"/>
    </style:style>
    <style:style style:name="ro23" style:family="table-row">
      <style:table-row-properties style:row-height="2.925cm" fo:break-before="auto" style:use-optimal-row-height="false"/>
    </style:style>
    <style:style style:name="ro24" style:family="table-row">
      <style:table-row-properties style:row-height="0.907cm" fo:break-before="auto" style:use-optimal-row-height="false"/>
    </style:style>
    <style:style style:name="ro25" style:family="table-row">
      <style:table-row-properties style:row-height="3.187cm" fo:break-before="auto" style:use-optimal-row-height="false"/>
    </style:style>
    <style:style style:name="ro26" style:family="table-row">
      <style:table-row-properties style:row-height="1.053cm" fo:break-before="auto" style:use-optimal-row-height="false"/>
    </style:style>
    <style:style style:name="ro27" style:family="table-row">
      <style:table-row-properties style:row-height="0.877cm" fo:break-before="auto" style:use-optimal-row-height="false"/>
    </style:style>
    <style:style style:name="ro28" style:family="table-row">
      <style:table-row-properties style:row-height="3.861cm" fo:break-before="auto" style:use-optimal-row-height="false"/>
    </style:style>
    <style:style style:name="ro29" style:family="table-row">
      <style:table-row-properties style:row-height="0.512cm" fo:break-before="auto" style:use-optimal-row-height="false"/>
    </style:style>
    <style:style style:name="ro30" style:family="table-row">
      <style:table-row-properties style:row-height="1.535cm" fo:break-before="auto" style:use-optimal-row-height="false"/>
    </style:style>
    <style:style style:name="ta1" style:family="table" style:master-page-name="PageStyle_5f_Istruzioni_20_Compilazione">
      <style:table-properties table:display="true" style:writing-mode="lr-tb"/>
    </style:style>
    <style:style style:name="ta2" style:family="table" style:master-page-name="PageStyle_5f_Prerequisiti">
      <style:table-properties table:display="true" style:writing-mode="lr-tb"/>
    </style:style>
    <style:style style:name="ta3" style:family="table" style:master-page-name="PageStyle_5f_TestCases">
      <style:table-properties table:display="true" style:writing-mode="lr-tb"/>
    </style:style>
    <style:style style:name="ta4" style:family="table" style:master-page-name="PageStyle_5f_LISTA_20_VALORI">
      <style:table-properties table:display="false" style:writing-mode="lr-tb"/>
    </style:style>
    <style:style style:name="ta5" style:family="table" style:master-page-name="PageStyle_5f_Summary">
      <style:table-properties table:display="true" style:writing-mode="lr-tb"/>
    </style:style>
    <style:style style:name="ta6" style:family="table" style:master-page-name="PageStyle_5f_Sheet1">
      <style:table-properties table:display="false" style:writing-mode="lr-tb"/>
    </style:style>
    <number:text-style style:name="N8100" number:language="it" number:country="IT">
      <number:text-content/>
    </number:text-style>
    <style:style style:name="ce1" style:family="table-cell" style:parent-style-name="Excel_20_Built-in_20_Normal">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 style:family="table-cell" style:parent-style-name="Normal_20_2">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 style:family="table-cell" style:parent-style-name="Excel_20_Built-in_20_Normal">
      <style:table-cell-properties fo:border-bottom="0.035cm solid #00000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88cm solid #000000" style:vertical-align="top"/>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6" style:family="table-cell" style:parent-style-name="Excel_20_Built-in_20_Normal">
      <style:table-cell-properties fo:border-bottom="0.035cm solid #00000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 style:family="table-cell" style:parent-style-name="Excel_20_Built-in_20_Normal">
      <style:table-cell-properties fo:border-bottom="0.088cm solid #00000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8" style:family="table-cell" style:parent-style-name="Excel_20_Built-in_20_Normal">
      <style:table-cell-properties fo:border-bottom="0.141cm solid #ffffff" fo:background-color="#4472c4"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lr-tb"/>
      <style:text-properties fo:color="#ffffff" style:text-outline="false" style:text-line-through-styl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9" style:family="table-cell" style:parent-style-name="Excel_20_Built-in_20_Normal">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0" style:family="table-cell" style:parent-style-name="Excel_20_Built-in_20_Normal">
      <style:table-cell-properties fo:border-bottom="0.035cm solid #000000" style:diagonal-bl-tr="none" style:diagonal-tl-br="none" fo:border-left="0.035cm solid #000000" fo:border-right="0.088cm solid #000000" style:rotation-align="none" fo:border-top="0.088cm solid #000000"/>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Excel_20_Built-in_20_Normal">
      <style:table-cell-properties fo:border-bottom="0.035cm solid #000000"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Excel_20_Built-in_20_Normal">
      <style:table-cell-properties fo:border-bottom="0.088cm solid #000000"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Excel_20_Built-in_20_Normal">
      <style:table-cell-properties fo:background-color="#4472c4"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lr-tb"/>
      <style:text-properties fo:color="#ffffff" style:text-outline="false" style:text-line-through-styl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14" style:family="table-cell" style:parent-style-name="Excel_20_Built-in_20_Normal">
      <style:table-cell-properties fo:background-color="#4472c4"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ffffff" style:text-outline="false" style:text-line-through-styl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15" style:family="table-cell" style:parent-style-name="Excel_20_Built-in_20_Normal">
      <style:table-cell-properties fo:border-bottom="none" style:diagonal-bl-tr="none" style:diagonal-tl-br="none" fo:border-left="0.035cm solid #000000" fo:border-right="none" style:rotation-align="none" fo:border-top="none"/>
    </style:style>
    <style:style style:name="ce16" style:family="table-cell" style:parent-style-name="Excel_20_Built-in_20_Normal">
      <style:table-cell-properties fo:border-bottom="0.035cm solid #000000" style:diagonal-bl-tr="none" style:diagonal-tl-br="none" fo:border-left="0.035cm solid #000000" fo:border-right="none" style:rotation-align="none" fo:border-top="none"/>
    </style:style>
    <style:style style:name="ce17"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9" style:family="table-cell" style:parent-style-name="Excel_20_Built-in_20_Normal">
      <style:table-cell-properties fo:border-bottom="none" fo:background-color="#4472c4" style:diagonal-bl-tr="none" style:diagonal-tl-br="none" style:text-align-source="fix" style:repeat-content="false" fo:wrap-option="wrap" fo:border-left="0.088cm solid #000000" style:direction="ltr" fo:border-right="0.088cm solid #ffffff" style:rotation-angle="0" style:rotation-align="none" style:shrink-to-fit="false" fo:border-top="0.088cm solid #000000" style:vertical-align="middle"/>
      <style:paragraph-properties fo:text-align="center" fo:margin-left="0cm" style:writing-mode="lr-tb"/>
      <style:text-properties fo:color="#ffffff" style:text-outline="false" style:text-line-through-styl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20" style:family="table-cell" style:parent-style-name="Excel_20_Built-in_20_Normal">
      <style:table-cell-properties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1"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2" style:family="table-cell" style:parent-style-name="Excel_20_Built-in_20_Normal">
      <style:table-cell-properties fo:border-bottom="0.035cm solid #000000" style:diagonal-bl-tr="none" style:diagonal-tl-br="none" fo:border-left="none" fo:border-right="0.035cm solid #000000" style:rotation-align="none" fo:border-top="0.035cm solid #000000"/>
    </style:style>
    <style:style style:name="ce23" style:family="table-cell" style:parent-style-name="Excel_20_Built-in_20_Normal">
      <style:table-cell-properties fo:border-bottom="none" style:diagonal-bl-tr="none" style:diagonal-tl-br="none" fo:border-left="none" fo:border-right="0.035cm solid #000000" style:rotation-align="none" fo:border-top="0.035cm solid #000000"/>
    </style:style>
    <style:style style:name="ce24" style:family="table-cell" style:parent-style-name="Excel_20_Built-in_20_Normal">
      <style:table-cell-properties fo:border-bottom="none" style:diagonal-bl-tr="none" style:diagonal-tl-br="none" fo:border-left="none" fo:border-right="0.035cm solid #000000" style:rotation-align="none" fo:border-top="none"/>
    </style:style>
    <style:style style:name="ce25" style:family="table-cell" style:parent-style-name="Excel_20_Built-in_20_Normal">
      <style:table-cell-properties fo:border-bottom="0.035cm solid #000000" style:diagonal-bl-tr="none" style:diagonal-tl-br="none" fo:border-left="none" fo:border-right="0.035cm solid #000000" style:rotation-align="none" fo:border-top="none"/>
    </style:style>
    <style:style style:name="ce26" style:family="table-cell" style:parent-style-name="Excel_20_Built-in_20_Normal">
      <style:table-cell-properties fo:border-bottom="none" fo:background-color="#4472c4"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lr-tb"/>
      <style:text-properties fo:color="#ffffff" style:text-outline="false" style:text-line-through-styl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27"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8"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9"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1" style:family="table-cell" style:parent-style-name="Excel_20_Built-in_20_Normal">
      <style:table-cell-properties style:diagonal-bl-tr="none" style:diagonal-tl-br="none" style:text-align-source="fix" style:repeat-content="false" fo:wrap-option="wrap" fo:border="0.088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 style:family="table-cell" style:parent-style-name="Excel_20_Built-in_20_Normal">
      <style:table-cell-properties style:diagonal-bl-tr="none" style:diagonal-tl-br="none" style:text-align-source="fix" style:repeat-content="false" fo:wrap-option="wrap" fo:border="0.088cm solid #000000"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lr-tb"/>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 style:family="table-cell" style:parent-style-name="Excel_20_Built-in_20_Normal" style:data-style-name="N103">
      <style:table-cell-properties fo:border-bottom="none" style:diagonal-bl-tr="none" style:diagonal-tl-br="none" style:text-align-source="fix" style:repeat-content="false" fo:wrap-option="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lr-tb"/>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 style:family="table-cell" style:parent-style-name="Excel_20_Built-in_20_Normal" style:data-style-name="N103">
      <style:table-cell-properties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center" fo:margin-left="0cm" style:writing-mode="lr-tb"/>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 style:family="table-cell" style:parent-style-name="Excel_20_Built-in_20_Normal" style:data-style-name="N103">
      <style:table-cell-properties fo:border-bottom="0.088cm solid #000000"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center" fo:margin-left="0cm" style:writing-mode="lr-tb"/>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8" style:family="table-cell" style:parent-style-name="Excel_20_Built-in_20_Normal">
      <style:table-cell-properties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9"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0" style:family="table-cell" style:parent-style-name="Excel_20_Built-in_20_Normal" style:data-style-name="N8100">
      <style:table-cell-properties fo:border-bottom="none" fo:background-color="#4472c4"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lr-tb"/>
      <style:text-properties fo:color="#ffffff" style:text-outline="false" style:text-line-through-styl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41" style:family="table-cell" style:parent-style-name="Excel_20_Built-in_20_Normal" style:data-style-name="N8100">
      <style:table-cell-properties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2" style:family="table-cell" style:parent-style-name="Excel_20_Built-in_20_Normal">
      <style:table-cell-properties style:diagonal-bl-tr="none" style:diagonal-tl-br="none" style:text-align-source="value-type" style:repeat-content="false" fo:wrap-option="wrap" fo:border="0.088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4" style:family="table-cell" style:parent-style-name="Excel_20_Built-in_20_Normal">
      <style:table-cell-properties fo:border-bottom="none" fo:background-color="#4472c4" style:diagonal-bl-tr="none" style:diagonal-tl-br="none" style:text-align-source="fix" style:repeat-content="false" fo:wrap-option="wrap" fo:border-left="0.088cm solid #ffffff" style:direction="ltr" fo:border-right="0.088cm solid #000000" style:rotation-angle="0" style:rotation-align="none" style:shrink-to-fit="false" fo:border-top="0.088cm solid #000000" style:vertical-align="middle"/>
      <style:paragraph-properties fo:text-align="center" fo:margin-left="0cm" style:writing-mode="lr-tb"/>
      <style:text-properties fo:color="#ffffff" style:text-outline="false" style:text-line-through-styl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45" style:family="table-cell" style:parent-style-name="Excel_20_Built-in_20_Normal">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6"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7"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 style:family="table-cell" style:parent-style-name="Excel_20_Built-in_20_Normal">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2" style:family="table-cell" style:parent-style-name="Excel_20_Built-in_20_Normal">
      <style:table-cell-properties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middle"/>
      <style:paragraph-properties fo:text-align="end" fo:margin-left="0cm" style:writing-mode="page"/>
      <style:text-properties fo:color="#000000" style:text-outline="false" style:text-line-through-style="none" style:font-name="Calibri1" fo:font-size="11pt" fo:font-style="italic" fo:text-shadow="none" style:text-underline-style="none" fo:font-weight="bold" style:font-size-asian="11pt" style:font-style-asian="italic" style:font-weight-asian="bold" style:font-name-complex="Calibri1" style:font-size-complex="11pt" style:font-style-complex="italic" style:font-weight-complex="bold"/>
    </style:style>
    <style:style style:name="ce53"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gr1" style:family="graphic">
      <style:graphic-properties draw:stroke="solid" svg:stroke-width="0cm" svg:stroke-color="#000000" draw:marker-start="Estremità_20_linea_20_1" draw:marker-start-width="0.2cm" draw:marker-start-center="false" draw:stroke-linejoin="miter" draw:fill="solid" draw:fill-color="#ffffe1" draw:auto-grow-height="true" draw:auto-grow-width="false" fo:max-width="12cm" fo:min-height="3.556cm" fo:min-width="2.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it" fo:country="IT"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Istruzioni Compilazione" table:style-name="ta1" table:print="false">
        <office:forms form:automatic-focus="false" form:apply-design-mode="false"/>
        <table:table-column table:style-name="co1" table:default-cell-style-name="Excel_20_Built-in_20_Normal"/>
        <table:table-column table:style-name="co2" table:number-columns-repeated="25" table:default-cell-style-name="Excel_20_Built-in_20_Normal"/>
        <table:table-column table:style-name="co3" table:number-columns-repeated="998" table:default-cell-style-name="Excel_20_Built-in_20_Normal"/>
        <table:table-row table:style-name="ro1">
          <table:table-cell table:style-name="ce1" office:value-type="string">
            <text:p>COME VALORIZZARE LA CHECKLIST (tab TestCases)</text:p>
          </table:table-cell>
          <table:table-cell table:number-columns-repeated="1023"/>
        </table:table-row>
        <table:table-row table:style-name="ro2">
          <table:table-cell table:style-name="ce2" office:value-type="string">
            <text:p>1) Necessario compilare sempre le righe 2,3,4,5 con rispettivamente:</text:p>
            <text:p>Nome fornitore dell'applicativo</text:p>
            <text:p>nome applicazione: subject_application_id</text:p>
            <text:p>Nome fornitore: subject_application_vendor</text:p>
            <text:p>versione applicazione: subject_application_version</text:p>
            <text:p/>
          </table:table-cell>
          <table:table-cell table:number-columns-repeated="1023"/>
        </table:table-row>
        <table:table-row table:style-name="ro3">
          <table:table-cell table:style-name="ce2" office:value-type="string">
            <text:p>2) Per tutti i casi di test coerenti con la/e tipologia/e di documento utilizzata/e dal software è necessario compilare SEMPRE la colonna APPLICABILITA' con SI o NO</text:p>
          </table:table-cell>
          <table:table-cell table:number-columns-repeated="1023"/>
        </table:table-row>
        <table:table-row table:style-name="ro4">
          <table:table-cell table:style-name="ce3" office:value-type="string">
            <text:p>3) Nel caso in cui tra le tipologie documentali oggetto di accreditamento per l'applicativo figurino PSS, RAP, RAD, RSA, LDO, LAB, VPS, SING_VACC, CERT_VACC i relativi casi di test con id 476*, 417, 418, 460, 448, 450, 452,454, 456, 457, 458, 471 che recepiscono quanto previsto dal Decreto 07 settembre 2023, devono essere obbligatoriamente eseguiti e compilati (la colonna APPLICABILITA' deve essere valorizzata con SI). </text:p>
            <text:p>*) Il test in questione è da intendersi obbligatorio per gli applicativi che si stanno accreditando per la prima volta per PSS; nel caso di applicativi già accreditati, sarà sufficiente sottomettere il caso di test 478 (Fast Track)</text:p>
          </table:table-cell>
          <table:table-cell table:number-columns-repeated="1023"/>
        </table:table-row>
        <table:table-row table:style-name="ro5">
          <table:table-cell table:style-name="ce2" office:value-type="string">
            <text:p>4) Se il test è applicabile la colonna APPLICABILITA' deve essere compilata con SI e dovranno essere valorizzate:</text:p>
            <text:p><text:s text:c="4"/>DATA ESECUZIONE, </text:p>
            <text:p><text:s text:c="4"/>TIMESTAMP, </text:p>
            <text:p><text:s text:c="4"/>TRACEID,</text:p>
            <text:p><text:s text:c="4"/>WORKFLOWINSTANCEID (ove ritornato in response, qualora non ritornato il WORKFLOWINSTANCEID puo' essere lasciato blank), </text:p>
            <text:p><text:s text:c="4"/>ERRORE BLOCCANTE (SI/NO) da compilare solo per i casi KO (ovvero con colonna CASO OK / KO= KO) e per i casi di test di TIMEOUT,</text:p>
            <text:p><text:s text:c="4"/>ERRORE VISIBILE A UTENTE (SI/NO) da compilare solo per i casi KO (ovvero con colonna CASO OK / KO= KO) e per i casi di test di TIMEOUT,</text:p>
            <text:p><text:s text:c="4"/>MESSAGGIO DI ERRORE da compilare con il messaggio di errore visualizzato dall’applicativo, solo per i casi KO (ovvero con colonna CASO OK / KO= KO) e per i casi di test di TIMEOUT visibili all'utente (colonna ERRORE VISIBILE A UTENTE (SI/NO)=SI)</text:p>
            <text:p><text:s text:c="4"/>GESTITO IN BACKOFFICE (SI/NO) da compilare solo per i casi KO (ovvero con colonna CASO OK / KO= KO) e per i casi di test di TIMEOUT,</text:p>
            <text:p><text:s text:c="4"/>PRESENTE CODA DI RETRY AUTOMATICA PER L'INVIO DEL DOCUMENTO A FSE A SEGUITO DELLA RISOLUZIONE DELL'ERRORE (SI/NO) da compilare solo per i casi KO (ovvero con colonna CASO OK / KO= KO) e per i casi di test di TIMEOUT,</text:p>
            <text:p><text:s text:c="2"/>INVIO MANUALE DEL DOCUMENTO AL FSE SERVIZIO DI VALIDAZIONE DEL GATEWAY A SEGUITO DELLA RISOLUZIONE DELL'ERRORE (SI/NO) da compilare solo per i casi KO <text:s/>(ovvero con colonna CASO OK / KO= KO) e per i casi di test di TIMEOUT,</text:p>
            <text:p><text:s text:c="4"/>GESTIONE ERRORE da compilare con la procedura che viene adottata per la gestione dell'errore, solo per i casi KO (ovvero con CASO OK / KO= KO) e per i casi di test di TIMEOUT, <text:s/>specificando le modalità di invio del documento clinico al FSE a seguito della correzione dell'errore e chiarendo se è possibile per l'utente (medico) proseguire con il processo e produrre il documento. Esclusivamente per i casi di test di TIMEOUT, qualora non fosse prevista una coda di retry e la gestione dell'errore non fossa gestita da un operatore di backoffice, indicare le modalità attraverso cui è reso esplicito all’utente (medico) di effettuare nuovi tentativi di invio verso il FSE fino al ripristino del servizio di validazione.</text:p>
          </table:table-cell>
          <table:table-cell table:number-columns-repeated="1023"/>
        </table:table-row>
        <table:table-row table:style-name="ro2">
          <table:table-cell table:style-name="ce4" office:value-type="string">
            <text:p>5) Se il test NON è applicabile la colonna APPLICABILITA' riporterà NO e dovrà essere compilata esclusivamente la colonna RAZIONALE DI APPLICABILITA' con le motivazioni per cui il test non è applicabile. Il campo è valorizzabile tramite selezione da menù a tendina (campo/sezione non gestito/a in modo strutturato dall’applicativo;c ampo obbligatorio; campo valorizzato di default; campo valorizzato in automatico tramite dati recuperati da servizi esterni; campo valorizzabile tramite selezione da un set di valori ammessi; l’applicativo effettua controlli preventivi sul dato inserito; altro (specificare)). Nel caso in cui si selezioni l'opzione "Altro (specificare)" è necessario compilare la colonna RAZIONALE DI "APPLICABILITA' - ALTRO" con le motivazioni per le quali il test non è applicabile.</text:p>
          </table:table-cell>
          <table:table-cell table:number-columns-repeated="1023"/>
        </table:table-row>
        <table:table-row table:style-name="ro6">
          <table:table-cell table:style-name="ce4" office:value-type="string">
            <text:p>6) La colonna TEST AUTOCERTIFICATO non deve mai essere compilata dal fornitore</text:p>
          </table:table-cell>
          <table:table-cell table:number-columns-repeated="1023"/>
        </table:table-row>
        <table:table-row table:style-name="ro1">
          <table:table-cell table:style-name="ce2"/>
          <table:table-cell table:number-columns-repeated="1023"/>
        </table:table-row>
        <table:table-row table:style-name="ro1">
          <table:table-cell table:style-name="ce1" office:value-type="string">
            <text:p>COME VALORIZZARE I DATAJSON</text:p>
          </table:table-cell>
          <table:table-cell table:number-columns-repeated="1023"/>
        </table:table-row>
        <table:table-row table:style-name="ro3">
          <table:table-cell table:style-name="ce2" office:value-type="string">
            <text:p>1) E' necessario seguire le istruzioni fornite al path github.com/ministero-salute/it-fse-accreditamento, sezione "Struttura dei risultati (data.json)" con l'accortezza di utilizzare come "id" in "results", gli stessi identificativi di test effettuati. Questi sono recuperabili dalla colonna ID del tab TestCases. </text:p>
          </table:table-cell>
          <table:table-cell table:number-columns-repeated="1023"/>
        </table:table-row>
        <table:table-row table:style-name="ro6">
          <table:table-cell table:style-name="ce2" office:value-type="string">
            <text:p>2) E' necessario compilare i datajson per tutti i casi OK/KO applicabili.</text:p>
          </table:table-cell>
          <table:table-cell table:number-columns-repeated="1023"/>
        </table:table-row>
        <table:table-row table:style-name="ro1" table:number-rows-repeated="2">
          <table:table-cell table:style-name="ce2"/>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named-expressions/>
      </table:table>
      <table:table table:name="Prerequisiti" table:style-name="ta2" table:print="false">
        <office:forms form:automatic-focus="false" form:apply-design-mode="false"/>
        <table:table-column table:style-name="co4" table:default-cell-style-name="Excel_20_Built-in_20_Normal"/>
        <table:table-column table:style-name="co5" table:default-cell-style-name="Excel_20_Built-in_20_Normal"/>
        <table:table-column table:style-name="co2" table:number-columns-repeated="4" table:default-cell-style-name="Excel_20_Built-in_20_Normal"/>
        <table:table-column table:style-name="co3" table:number-columns-repeated="1018" table:default-cell-style-name="Excel_20_Built-in_20_Normal"/>
        <table:table-row table:style-name="ro7">
          <table:table-cell/>
          <table:table-cell table:style-name="ce8" office:value-type="string">
            <text:p>PREREQUISITI</text:p>
          </table:table-cell>
          <table:table-cell table:number-columns-repeated="1022"/>
        </table:table-row>
        <table:table-row table:style-name="ro7">
          <table:table-cell/>
          <table:table-cell table:style-name="ce9" office:value-type="string">
            <text:p>Obiettivo: In questo foglio si riportano i pre requisiti/assunzioni necessari all'accreditamento del software dei client che ne hanno fatto richiesta, e utili alla compilazione della presente Checklist.</text:p>
          </table:table-cell>
          <table:table-cell table:number-columns-repeated="1022"/>
        </table:table-row>
        <table:table-row table:style-name="ro7">
          <table:table-cell/>
          <table:table-cell table:style-name="ce9"/>
          <table:table-cell table:number-columns-repeated="1022"/>
        </table:table-row>
        <table:table-row table:style-name="ro7">
          <table:table-cell table:style-name="ce5" office:value-type="float" office:value="1">
            <text:p>1</text:p>
          </table:table-cell>
          <table:table-cell table:style-name="ce10" office:value-type="string">
            <text:p>Per gli step precedenti alla Checklist e relativi allo sviluppo per l'integrazione con il Gateway, è necessario fare riferimento al portale https://developers.italia.it/it/fse/#resourcecontent-2</text:p>
          </table:table-cell>
          <table:table-cell table:number-columns-repeated="1022"/>
        </table:table-row>
        <table:table-row table:style-name="ro7">
          <table:table-cell table:style-name="ce6" office:value-type="float" office:value="2">
            <text:p>2</text:p>
          </table:table-cell>
          <table:table-cell table:style-name="ce11" office:value-type="string">
            <text:p>Il fornitore prima di procedere con la compilazione di questo xls, deve aver richiesto a Sogei le credenziali (fse_support@sogei.it fino a quando non sarà disponibile il sistema di provisioning) associate al fornitore per accedere ai servizi esposti dalla piattaforma Gateway di test in ambiente di pre produzione.</text:p>
          </table:table-cell>
          <table:table-cell table:number-columns-repeated="1022"/>
        </table:table-row>
        <table:table-row table:style-name="ro7">
          <table:table-cell table:style-name="ce6" office:value-type="float" office:value="3">
            <text:p>3</text:p>
          </table:table-cell>
          <table:table-cell table:style-name="ce11" office:value-type="string">
            <text:p>il fornitore, prima di procedere con la Checklist, risulta autenticato secondo quanto definito nelle specifiche "https://github.com/ministero-salute/it-fse-support/tree/main/doc/integrazione-gateway"</text:p>
          </table:table-cell>
          <table:table-cell table:number-columns-repeated="1022"/>
        </table:table-row>
        <table:table-row table:style-name="ro7">
          <table:table-cell table:style-name="ce6" office:value-type="float" office:value="4">
            <text:p>4</text:p>
          </table:table-cell>
          <table:table-cell table:style-name="ce11" office:value-type="string">
            <text:p>Il fornitore comunica al DTD e Sogei:</text:p>
            <text:p>a. nome del fornitore</text:p>
            <text:p>b. identificativi del software oggetto dell’accreditamento (metadati che dovranno essere inseriti nel token JWT): subject_application_id, subject_application_vendor, subject_application_version</text:p>
            <text:p>c. inizio della sessione di accreditamento</text:p>
            <text:p>d. tipi di documento e servizi che sono oggetto dell’accreditamento</text:p>
          </table:table-cell>
          <table:table-cell table:number-columns-repeated="1022"/>
        </table:table-row>
        <table:table-row table:style-name="ro8">
          <table:table-cell table:style-name="ce6" office:value-type="float" office:value="5">
            <text:p>5</text:p>
          </table:table-cell>
          <table:table-cell table:style-name="ce11" office:value-type="string">
            <text:p>I file CDA2 necessari all'esecuzione dei test di accreditamento devono essere costruiti secondo le specifiche nazionali https://www.hl7.it/realm-italiano/ e coerentemente ai casi di test descritti. </text:p>
          </table:table-cell>
          <table:table-cell table:number-columns-repeated="1022"/>
        </table:table-row>
        <table:table-row table:style-name="ro7">
          <table:table-cell table:style-name="ce7" office:value-type="float" office:value="6">
            <text:p>6</text:p>
          </table:table-cell>
          <table:table-cell table:style-name="ce12" office:value-type="string">
            <text:p>Per il Mapping tra tipologia documenti, servizio e ID Test Cases (colonna A), è possibile fare riferimento al tab "Summary"</text:p>
          </table:table-cell>
          <table:table-cell table:number-columns-repeated="1022"/>
        </table:table-row>
        <table:table-row table:style-name="ro7" table:number-rows-repeated="207">
          <table:table-cell table:number-columns-repeated="1024"/>
        </table:table-row>
        <table:table-row table:style-name="ro9" table:number-rows-repeated="780">
          <table:table-cell table:number-columns-repeated="1024"/>
        </table:table-row>
        <table:table-row table:style-name="ro10" table:number-rows-repeated="1047579">
          <table:table-cell table:number-columns-repeated="1024"/>
        </table:table-row>
        <table:table-row table:style-name="ro10">
          <table:table-cell table:number-columns-repeated="1024"/>
        </table:table-row>
        <table:named-expressions/>
      </table:table>
      <table:table table:name="TestCases" table:style-name="ta3" table:print="false">
        <office:forms form:automatic-focus="false" form:apply-design-mode="false"/>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number-columns-repeated="3"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number-columns-repeated="7" table:default-cell-style-name="Excel_20_Built-in_20_Normal"/>
        <table:table-column table:style-name="co16" table:default-cell-style-name="Excel_20_Built-in_20_Normal"/>
        <table:table-column table:style-name="co11" table:default-cell-style-name="Excel_20_Built-in_20_Normal"/>
        <table:table-column table:style-name="co15" table:default-cell-style-name="Excel_20_Built-in_20_Normal"/>
        <table:table-column table:style-name="co17" table:number-columns-repeated="2" table:default-cell-style-name="Excel_20_Built-in_20_Normal"/>
        <table:table-column table:style-name="co3" table:number-columns-repeated="3" table:default-cell-style-name="Excel_20_Built-in_20_Normal"/>
        <table:table-column table:style-name="co18" table:default-cell-style-name="Excel_20_Built-in_20_Normal"/>
        <table:table-column table:style-name="co3" table:number-columns-repeated="997" table:default-cell-style-name="Excel_20_Built-in_20_Normal"/>
        <table:table-row table:style-name="ro7">
          <table:table-cell table:number-columns-repeated="2"/>
          <table:table-cell table:style-name="ce9"/>
          <table:table-cell table:number-columns-repeated="2"/>
          <table:table-cell table:style-name="ce33" table:number-columns-repeated="4"/>
          <table:table-cell table:style-name="ce37" table:number-columns-repeated="11"/>
          <table:table-cell table:style-name="ce39"/>
          <table:table-cell table:style-name="ce2"/>
          <table:table-cell table:style-name="ce43"/>
          <table:table-cell table:number-columns-repeated="1001"/>
        </table:table-row>
        <table:table-row table:style-name="ro7">
          <table:table-cell table:style-name="ce13" office:value-type="string" table:number-columns-spanned="2" table:number-rows-spanned="1">
            <text:p>NOME FORNITORE:</text:p>
          </table:table-cell>
          <table:covered-table-cell table:style-name="ce22"/>
          <table:table-cell table:style-name="ce27" office:value-type="string" table:number-columns-spanned="2" table:number-rows-spanned="1">
            <text:p>SOUTH MEDICAL IMPORT Soc.Coop.Soc.</text:p>
          </table:table-cell>
          <table:covered-table-cell table:style-name="ce22"/>
          <table:table-cell/>
          <table:table-cell table:style-name="ce33" table:number-columns-repeated="4"/>
          <table:table-cell table:style-name="ce37" table:number-columns-repeated="11"/>
          <table:table-cell table:style-name="ce39"/>
          <table:table-cell table:style-name="ce2"/>
          <table:table-cell table:style-name="ce43"/>
          <table:table-cell table:number-columns-repeated="1001"/>
        </table:table-row>
        <table:table-row table:style-name="ro7">
          <table:table-cell table:style-name="ce14" office:value-type="string" table:number-columns-spanned="2" table:number-rows-spanned="3">
            <text:p>IDENTIFICATIVI SOFTWARE</text:p>
          </table:table-cell>
          <table:covered-table-cell table:style-name="ce23"/>
          <table:table-cell table:style-name="ce28" office:value-type="string" table:number-columns-spanned="2" table:number-rows-spanned="1">
            <text:p>subject_application_id:</text:p>
          </table:table-cell>
          <table:covered-table-cell table:style-name="ce22"/>
          <table:table-cell office:value-type="string">
            <text:p>Refertazio</text:p>
          </table:table-cell>
          <table:table-cell table:style-name="ce33" table:number-columns-repeated="4"/>
          <table:table-cell table:style-name="ce37" table:number-columns-repeated="11"/>
          <table:table-cell table:style-name="ce39"/>
          <table:table-cell table:style-name="ce2"/>
          <table:table-cell table:style-name="ce43"/>
          <table:table-cell table:number-columns-repeated="1001"/>
        </table:table-row>
        <table:table-row table:style-name="ro7">
          <table:covered-table-cell table:style-name="ce15"/>
          <table:covered-table-cell table:style-name="ce24"/>
          <table:table-cell table:style-name="ce28" office:value-type="string" table:number-columns-spanned="2" table:number-rows-spanned="1">
            <text:p>subject_application_vendor:</text:p>
          </table:table-cell>
          <table:covered-table-cell table:style-name="ce22"/>
          <table:table-cell table:style-name="ce9" office:value-type="string">
            <text:p>SOUTHMEDICALIMPORT</text:p>
          </table:table-cell>
          <table:table-cell table:style-name="ce33" table:number-columns-repeated="4"/>
          <table:table-cell table:style-name="ce37" table:number-columns-repeated="11"/>
          <table:table-cell table:style-name="ce39"/>
          <table:table-cell table:style-name="ce2"/>
          <table:table-cell table:style-name="ce43"/>
          <table:table-cell table:number-columns-repeated="1001"/>
        </table:table-row>
        <table:table-row table:style-name="ro7">
          <table:covered-table-cell table:style-name="ce16"/>
          <table:covered-table-cell table:style-name="ce25"/>
          <table:table-cell table:style-name="ce28" office:value-type="string" table:number-columns-spanned="2" table:number-rows-spanned="1">
            <text:p>subject_application_version:</text:p>
          </table:table-cell>
          <table:covered-table-cell table:style-name="ce22"/>
          <table:table-cell office:value-type="string">
            <text:p>V1.2</text:p>
          </table:table-cell>
          <table:table-cell table:style-name="ce33" table:number-columns-repeated="4"/>
          <table:table-cell table:style-name="ce37" table:number-columns-repeated="11"/>
          <table:table-cell table:style-name="ce39"/>
          <table:table-cell table:style-name="ce2"/>
          <table:table-cell table:style-name="ce43"/>
          <table:table-cell table:number-columns-repeated="1001"/>
        </table:table-row>
        <table:table-row table:style-name="ro7">
          <table:table-cell table:style-name="ce17" table:number-columns-spanned="2" table:number-rows-spanned="1"/>
          <table:covered-table-cell/>
          <table:table-cell table:style-name="ce18"/>
          <table:table-cell table:number-columns-repeated="2"/>
          <table:table-cell table:style-name="ce33" table:number-columns-repeated="4"/>
          <table:table-cell table:style-name="ce37" table:number-columns-repeated="11"/>
          <table:table-cell table:style-name="ce39"/>
          <table:table-cell table:style-name="ce2"/>
          <table:table-cell table:style-name="ce43"/>
          <table:table-cell table:number-columns-repeated="1001"/>
        </table:table-row>
        <table:table-row table:style-name="ro7">
          <table:table-cell table:style-name="ce18" table:number-columns-repeated="3"/>
          <table:table-cell table:number-columns-repeated="2"/>
          <table:table-cell table:style-name="ce33" table:number-columns-repeated="4"/>
          <table:table-cell table:style-name="ce37" table:number-columns-repeated="11"/>
          <table:table-cell table:style-name="ce39"/>
          <table:table-cell table:style-name="ce2"/>
          <table:table-cell table:style-name="ce43"/>
          <table:table-cell table:number-columns-repeated="1001"/>
        </table:table-row>
        <table:table-row table:style-name="ro7">
          <table:table-cell table:number-columns-repeated="5"/>
          <table:table-cell table:style-name="ce33" table:number-columns-repeated="4"/>
          <table:table-cell table:style-name="ce37" table:number-columns-repeated="11"/>
          <table:table-cell table:style-name="ce39"/>
          <table:table-cell table:style-name="ce2"/>
          <table:table-cell table:style-name="ce43"/>
          <table:table-cell table:number-columns-repeated="1001"/>
        </table:table-row>
        <table:table-row table:style-name="ro11">
          <table:table-cell table:style-name="ce19" office:value-type="string">
            <text:p>ID</text:p>
          </table:table-cell>
          <table:table-cell table:style-name="ce26" office:value-type="string">
            <text:p>SERVIZIO</text:p>
          </table:table-cell>
          <table:table-cell table:style-name="ce26" office:value-type="string">
            <text:p>Tipo Documento</text:p>
          </table:table-cell>
          <table:table-cell table:style-name="ce26" office:value-type="string">
            <text:p>NOME CASO TEST</text:p>
          </table:table-cell>
          <table:table-cell table:style-name="ce26" office:value-type="string">
            <office:annotation draw:style-name="gr1" draw:text-style-name="P1" svg:width="3.811cm" svg:height="3.756cm" svg:x="2.858cm" svg:y="0.053cm" draw:caption-point-x="46.394cm" draw:caption-point-y="3.963cm">
              <dc:creator>GG</dc:creator>
              <dc:date>2026-02-15T00:00:00</dc:date>
              <text:p text:style-name="P1">======</text:p>
              <text:p text:style-name="P1">ID#AAAAzAuRGEo</text:p>
              <text:p text:style-name="P1"><text:s text:c="4"/>(2023-06-14 09:12:48)</text:p>
              <text:p text:style-name="P1">Ove non specificate le precondizioni del caso di test possono essere recuperate nel tab "Prerequisiti"</text:p>
            </office:annotation>
            <text:p>DESCRIZIONE CASO TEST</text:p>
          </table:table-cell>
          <table:table-cell table:style-name="ce26" office:value-type="string">
            <text:p>DATA ESECUZIONE</text:p>
          </table:table-cell>
          <table:table-cell table:style-name="ce26" office:value-type="string">
            <text:p>TIMESTAMP</text:p>
          </table:table-cell>
          <table:table-cell table:style-name="ce26" office:value-type="string">
            <text:p>TRACEID</text:p>
          </table:table-cell>
          <table:table-cell table:style-name="ce26" office:value-type="string">
            <text:p>WORKFLOWINSTANCEID</text:p>
          </table:table-cell>
          <table:table-cell table:style-name="ce26" office:value-type="string">
            <text:p>APPLICABILITA'</text:p>
          </table:table-cell>
          <table:table-cell table:style-name="ce26" office:value-type="string">
            <text:p>RAZIONALE DI APPLICABILITA'</text:p>
          </table:table-cell>
          <table:table-cell table:style-name="ce26" office:value-type="string">
            <text:p>RAZIONALE DI APPLICABILITA' - ALTRO</text:p>
          </table:table-cell>
          <table:table-cell table:style-name="ce26" office:value-type="string">
            <text:p>ERRORE BLOCCANTE (SI/NO)</text:p>
          </table:table-cell>
          <table:table-cell table:style-name="ce26" office:value-type="string">
            <text:p>ERRORE VISIBILE A UTENTE (SI/NO)</text:p>
          </table:table-cell>
          <table:table-cell table:style-name="ce26" office:value-type="string">
            <text:p>MESSAGGIO DI ERRORE</text:p>
          </table:table-cell>
          <table:table-cell table:style-name="ce26" office:value-type="string">
            <text:p>GESTITO IN BACKOFFICE (SI/NO)</text:p>
          </table:table-cell>
          <table:table-cell table:style-name="ce26" office:value-type="string">
            <text:p>PRESENTE CODA DI RETRY AUTOMATICA PER L'INVIO DEL DOCUMENTO AL SERVIZIO DI VALIDAZIONE DEL GATEWAY A SEGUITO DELLA RISOLUZIONE DELL'ERRORE (SI/NO)</text:p>
          </table:table-cell>
          <table:table-cell table:style-name="ce26" office:value-type="string">
            <text:p>INVIO MANUALE DEL DOCUMENTO AL SERVIZIO DI VALIDAZIONE DEL GATEWAY A SEGUITO DELLA RISOLUZIONE DELL'ERRORE (SI/NO)</text:p>
          </table:table-cell>
          <table:table-cell table:style-name="ce26" office:value-type="string">
            <text:p>GESTIONE ERRORE</text:p>
          </table:table-cell>
          <table:table-cell table:style-name="ce26" office:value-type="string">
            <text:p>ESITO</text:p>
          </table:table-cell>
          <table:table-cell table:style-name="ce40" office:value-type="string">
            <text:p>TEST AUTOCERTIFICATO</text:p>
          </table:table-cell>
          <table:table-cell table:style-name="ce26" office:value-type="string">
            <text:p>NOTE</text:p>
          </table:table-cell>
          <table:table-cell table:style-name="ce44" office:value-type="string">
            <text:p>CASO OK / KO</text:p>
          </table:table-cell>
          <table:table-cell table:style-name="ce45" table:number-columns-repeated="1001"/>
        </table:table-row>
        <table:table-row table:style-name="ro12">
          <table:table-cell table:style-name="ce20" office:value-type="float" office:value="4">
            <text:p>4</text:p>
          </table:table-cell>
          <table:table-cell table:style-name="ce20" office:value-type="string">
            <text:p>VALIDAZIONE</text:p>
          </table:table-cell>
          <table:table-cell table:style-name="ce29" office:value-type="string">
            <text:p>LAB</text:p>
          </table:table-cell>
          <table:table-cell table:style-name="ce21" office:value-type="string">
            <text:p>VALIDAZIONE_CDA2_LAB_CT4</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o da risultare valido dal punto di vista sintattico, semantico, terminologico. I dati utilizzati per comporre il CDA2 dovranno essere conformi alle section e le entry secondo quanto espresso dalla sezione "CASO DI TEST 4" riportata nei documenti "casi di test LAB" e "CDA2_Referto Medicina di Laboratorio_OK" presenti al path https://github.com/ministero-salute/it-fse-accreditamento.</text:p>
            <text:p/>
          </table:table-cell>
          <table:table-cell table:style-name="ce34" table:number-columns-repeated="3"/>
          <table:table-cell table:style-name="ce35"/>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12">
          <table:table-cell table:style-name="ce21" office:value-type="float" office:value="28">
            <text:p>28</text:p>
          </table:table-cell>
          <table:table-cell table:style-name="ce21" office:value-type="string">
            <text:p>VALIDAZIONE</text:p>
          </table:table-cell>
          <table:table-cell table:style-name="ce30" office:value-type="string">
            <text:p>LAB</text:p>
          </table:table-cell>
          <table:table-cell table:style-name="ce21" office:value-type="string">
            <text:p>VALIDAZIONE_TOKEN_JWT_LAB_KO</text:p>
          </table:table-cell>
          <table:table-cell table:style-name="ce31" office:value-type="string">
            <text:p>Precondizioni:</text:p>
            <text:p>Il fornitore utilizza un token jwt mancante di campi obbligatori, quindi non valido.</text:p>
            <text:p/>
            <text:p>Descrizione di Business del caso di test: </text:p>
            <text:p>Viene richiamato il servizio di validazione "https://&lt;HOST&gt;:&lt;PORT&gt;/v&lt;major&gt;/documents/validation" con un token jwt non valido a causa della mancanza di uno o più campi obbligatori al fine di testare la gestione dell'errore sul token (status code 403), secondo quanto descritto in https://github.com/ministero-salute/it-fse-support/tree/main/doc/integrazione-gateway.</text:p>
            <text:p/>
            <text:p>Al fine di rendere non valido il token è necessario non valorizzare nel JWT il campo "purpose_of_use".</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29">
            <text:p>29</text:p>
          </table:table-cell>
          <table:table-cell table:style-name="ce21" office:value-type="string">
            <text:p>VALIDAZIONE</text:p>
          </table:table-cell>
          <table:table-cell table:style-name="ce30" office:value-type="string">
            <text:p>LDO</text:p>
          </table:table-cell>
          <table:table-cell table:style-name="ce21" office:value-type="string">
            <text:p>VALIDAZIONE_TOKEN_JWT_LDO_KO</text:p>
          </table:table-cell>
          <table:table-cell table:style-name="ce31" office:value-type="string">
            <text:p>Precondizioni:</text:p>
            <text:p>Il fornitore utilizza un token jwt mancante di campi obbligatori, quindi non valido.</text:p>
            <text:p/>
            <text:p>Descrizione di Business del caso di test: </text:p>
            <text:p>Viene richiamato il servizio di validazione "https://&lt;HOST&gt;:&lt;PORT&gt;/v&lt;major&gt;/documents/validation" con un token jwt non valido a causa della mancanza di uno o più campi obbligatori al fine di testare la gestione dell'errore sul token (status code 403), secondo quanto descritto in https://github.com/ministero-salute/it-fse-support/tree/main/doc/integrazione-gateway.</text:p>
            <text:p/>
            <text:p>Al fine di rendere non valido il token è necessario non valorizzare nel JWT il campo "purpose_of_use".</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30">
            <text:p>30</text:p>
          </table:table-cell>
          <table:table-cell table:style-name="ce21" office:value-type="string">
            <text:p>VALIDAZIONE</text:p>
          </table:table-cell>
          <table:table-cell table:style-name="ce30" office:value-type="string">
            <text:p>PSS</text:p>
          </table:table-cell>
          <table:table-cell table:style-name="ce21" office:value-type="string">
            <text:p>VALIDAZIONE_TOKEN_JWT_PSS_KO</text:p>
          </table:table-cell>
          <table:table-cell table:style-name="ce31" office:value-type="string">
            <text:p>Precondizioni:</text:p>
            <text:p>Il fornitore utilizza un token jwt mancante di campi obbligatori, quindi non valido.</text:p>
            <text:p/>
            <text:p>Descrizione di Business del caso di test: </text:p>
            <text:p>Viene richiamato il servizio di validazione "https://&lt;HOST&gt;:&lt;PORT&gt;/v&lt;major&gt;/documents/validation" con un token jwt non valido a causa della mancanza di uno o più campi obbligatori al fine di testare la gestione dell'errore sul token (status code 403), secondo quanto descritto in https://github.com/ministero-salute/it-fse-support/tree/main/doc/integrazione-gateway.</text:p>
            <text:p/>
            <text:p>Al fine di rendere non valido il token è necessario non valorizzare nel JWT il campo "purpose_of_use".</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31">
            <text:p>31</text:p>
          </table:table-cell>
          <table:table-cell table:style-name="ce21" office:value-type="string">
            <text:p>VALIDAZIONE</text:p>
          </table:table-cell>
          <table:table-cell table:style-name="ce30" office:value-type="string">
            <text:p>RAD</text:p>
          </table:table-cell>
          <table:table-cell table:style-name="ce21" office:value-type="string">
            <text:p>VALIDAZIONE_TOKEN_JWT_RAD_KO</text:p>
          </table:table-cell>
          <table:table-cell table:style-name="ce31" office:value-type="string">
            <text:p>Precondizioni:</text:p>
            <text:p>Il fornitore utilizza un token jwt mancante di campi obbligatori, quindi non valido.</text:p>
            <text:p/>
            <text:p>Descrizione di Business del caso di test: </text:p>
            <text:p>Viene richiamato il servizio di validazione "https://&lt;HOST&gt;:&lt;PORT&gt;/v&lt;major&gt;/documents/validation" con un token jwt non valido a causa della mancanza di uno o più campi obbligatori al fine di testare la gestione dell'errore sul token (status code 403), secondo quanto descritto in https://github.com/ministero-salute/it-fse-support/tree/main/doc/integrazione-gateway.</text:p>
            <text:p/>
            <text:p>Al fine di rendere non valido il token è necessario non valorizzare nel JWT il campo "purpose_of_use".</text:p>
          </table:table-cell>
          <table:table-cell table:style-name="ce35" office:value-type="string">
            <text:p>14/02/2026</text:p>
          </table:table-cell>
          <table:table-cell table:style-name="ce35" office:value-type="string">
            <text:p>2026-02-14T18:08:00.076Z</text:p>
          </table:table-cell>
          <table:table-cell table:style-name="ce35" office:value-type="string">
            <text:p>de06d49bc360fe7b3bfc5fbaf16c56fd</text:p>
          </table:table-cell>
          <table:table-cell table:style-name="ce36"/>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autenticazione: token JWT non valido (HTTP 403)</text:p>
          </table:table-cell>
          <table:table-cell table:number-columns-repeated="2" table:style-name="ce38" office:value-type="string">
            <text:p>NO</text:p>
          </table:table-cell>
          <table:table-cell table:style-name="ce38" office:value-type="string">
            <text:p>SI</text:p>
          </table:table-cell>
          <table:table-cell table:style-name="ce38" office:value-type="string">
            <text:p>L'applicativo mostra all'utente il messaggio di errore restituito dal gateway FSE relativo al token JWT non valido. L'errore viene registrato nel log. L'utente può riprovare l'invio manuale al servizio di validazione.</text:p>
          </table:table-cell>
          <table:table-cell table:style-name="ce38" office:value-type="string">
            <text:p>PASS</text:p>
          </table:table-cell>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32">
            <text:p>32</text:p>
          </table:table-cell>
          <table:table-cell table:style-name="ce21" office:value-type="string">
            <text:p>VALIDAZIONE</text:p>
          </table:table-cell>
          <table:table-cell table:style-name="ce30" office:value-type="string">
            <text:p>RSA</text:p>
          </table:table-cell>
          <table:table-cell table:style-name="ce21" office:value-type="string">
            <text:p>VALIDAZIONE_TOKEN_JWT_RSA_KO</text:p>
          </table:table-cell>
          <table:table-cell table:style-name="ce31" office:value-type="string">
            <text:p>Precondizioni:</text:p>
            <text:p>Il fornitore utilizza un token jwt mancante di campi obbligatori, quindi non valido.</text:p>
            <text:p/>
            <text:p>Descrizione di Business del caso di test: </text:p>
            <text:p>Viene richiamato il servizio di validazione "https://&lt;HOST&gt;:&lt;PORT&gt;/v&lt;major&gt;/documents/validation" con un token jwt non valido a causa della mancanza di uno o più campi obbligatori al fine di testare la gestione dell'errore sul token (status code 403), secondo quanto descritto in https://github.com/ministero-salute/it-fse-support/tree/main/doc/integrazione-gateway.</text:p>
            <text:p/>
            <text:p>Al fine di rendere non valido il token è necessario non valorizzare nel JWT il campo "purpose_of_use".</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33">
            <text:p>33</text:p>
          </table:table-cell>
          <table:table-cell table:style-name="ce21" office:value-type="string">
            <text:p>VALIDAZIONE</text:p>
          </table:table-cell>
          <table:table-cell table:style-name="ce30" office:value-type="string">
            <text:p>CERT_VAC</text:p>
          </table:table-cell>
          <table:table-cell table:style-name="ce21" office:value-type="string">
            <text:p>VALIDAZIONE_TOKEN_JWT_CERT_VAC_KO</text:p>
          </table:table-cell>
          <table:table-cell table:style-name="ce31" office:value-type="string">
            <text:p>Precondizioni:</text:p>
            <text:p>Il fornitore utilizza un token jwt mancante di campi obbligatori, quindi non valido.</text:p>
            <text:p/>
            <text:p>Descrizione di Business del caso di test: </text:p>
            <text:p>Viene richiamato il servizio di validazione "https://&lt;HOST&gt;:&lt;PORT&gt;/v&lt;major&gt;/documents/validation" con un token jwt non valido a causa della mancanza di uno o più campi obbligatori al fine di testare la gestione dell'errore sul token (status code 403), secondo quanto descritto in https://github.com/ministero-salute/it-fse-support/tree/main/doc/integrazione-gateway.</text:p>
            <text:p/>
            <text:p>Al fine di rendere non valido il token è necessario non valorizzare nel JWT il campo "purpose_of_use".</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34">
            <text:p>34</text:p>
          </table:table-cell>
          <table:table-cell table:style-name="ce21" office:value-type="string">
            <text:p>VALIDAZIONE</text:p>
          </table:table-cell>
          <table:table-cell table:style-name="ce30" office:value-type="string">
            <text:p>SING_VAC</text:p>
          </table:table-cell>
          <table:table-cell table:style-name="ce21" office:value-type="string">
            <text:p>VALIDAZIONE_TOKEN_JWT_SING_VAC_KO</text:p>
          </table:table-cell>
          <table:table-cell table:style-name="ce31" office:value-type="string">
            <text:p>Precondizioni:</text:p>
            <text:p>Il fornitore utilizza un token jwt mancante di campi obbligatori, quindi non valido.</text:p>
            <text:p/>
            <text:p>Descrizione di Business del caso di test: </text:p>
            <text:p>Viene richiamato il servizio di validazione "https://&lt;HOST&gt;:&lt;PORT&gt;/v&lt;major&gt;/documents/validation" con un token jwt non valido a causa della mancanza di uno o più campi obbligatori al fine di testare la gestione dell'errore sul token (status code 403), secondo quanto descritto in https://github.com/ministero-salute/it-fse-support/tree/main/doc/integrazione-gateway.</text:p>
            <text:p/>
            <text:p>Al fine di rendere non valido il token è necessario non valorizzare nel JWT il campo "purpose_of_use".</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35">
            <text:p>35</text:p>
          </table:table-cell>
          <table:table-cell table:style-name="ce21" office:value-type="string">
            <text:p>VALIDAZIONE</text:p>
          </table:table-cell>
          <table:table-cell table:style-name="ce30" office:value-type="string">
            <text:p>VPS</text:p>
          </table:table-cell>
          <table:table-cell table:style-name="ce21" office:value-type="string">
            <text:p>VALIDAZIONE_TOKEN_JWT_VPS_KO</text:p>
          </table:table-cell>
          <table:table-cell table:style-name="ce31" office:value-type="string">
            <text:p>Precondizioni:</text:p>
            <text:p>Il fornitore utilizza un token jwt mancante di campi obbligatori, quindi non valido.</text:p>
            <text:p/>
            <text:p>Descrizione di Business del caso di test: </text:p>
            <text:p>Viene richiamato il servizio di validazione "https://&lt;HOST&gt;:&lt;PORT&gt;/v&lt;major&gt;/documents/validation" con un token jwt non valido a causa della mancanza di uno o più campi obbligatori al fine di testare la gestione dell'errore sul token (status code 403), secondo quanto descritto in https://github.com/ministero-salute/it-fse-support/tree/main/doc/integrazione-gateway.</text:p>
            <text:p/>
            <text:p>Al fine di rendere non valido il token è necessario non valorizzare nel JWT il campo "purpose_of_use".</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36">
            <text:p>36</text:p>
          </table:table-cell>
          <table:table-cell table:style-name="ce21" office:value-type="string">
            <text:p>VALIDAZIONE</text:p>
          </table:table-cell>
          <table:table-cell table:style-name="ce30" office:value-type="string">
            <text:p>LAB</text:p>
          </table:table-cell>
          <table:table-cell table:style-name="ce21" office:value-type="string">
            <text:p>VALIDAZIONE_TOKEN_JWT_CAMPO_LAB_KO</text:p>
          </table:table-cell>
          <table:table-cell table:style-name="ce31" office:value-type="string">
            <text:p>Precondizioni:</text:p>
            <text:p>Il fornitore utilizza un token jwt con dei campi valorizzati in maniera errata.</text:p>
            <text:p/>
            <text:p>Descrizione di Business del caso di test: </text:p>
            <text:p>Viene richiamato il servizio di validazione "https://&lt;HOST&gt;:&lt;PORT&gt;/v&lt;major&gt;/documents/validation" con un token jwt avente dei campi valorizzati in maniera errata al fine di testare la gestione dell'errore sul token (status code 403), secondo quanto descritto in https://github.com/ministero-salute/it-fse-support/tree/main/doc/integrazione-gateway.</text:p>
            <text:p><text:s/></text:p>
            <text:p>Al fine di rendere non valido il token è necessario valorizzare il campo "action_id" con la stringa "TEST" (valore non ammess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37">
            <text:p>37</text:p>
          </table:table-cell>
          <table:table-cell table:style-name="ce21" office:value-type="string">
            <text:p>VALIDAZIONE</text:p>
          </table:table-cell>
          <table:table-cell table:style-name="ce30" office:value-type="string">
            <text:p>LDO</text:p>
          </table:table-cell>
          <table:table-cell table:style-name="ce21" office:value-type="string">
            <text:p>VALIDAZIONE_TOKEN_JWT_CAMPO_LDO_KO</text:p>
          </table:table-cell>
          <table:table-cell table:style-name="ce31" office:value-type="string">
            <text:p>Precondizioni:</text:p>
            <text:p>Il fornitore utilizza un token jwt con dei campi valorizzati in maniera errata.</text:p>
            <text:p/>
            <text:p>Descrizione di Business del caso di test: </text:p>
            <text:p>Viene richiamato il servizio di validazione "https://&lt;HOST&gt;:&lt;PORT&gt;/v&lt;major&gt;/documents/validation" con un token jwt avente dei campi valorizzati in maniera errata al fine di testare la gestione dell'errore sul token (status code 403), secondo quanto descritto in https://github.com/ministero-salute/it-fse-support/tree/main/doc/integrazione-gateway.</text:p>
            <text:p><text:s/></text:p>
            <text:p>Al fine di rendere non valido il token è necessario valorizzare il campo "action_id" con la stringa "TEST" (valore non ammess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38">
            <text:p>38</text:p>
          </table:table-cell>
          <table:table-cell table:style-name="ce21" office:value-type="string">
            <text:p>VALIDAZIONE</text:p>
          </table:table-cell>
          <table:table-cell table:style-name="ce30" office:value-type="string">
            <text:p>PSS</text:p>
          </table:table-cell>
          <table:table-cell table:style-name="ce21" office:value-type="string">
            <text:p>VALIDAZIONE_TOKEN_JWT_CAMPO_PSS_KO</text:p>
          </table:table-cell>
          <table:table-cell table:style-name="ce31" office:value-type="string">
            <text:p>Precondizioni:</text:p>
            <text:p>Il fornitore utilizza un token jwt con dei campi valorizzati in maniera errata.</text:p>
            <text:p/>
            <text:p>Descrizione di Business del caso di test: </text:p>
            <text:p>Viene richiamato il servizio di validazione "https://&lt;HOST&gt;:&lt;PORT&gt;/v&lt;major&gt;/documents/validation" con un token jwt avente dei campi valorizzati in maniera errata al fine di testare la gestione dell'errore sul token (status code 403), secondo quanto descritto in https://github.com/ministero-salute/it-fse-support/tree/main/doc/integrazione-gateway.</text:p>
            <text:p><text:s/></text:p>
            <text:p>Al fine di rendere non valido il token è necessario valorizzare il campo "action_id" con la stringa "TEST" (valore non ammess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39">
            <text:p>39</text:p>
          </table:table-cell>
          <table:table-cell table:style-name="ce21" office:value-type="string">
            <text:p>VALIDAZIONE</text:p>
          </table:table-cell>
          <table:table-cell table:style-name="ce30" office:value-type="string">
            <text:p>RAD</text:p>
          </table:table-cell>
          <table:table-cell table:style-name="ce21" office:value-type="string">
            <text:p>VALIDAZIONE_TOKEN_JWT_CAMPO_RAD_KO</text:p>
          </table:table-cell>
          <table:table-cell table:style-name="ce31" office:value-type="string">
            <text:p>Precondizioni:</text:p>
            <text:p>Il fornitore utilizza un token jwt con dei campi valorizzati in maniera errata.</text:p>
            <text:p/>
            <text:p>Descrizione di Business del caso di test: </text:p>
            <text:p>Viene richiamato il servizio di validazione "https://&lt;HOST&gt;:&lt;PORT&gt;/v&lt;major&gt;/documents/validation" con un token jwt avente dei campi valorizzati in maniera errata al fine di testare la gestione dell'errore sul token (status code 403), secondo quanto descritto in https://github.com/ministero-salute/it-fse-support/tree/main/doc/integrazione-gateway.</text:p>
            <text:p><text:s/></text:p>
            <text:p>Al fine di rendere non valido il token è necessario valorizzare il campo "action_id" con la stringa "TEST" (valore non ammesso).</text:p>
          </table:table-cell>
          <table:table-cell table:style-name="ce35" office:value-type="string">
            <text:p>14/02/2026</text:p>
          </table:table-cell>
          <table:table-cell table:style-name="ce35" office:value-type="string">
            <text:p>2026-02-14T18:08:23.040Z</text:p>
          </table:table-cell>
          <table:table-cell table:style-name="ce35" office:value-type="string">
            <text:p>89eda5f16f744bf470a84a2b1cc99018</text:p>
          </table:table-cell>
          <table:table-cell table:style-name="ce36"/>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autenticazione: token JWT non valido (HTTP 403)</text:p>
          </table:table-cell>
          <table:table-cell table:number-columns-repeated="2" table:style-name="ce38" office:value-type="string">
            <text:p>NO</text:p>
          </table:table-cell>
          <table:table-cell table:style-name="ce38" office:value-type="string">
            <text:p>SI</text:p>
          </table:table-cell>
          <table:table-cell table:style-name="ce38" office:value-type="string">
            <text:p>L'applicativo mostra all'utente il messaggio di errore restituito dal gateway FSE relativo al token JWT non valido. L'errore viene registrato nel log. L'utente può riprovare l'invio manuale al servizio di validazione.</text:p>
          </table:table-cell>
          <table:table-cell table:style-name="ce38" office:value-type="string">
            <text:p>PASS</text:p>
          </table:table-cell>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40">
            <text:p>40</text:p>
          </table:table-cell>
          <table:table-cell table:style-name="ce21" office:value-type="string">
            <text:p>VALIDAZIONE</text:p>
          </table:table-cell>
          <table:table-cell table:style-name="ce30" office:value-type="string">
            <text:p>RSA</text:p>
          </table:table-cell>
          <table:table-cell table:style-name="ce21" office:value-type="string">
            <text:p>VALIDAZIONE_TOKEN_JWT_CAMPO_RSA_KO</text:p>
          </table:table-cell>
          <table:table-cell table:style-name="ce31" office:value-type="string">
            <text:p>Precondizioni:</text:p>
            <text:p>Il fornitore utilizza un token jwt con dei campi valorizzati in maniera errata.</text:p>
            <text:p/>
            <text:p>Descrizione di Business del caso di test: </text:p>
            <text:p>Viene richiamato il servizio di validazione "https://&lt;HOST&gt;:&lt;PORT&gt;/v&lt;major&gt;/documents/validation" con un token jwt avente dei campi valorizzati in maniera errata al fine di testare la gestione dell'errore sul token (status code 403), secondo quanto descritto in https://github.com/ministero-salute/it-fse-support/tree/main/doc/integrazione-gateway.</text:p>
            <text:p><text:s/></text:p>
            <text:p>Al fine di rendere non valido il token è necessario valorizzare il campo "action_id" con la stringa "TEST" (valore non ammess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41">
            <text:p>41</text:p>
          </table:table-cell>
          <table:table-cell table:style-name="ce21" office:value-type="string">
            <text:p>VALIDAZIONE</text:p>
          </table:table-cell>
          <table:table-cell table:style-name="ce30" office:value-type="string">
            <text:p>CERT_VAC</text:p>
          </table:table-cell>
          <table:table-cell table:style-name="ce21" office:value-type="string">
            <text:p>VALIDAZIONE_TOKEN_JWT_CAMPO_CERT_VAC_KO</text:p>
          </table:table-cell>
          <table:table-cell table:style-name="ce31" office:value-type="string">
            <text:p>Precondizioni:</text:p>
            <text:p>Il fornitore utilizza un token jwt con dei campi valorizzati in maniera errata.</text:p>
            <text:p/>
            <text:p>Descrizione di Business del caso di test: </text:p>
            <text:p>Viene richiamato il servizio di validazione "https://&lt;HOST&gt;:&lt;PORT&gt;/v&lt;major&gt;/documents/validation" con un token jwt avente dei campi valorizzati in maniera errata al fine di testare la gestione dell'errore sul token (status code 403), secondo quanto descritto in https://github.com/ministero-salute/it-fse-support/tree/main/doc/integrazione-gateway.</text:p>
            <text:p><text:s/></text:p>
            <text:p>Al fine di rendere non valido il token è necessario valorizzare il campo "action_id" con la stringa "TEST" (valore non ammess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42">
            <text:p>42</text:p>
          </table:table-cell>
          <table:table-cell table:style-name="ce21" office:value-type="string">
            <text:p>VALIDAZIONE</text:p>
          </table:table-cell>
          <table:table-cell table:style-name="ce30" office:value-type="string">
            <text:p>SING_VAC</text:p>
          </table:table-cell>
          <table:table-cell table:style-name="ce21" office:value-type="string">
            <text:p>VALIDAZIONE_TOKEN_JWT_CAMPO_SING_VAC_KO</text:p>
          </table:table-cell>
          <table:table-cell table:style-name="ce31" office:value-type="string">
            <text:p>Precondizioni:</text:p>
            <text:p>Il fornitore utilizza un token jwt con dei campi valorizzati in maniera errata.</text:p>
            <text:p/>
            <text:p>Descrizione di Business del caso di test: </text:p>
            <text:p>Viene richiamato il servizio di validazione "https://&lt;HOST&gt;:&lt;PORT&gt;/v&lt;major&gt;/documents/validation" con un token jwt avente dei campi valorizzati in maniera errata al fine di testare la gestione dell'errore sul token (status code 403), secondo quanto descritto in https://github.com/ministero-salute/it-fse-support/tree/main/doc/integrazione-gateway.</text:p>
            <text:p><text:s/></text:p>
            <text:p>Al fine di rendere non valido il token è necessario valorizzare il campo "action_id" con la stringa "TEST" (valore non ammess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43">
            <text:p>43</text:p>
          </table:table-cell>
          <table:table-cell table:style-name="ce21" office:value-type="string">
            <text:p>VALIDAZIONE</text:p>
          </table:table-cell>
          <table:table-cell table:style-name="ce30" office:value-type="string">
            <text:p>VPS</text:p>
          </table:table-cell>
          <table:table-cell table:style-name="ce21" office:value-type="string">
            <text:p>VALIDAZIONE_TOKEN_JWT_CAMPO_VPS_KO</text:p>
          </table:table-cell>
          <table:table-cell table:style-name="ce31" office:value-type="string">
            <text:p>Precondizioni:</text:p>
            <text:p>Il fornitore utilizza un token jwt con dei campi valorizzati in maniera errata.</text:p>
            <text:p/>
            <text:p>Descrizione di Business del caso di test: </text:p>
            <text:p>Viene richiamato il servizio di validazione "https://&lt;HOST&gt;:&lt;PORT&gt;/v&lt;major&gt;/documents/validation" con un token jwt avente dei campi valorizzati in maniera errata al fine di testare la gestione dell'errore sul token (status code 403), secondo quanto descritto in https://github.com/ministero-salute/it-fse-support/tree/main/doc/integrazione-gateway.</text:p>
            <text:p><text:s/></text:p>
            <text:p>Al fine di rendere non valido il token è necessario valorizzare il campo "action_id" con la stringa "TEST" (valore non ammess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44">
            <text:p>44</text:p>
          </table:table-cell>
          <table:table-cell table:style-name="ce21" office:value-type="string">
            <text:p>VALIDAZIONE</text:p>
          </table:table-cell>
          <table:table-cell table:style-name="ce30" office:value-type="string">
            <text:p>LAB</text:p>
          </table:table-cell>
          <table:table-cell table:style-name="ce21" office:value-type="string">
            <text:p>VALIDAZIONE_LAB_TIMEOUT</text:p>
          </table:table-cell>
          <table:table-cell table:style-name="ce31" office:value-type="string">
            <text:p>Per questo caso di test è richiesta la sola descrizione del comportamento a fronte di un timeout, da inserire nelle colonne relative a:</text:p>
            <text:p>"ERRORE BLOCCANTE (SI/NO)", "ERRORE VISIBILE A UTENTE (SI/NO)", "MESSAGGIO DI ERRORE", "GESTITO IN BACKOFFICE (SI/NO)", " PRESENTE CODA DI RETRY AUTOMATICA PER L'INVIO DEL DOCUMENTO AL FSE SERVIZIO DI VALIDAZIONE DEL GATEWAY A SEGUITO DELLA RISOLUZIONE DELL'ERRORE (SI/NO)", <text:s/>"INVIO MANUALE DEL DOCUMENTO AL FSE A SEGUITO DELLA RISOLUZIONE DELL'ERRORE (SI/NO)", "GESTIONE ERRORE".</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office:value-type="string">
            <text:p>SI</text:p>
          </table:table-cell>
          <table:table-cell table:style-name="ce42"/>
          <table:table-cell table:style-name="ce38" office:value-type="string">
            <text:p>KO</text:p>
          </table:table-cell>
          <table:table-cell table:number-columns-repeated="1001"/>
        </table:table-row>
        <table:table-row table:style-name="ro12">
          <table:table-cell table:style-name="ce21" office:value-type="float" office:value="45">
            <text:p>45</text:p>
          </table:table-cell>
          <table:table-cell table:style-name="ce21" office:value-type="string">
            <text:p>VALIDAZIONE</text:p>
          </table:table-cell>
          <table:table-cell table:style-name="ce30" office:value-type="string">
            <text:p>LDO</text:p>
          </table:table-cell>
          <table:table-cell table:style-name="ce21" office:value-type="string">
            <text:p>VALIDAZIONE_LDO_TIMEOUT</text:p>
          </table:table-cell>
          <table:table-cell table:style-name="ce31" office:value-type="string">
            <text:p>Per questo caso di test è richiesta la sola descrizione del comportamento a fronte di un timeout, da inserire nelle colonne relative a:</text:p>
            <text:p>"ERRORE BLOCCANTE (SI/NO)", "ERRORE VISIBILE A UTENTE (SI/NO)", "MESSAGGIO DI ERRORE", "GESTITO IN BACKOFFICE (SI/NO)", " PRESENTE CODA DI RETRY AUTOMATICA PER L'INVIO DEL DOCUMENTO AL FSE SERVIZIO DI VALIDAZIONE DEL GATEWAY A SEGUITO DELLA RISOLUZIONE DELL'ERRORE (SI/NO)", <text:s/>"INVIO MANUALE DEL DOCUMENTO AL FSE A SEGUITO DELLA RISOLUZIONE DELL'ERRORE (SI/NO)", "GESTIONE ERRORE".</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office:value-type="string">
            <text:p>SI</text:p>
          </table:table-cell>
          <table:table-cell table:style-name="ce42"/>
          <table:table-cell table:style-name="ce38" office:value-type="string">
            <text:p>KO</text:p>
          </table:table-cell>
          <table:table-cell table:number-columns-repeated="1001"/>
        </table:table-row>
        <table:table-row table:style-name="ro12">
          <table:table-cell table:style-name="ce21" office:value-type="float" office:value="46">
            <text:p>46</text:p>
          </table:table-cell>
          <table:table-cell table:style-name="ce21" office:value-type="string">
            <text:p>VALIDAZIONE</text:p>
          </table:table-cell>
          <table:table-cell table:style-name="ce30" office:value-type="string">
            <text:p>PSS</text:p>
          </table:table-cell>
          <table:table-cell table:style-name="ce21" office:value-type="string">
            <text:p>VALIDAZIONE_PSS_TIMEOUT</text:p>
          </table:table-cell>
          <table:table-cell table:style-name="ce31" office:value-type="string">
            <text:p>Per questo caso di test è richiesta la sola descrizione del comportamento a fronte di un timeout, da inserire nelle colonne relative a:</text:p>
            <text:p>"ERRORE BLOCCANTE (SI/NO)", "ERRORE VISIBILE A UTENTE (SI/NO)", "MESSAGGIO DI ERRORE", "GESTITO IN BACKOFFICE (SI/NO)", " PRESENTE CODA DI RETRY AUTOMATICA PER L'INVIO DEL DOCUMENTO AL FSE SERVIZIO DI VALIDAZIONE DEL GATEWAY A SEGUITO DELLA RISOLUZIONE DELL'ERRORE (SI/NO)", <text:s/>"INVIO MANUALE DEL DOCUMENTO AL FSE A SEGUITO DELLA RISOLUZIONE DELL'ERRORE (SI/NO)", "GESTIONE ERRORE".</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office:value-type="string">
            <text:p>SI</text:p>
          </table:table-cell>
          <table:table-cell table:style-name="ce42"/>
          <table:table-cell table:style-name="ce38" office:value-type="string">
            <text:p>KO</text:p>
          </table:table-cell>
          <table:table-cell table:number-columns-repeated="1001"/>
        </table:table-row>
        <table:table-row table:style-name="ro12">
          <table:table-cell table:style-name="ce21" office:value-type="float" office:value="47">
            <text:p>47</text:p>
          </table:table-cell>
          <table:table-cell table:style-name="ce21" office:value-type="string">
            <text:p>VALIDAZIONE</text:p>
          </table:table-cell>
          <table:table-cell table:style-name="ce30" office:value-type="string">
            <text:p>RAD</text:p>
          </table:table-cell>
          <table:table-cell table:style-name="ce21" office:value-type="string">
            <text:p>VALIDAZIONE_RAD_TIMEOUT</text:p>
          </table:table-cell>
          <table:table-cell table:style-name="ce31" office:value-type="string">
            <text:p>Per questo caso di test è richiesta la sola descrizione del comportamento a fronte di un timeout, da inserire nelle colonne relative a:</text:p>
            <text:p>"ERRORE BLOCCANTE (SI/NO)", "ERRORE VISIBILE A UTENTE (SI/NO)", "MESSAGGIO DI ERRORE", "GESTITO IN BACKOFFICE (SI/NO)", " PRESENTE CODA DI RETRY AUTOMATICA PER L'INVIO DEL DOCUMENTO AL FSE SERVIZIO DI VALIDAZIONE DEL GATEWAY A SEGUITO DELLA RISOLUZIONE DELL'ERRORE (SI/NO)", <text:s/>"INVIO MANUALE DEL DOCUMENTO AL FSE A SEGUITO DELLA RISOLUZIONE DELL'ERRORE (SI/NO)", "GESTIONE ERRORE".</text:p>
          </table:table-cell>
          <table:table-cell table:style-name="ce35" office:value-type="string">
            <text:p>14/02/2026</text:p>
          </table:table-cell>
          <table:table-cell table:style-name="ce35" office:value-type="string">
            <text:p>2026-02-14T18:14:44.418Z</text:p>
          </table:table-cell>
          <table:table-cell table:style-name="ce35"/>
          <table:table-cell table:style-name="ce36"/>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di connessione: il servizio di validazione del gateway FSE non ha risposto entro il tempo previsto. Riprovare l'invio.</text:p>
          </table:table-cell>
          <table:table-cell table:number-columns-repeated="2" table:style-name="ce38" office:value-type="string">
            <text:p>NO</text:p>
          </table:table-cell>
          <table:table-cell table:style-name="ce38" office:value-type="string">
            <text:p>SI</text:p>
          </table:table-cell>
          <table:table-cell table:style-name="ce38" office:value-type="string">
            <text:p>In caso di timeout del gateway FSE, l'applicativo mostra un messaggio di errore all'utente indicando che la connessione è scaduta. L'errore viene registrato nel log. L'utente può effettuare nuovi tentativi di invio manuale verso il servizio di validazione del gateway fino al ripristino del servizio.</text:p>
          </table:table-cell>
          <table:table-cell table:style-name="ce38" office:value-type="string">
            <text:p>PASS</text:p>
          </table:table-cell>
          <table:table-cell table:style-name="ce41" office:value-type="string">
            <text:p>SI</text:p>
          </table:table-cell>
          <table:table-cell table:style-name="ce42"/>
          <table:table-cell table:style-name="ce38" office:value-type="string">
            <text:p>KO</text:p>
          </table:table-cell>
          <table:table-cell table:number-columns-repeated="1001"/>
        </table:table-row>
        <table:table-row table:style-name="ro12">
          <table:table-cell table:style-name="ce21" office:value-type="float" office:value="48">
            <text:p>48</text:p>
          </table:table-cell>
          <table:table-cell table:style-name="ce21" office:value-type="string">
            <text:p>VALIDAZIONE</text:p>
          </table:table-cell>
          <table:table-cell table:style-name="ce30" office:value-type="string">
            <text:p>RSA</text:p>
          </table:table-cell>
          <table:table-cell table:style-name="ce21" office:value-type="string">
            <text:p>VALIDAZIONE_RSA_TIMEOUT</text:p>
          </table:table-cell>
          <table:table-cell table:style-name="ce31" office:value-type="string">
            <text:p>Per questo caso di test è richiesta la sola descrizione del comportamento a fronte di un timeout, da inserire nelle colonne relative a:</text:p>
            <text:p>"ERRORE BLOCCANTE (SI/NO)", "ERRORE VISIBILE A UTENTE (SI/NO)", "MESSAGGIO DI ERRORE", "GESTITO IN BACKOFFICE (SI/NO)", " PRESENTE CODA DI RETRY AUTOMATICA PER L'INVIO DEL DOCUMENTO AL FSE SERVIZIO DI VALIDAZIONE DEL GATEWAY A SEGUITO DELLA RISOLUZIONE DELL'ERRORE (SI/NO)", <text:s/>"INVIO MANUALE DEL DOCUMENTO AL FSE A SEGUITO DELLA RISOLUZIONE DELL'ERRORE (SI/NO)", "GESTIONE ERRORE".</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office:value-type="string">
            <text:p>SI</text:p>
          </table:table-cell>
          <table:table-cell table:style-name="ce42"/>
          <table:table-cell table:style-name="ce38" office:value-type="string">
            <text:p>KO</text:p>
          </table:table-cell>
          <table:table-cell table:number-columns-repeated="1001"/>
        </table:table-row>
        <table:table-row table:style-name="ro12">
          <table:table-cell table:style-name="ce21" office:value-type="float" office:value="49">
            <text:p>49</text:p>
          </table:table-cell>
          <table:table-cell table:style-name="ce21" office:value-type="string">
            <text:p>VALIDAZIONE</text:p>
          </table:table-cell>
          <table:table-cell table:style-name="ce30" office:value-type="string">
            <text:p>CERT_VAC</text:p>
          </table:table-cell>
          <table:table-cell table:style-name="ce21" office:value-type="string">
            <text:p>VALIDAZIONE_CERT_VAC_TIMEOUT</text:p>
          </table:table-cell>
          <table:table-cell table:style-name="ce31" office:value-type="string">
            <text:p>Per questo caso di test è richiesta la sola descrizione del comportamento a fronte di un timeout, da inserire nelle colonne relative a:</text:p>
            <text:p>"ERRORE BLOCCANTE (SI/NO)", "ERRORE VISIBILE A UTENTE (SI/NO)", "MESSAGGIO DI ERRORE", "GESTITO IN BACKOFFICE (SI/NO)", " PRESENTE CODA DI RETRY AUTOMATICA PER L'INVIO DEL DOCUMENTO AL FSE SERVIZIO DI VALIDAZIONE DEL GATEWAY A SEGUITO DELLA RISOLUZIONE DELL'ERRORE (SI/NO)", <text:s/>"INVIO MANUALE DEL DOCUMENTO AL FSE A SEGUITO DELLA RISOLUZIONE DELL'ERRORE (SI/NO)", "GESTIONE ERRORE".</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office:value-type="string">
            <text:p>SI</text:p>
          </table:table-cell>
          <table:table-cell table:style-name="ce42"/>
          <table:table-cell table:style-name="ce38" office:value-type="string">
            <text:p>KO</text:p>
          </table:table-cell>
          <table:table-cell table:number-columns-repeated="1001"/>
        </table:table-row>
        <table:table-row table:style-name="ro12">
          <table:table-cell table:style-name="ce21" office:value-type="float" office:value="50">
            <text:p>50</text:p>
          </table:table-cell>
          <table:table-cell table:style-name="ce21" office:value-type="string">
            <text:p>VALIDAZIONE</text:p>
          </table:table-cell>
          <table:table-cell table:style-name="ce30" office:value-type="string">
            <text:p>SING_VAC</text:p>
          </table:table-cell>
          <table:table-cell table:style-name="ce21" office:value-type="string">
            <text:p>VALIDAZIONE_SING_VAC_TIMEOUT</text:p>
          </table:table-cell>
          <table:table-cell table:style-name="ce31" office:value-type="string">
            <text:p>Per questo caso di test è richiesta la sola descrizione del comportamento a fronte di un timeout, da inserire nelle colonne relative a:</text:p>
            <text:p>"ERRORE BLOCCANTE (SI/NO)", "ERRORE VISIBILE A UTENTE (SI/NO)", "MESSAGGIO DI ERRORE", "GESTITO IN BACKOFFICE (SI/NO)", " PRESENTE CODA DI RETRY AUTOMATICA PER L'INVIO DEL DOCUMENTO AL FSE SERVIZIO DI VALIDAZIONE DEL GATEWAY A SEGUITO DELLA RISOLUZIONE DELL'ERRORE (SI/NO)", <text:s/>"INVIO MANUALE DEL DOCUMENTO AL FSE A SEGUITO DELLA RISOLUZIONE DELL'ERRORE (SI/NO)", "GESTIONE ERRORE".</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office:value-type="string">
            <text:p>SI</text:p>
          </table:table-cell>
          <table:table-cell table:style-name="ce42"/>
          <table:table-cell table:style-name="ce38" office:value-type="string">
            <text:p>KO</text:p>
          </table:table-cell>
          <table:table-cell table:number-columns-repeated="1001"/>
        </table:table-row>
        <table:table-row table:style-name="ro12">
          <table:table-cell table:style-name="ce21" office:value-type="float" office:value="51">
            <text:p>51</text:p>
          </table:table-cell>
          <table:table-cell table:style-name="ce21" office:value-type="string">
            <text:p>VALIDAZIONE</text:p>
          </table:table-cell>
          <table:table-cell table:style-name="ce30" office:value-type="string">
            <text:p>VPS</text:p>
          </table:table-cell>
          <table:table-cell table:style-name="ce21" office:value-type="string">
            <text:p>VALIDAZIONE_VPS_TIMEOUT</text:p>
          </table:table-cell>
          <table:table-cell table:style-name="ce31" office:value-type="string">
            <text:p>Per questo caso di test è richiesta la sola descrizione del comportamento a fronte di un timeout, da inserire nelle colonne relative a:</text:p>
            <text:p>"ERRORE BLOCCANTE (SI/NO)", "ERRORE VISIBILE A UTENTE (SI/NO)", "MESSAGGIO DI ERRORE", "GESTITO IN BACKOFFICE (SI/NO)", " PRESENTE CODA DI RETRY AUTOMATICA PER L'INVIO DEL DOCUMENTO AL FSE SERVIZIO DI VALIDAZIONE DEL GATEWAY A SEGUITO DELLA RISOLUZIONE DELL'ERRORE (SI/NO)", <text:s/>"INVIO MANUALE DEL DOCUMENTO AL FSE A SEGUITO DELLA RISOLUZIONE DELL'ERRORE (SI/NO)", "GESTIONE ERRORE".</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office:value-type="string">
            <text:p>SI</text:p>
          </table:table-cell>
          <table:table-cell table:style-name="ce42"/>
          <table:table-cell table:style-name="ce38" office:value-type="string">
            <text:p>KO</text:p>
          </table:table-cell>
          <table:table-cell table:number-columns-repeated="1001"/>
        </table:table-row>
        <table:table-row table:style-name="ro12">
          <table:table-cell table:style-name="ce21" office:value-type="float" office:value="53">
            <text:p>53</text:p>
          </table:table-cell>
          <table:table-cell table:style-name="ce21" office:value-type="string">
            <text:p>VALIDAZIONE</text:p>
          </table:table-cell>
          <table:table-cell table:style-name="ce30" office:value-type="string">
            <text:p>LAB</text:p>
          </table:table-cell>
          <table:table-cell table:style-name="ce21" office:value-type="string">
            <text:p>VALIDAZIONE_CDA2_LAB_CT7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7" riportata nei documenti "casi di test LAB" e "CDA2_Referto Medicina di Laboratori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55">
            <text:p>55</text:p>
          </table:table-cell>
          <table:table-cell table:style-name="ce21" office:value-type="string">
            <text:p>VALIDAZIONE</text:p>
          </table:table-cell>
          <table:table-cell table:style-name="ce30" office:value-type="string">
            <text:p>LAB</text:p>
          </table:table-cell>
          <table:table-cell table:style-name="ce21" office:value-type="string">
            <text:p>VALIDAZIONE_CDA2_LAB_CT9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9" riportata nei documenti "casi di test LAB" e "CDA2_Referto Medicina di Laboratori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56">
            <text:p>56</text:p>
          </table:table-cell>
          <table:table-cell table:style-name="ce21" office:value-type="string">
            <text:p>VALIDAZIONE</text:p>
          </table:table-cell>
          <table:table-cell table:style-name="ce30" office:value-type="string">
            <text:p>LAB</text:p>
          </table:table-cell>
          <table:table-cell table:style-name="ce21" office:value-type="string">
            <text:p>VALIDAZIONE_CDA2_LAB_CT10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10" riportata nei documenti "casi di test LAB" e "CDA2_Referto Medicina di Laboratori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57">
            <text:p>57</text:p>
          </table:table-cell>
          <table:table-cell table:style-name="ce21" office:value-type="string">
            <text:p>VALIDAZIONE</text:p>
          </table:table-cell>
          <table:table-cell table:style-name="ce30" office:value-type="string">
            <text:p>LAB</text:p>
          </table:table-cell>
          <table:table-cell table:style-name="ce21" office:value-type="string">
            <text:p>VALIDAZIONE_CDA2_LAB_CT11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
            <text:p>I dati utilizzati per comporre il CDA2 dovranno essere conformi alle section e le entry secondo quanto nella sezione "CASO DI TEST 11" riportata nei documenti "casi di test LAB" e "CDA2_Referto Medicina di Laboratori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59">
            <text:p>59</text:p>
          </table:table-cell>
          <table:table-cell table:style-name="ce21" office:value-type="string">
            <text:p>VALIDAZIONE</text:p>
          </table:table-cell>
          <table:table-cell table:style-name="ce30" office:value-type="string">
            <text:p>LAB</text:p>
          </table:table-cell>
          <table:table-cell table:style-name="ce21" office:value-type="string">
            <text:p>VALIDAZIONE_CDA2_LAB_CT13_KO</text:p>
          </table:table-cell>
          <table:table-cell table:style-name="ce31"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
            <text:p>I dati utilizzati per comporre il CDA2 dovranno essere conformi alle section e le entry secondo quanto nella sezione "CASO DI TEST 13" riportata nei documenti "casi di test LAB" e "CDA2_Referto Medicina di Laboratori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60">
            <text:p>60</text:p>
          </table:table-cell>
          <table:table-cell table:style-name="ce21" office:value-type="string">
            <text:p>VALIDAZIONE</text:p>
          </table:table-cell>
          <table:table-cell table:style-name="ce30" office:value-type="string">
            <text:p>LAB</text:p>
          </table:table-cell>
          <table:table-cell table:style-name="ce21" office:value-type="string">
            <text:p>VALIDAZIONE_CDA2_LAB_CT14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14" riportata nei documenti "casi di test LAB" e "CDA2_Referto Medicina di Laboratori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61">
            <text:p>61</text:p>
          </table:table-cell>
          <table:table-cell table:style-name="ce21" office:value-type="string">
            <text:p>VALIDAZIONE</text:p>
          </table:table-cell>
          <table:table-cell table:style-name="ce30" office:value-type="string">
            <text:p>LAB</text:p>
          </table:table-cell>
          <table:table-cell table:style-name="ce21" office:value-type="string">
            <text:p>VALIDAZIONE_CDA2_LAB_CT15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15" riportata nei documenti "casi di test LAB" e "CDA2_Referto Medicina di Laboratori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62">
            <text:p>62</text:p>
          </table:table-cell>
          <table:table-cell table:style-name="ce21" office:value-type="string">
            <text:p>VALIDAZIONE</text:p>
          </table:table-cell>
          <table:table-cell table:style-name="ce30" office:value-type="string">
            <text:p>LAB</text:p>
          </table:table-cell>
          <table:table-cell table:style-name="ce21" office:value-type="string">
            <text:p>VALIDAZIONE_CDA2_LAB_CT16_KO</text:p>
          </table:table-cell>
          <table:table-cell table:style-name="ce31" office:value-type="string">
            <text:p>Viene richiamato il servizio di validazione "https://&lt;HOST&gt;:&lt;PORT&gt;/v&lt;major&gt;/documents/validation"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16" riportata nei documenti "casi di test LAB" e "CDA2_Referto Medicina di Laboratori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64">
            <text:p>64</text:p>
          </table:table-cell>
          <table:table-cell table:style-name="ce21" office:value-type="string">
            <text:p>VALIDAZIONE</text:p>
          </table:table-cell>
          <table:table-cell table:style-name="ce30" office:value-type="string">
            <text:p>LDO</text:p>
          </table:table-cell>
          <table:table-cell table:style-name="ce21" office:value-type="string">
            <text:p>VALIDAZIONE_CDA2_LDO_CT6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6" riportata nei documenti "casi di test LDO" e "CDA2_Lettera di Dimissione Ospedaliera_KO" presenti al path https://github.com/ministero-salute/it-fse-accreditamento. </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66">
            <text:p>66</text:p>
          </table:table-cell>
          <table:table-cell table:style-name="ce21" office:value-type="string">
            <text:p>VALIDAZIONE</text:p>
          </table:table-cell>
          <table:table-cell table:style-name="ce30" office:value-type="string">
            <text:p>LDO</text:p>
          </table:table-cell>
          <table:table-cell table:style-name="ce21" office:value-type="string">
            <text:p>VALIDAZIONE_CDA2_LDO_CT8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8" riportata nei documenti "casi di test LDO" e "CDA2_Lettera di Dimissione Ospedaliera_KO" presenti al path https://github.com/ministero-salute/it-fse-accreditamento. </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67">
            <text:p>67</text:p>
          </table:table-cell>
          <table:table-cell table:style-name="ce21" office:value-type="string">
            <text:p>VALIDAZIONE</text:p>
          </table:table-cell>
          <table:table-cell table:style-name="ce30" office:value-type="string">
            <text:p>LDO</text:p>
          </table:table-cell>
          <table:table-cell table:style-name="ce21" office:value-type="string">
            <text:p>VALIDAZIONE_CDA2_LDO_CT9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9" riportata nei documenti "casi di test LDO" e "CDA2_Lettera di Dimissione Ospedaliera_KO" presenti al path https://github.com/ministero-salute/it-fse-accreditamento. </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68">
            <text:p>68</text:p>
          </table:table-cell>
          <table:table-cell table:style-name="ce21" office:value-type="string">
            <text:p>VALIDAZIONE</text:p>
          </table:table-cell>
          <table:table-cell table:style-name="ce30" office:value-type="string">
            <text:p>LDO</text:p>
          </table:table-cell>
          <table:table-cell table:style-name="ce21" office:value-type="string">
            <text:p>VALIDAZIONE_CDA2_LDO_CT10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0" riportata nei documenti "casi di test LDO" e "CDA2_Lettera di Dimissione Ospedaliera_KO" presenti al path https://github.com/ministero-salute/it-fse-accreditamento. </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69">
            <text:p>69</text:p>
          </table:table-cell>
          <table:table-cell table:style-name="ce21" office:value-type="string">
            <text:p>VALIDAZIONE</text:p>
          </table:table-cell>
          <table:table-cell table:style-name="ce30" office:value-type="string">
            <text:p>LDO</text:p>
          </table:table-cell>
          <table:table-cell table:style-name="ce21" office:value-type="string">
            <text:p>VALIDAZIONE_CDA2_LDO_CT11_KO</text:p>
          </table:table-cell>
          <table:table-cell table:style-name="ce31" office:value-type="string">
            <text:p>Viene richiamato il servizio di validazione "https://&lt;HOST&gt;:&lt;PORT&gt;/v&lt;major&gt;/documents/validation"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1" riportata nei documenti "casi di test LDO" e "CDA2_Lettera di Dimissione Ospedaliera_KO" presenti al path https://github.com/ministero-salute/it-fse-accreditamento. </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70">
            <text:p>70</text:p>
          </table:table-cell>
          <table:table-cell table:style-name="ce21" office:value-type="string">
            <text:p>VALIDAZIONE</text:p>
          </table:table-cell>
          <table:table-cell table:style-name="ce30" office:value-type="string">
            <text:p>LDO</text:p>
          </table:table-cell>
          <table:table-cell table:style-name="ce21" office:value-type="string">
            <text:p>VALIDAZIONE_CDA2_LDO_CT12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2" riportata nei documenti "casi di test LDO" e "CDA2_Lettera di Dimissione Ospedaliera_KO" presenti al path https://github.com/ministero-salute/it-fse-accreditamento. </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71">
            <text:p>71</text:p>
          </table:table-cell>
          <table:table-cell table:style-name="ce21" office:value-type="string">
            <text:p>VALIDAZIONE</text:p>
          </table:table-cell>
          <table:table-cell table:style-name="ce30" office:value-type="string">
            <text:p>LDO</text:p>
          </table:table-cell>
          <table:table-cell table:style-name="ce21" office:value-type="string">
            <text:p>VALIDAZIONE_CDA2_LDO_CT13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3" riportata nei documenti "casi di test LDO" e "CDA2_Lettera di Dimissione Ospedaliera_KO" presenti al path https://github.com/ministero-salute/it-fse-accreditamento. </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72">
            <text:p>72</text:p>
          </table:table-cell>
          <table:table-cell table:style-name="ce21" office:value-type="string">
            <text:p>VALIDAZIONE</text:p>
          </table:table-cell>
          <table:table-cell table:style-name="ce30" office:value-type="string">
            <text:p>LDO</text:p>
          </table:table-cell>
          <table:table-cell table:style-name="ce21" office:value-type="string">
            <text:p>VALIDAZIONE_CDA2_LDO_CT14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4" riportata nei documenti "casi di test LDO" e "CDA2_Lettera di Dimissione Ospedaliera_KO" presenti al path https://github.com/ministero-salute/it-fse-accreditamento. </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73">
            <text:p>73</text:p>
          </table:table-cell>
          <table:table-cell table:style-name="ce21" office:value-type="string">
            <text:p>VALIDAZIONE</text:p>
          </table:table-cell>
          <table:table-cell table:style-name="ce30" office:value-type="string">
            <text:p>LDO</text:p>
          </table:table-cell>
          <table:table-cell table:style-name="ce21" office:value-type="string">
            <text:p>VALIDAZIONE_CDA2_LDO_CT15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5" riportata nei documenti "casi di test LDO" e "CDA2_Lettera di Dimissione Ospedaliera_KO" presenti al path https://github.com/ministero-salute/it-fse-accreditamento. </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74">
            <text:p>74</text:p>
          </table:table-cell>
          <table:table-cell table:style-name="ce21" office:value-type="string">
            <text:p>VALIDAZIONE</text:p>
          </table:table-cell>
          <table:table-cell table:style-name="ce30" office:value-type="string">
            <text:p>LDO</text:p>
          </table:table-cell>
          <table:table-cell table:style-name="ce21" office:value-type="string">
            <text:p>VALIDAZIONE_CDA2_LDO_CT16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6" riportata nei documenti "casi di test LDO" e "CDA2_Lettera di Dimissione Ospedaliera_KO" presenti al path https://github.com/ministero-salute/it-fse-accreditamento. </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76">
            <text:p>76</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6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6" riportata nei documenti "casi di test RAD" e "CDA2_Referto_di_Radiologia_KO" presenti al path https://github.com/ministero-salute/it-fse-accreditamento.</text:p>
          </table:table-cell>
          <table:table-cell table:style-name="ce35" office:value-type="string">
            <text:p>14/02/2026</text:p>
          </table:table-cell>
          <table:table-cell table:style-name="ce35" office:value-type="string">
            <text:p>2026-02-14T17:25:52.895Z</text:p>
          </table:table-cell>
          <table:table-cell table:style-name="ce35" office:value-type="string">
            <text:p>cd65aba2fe6d164491f3adae4be41b0e</text:p>
          </table:table-cell>
          <table:table-cell table:style-name="ce36" office:value-type="string">
            <text:p>2.16.840.1.113883.2.9.2.120.4.4.8fe46b71d98546dc779f4a7f4859b056b254bbe56b59baa550333b2c46441c87.4623fe9da0^^^^urn:ihe:iti:xdw:2013:workflowInstanceId</text:p>
          </table:table-cell>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validazione documento CDA2 (HTTP 403)</text:p>
          </table:table-cell>
          <table:table-cell table:number-columns-repeated="2" table:style-name="ce38" office:value-type="string">
            <text:p>NO</text:p>
          </table:table-cell>
          <table:table-cell table:style-name="ce38" office:value-type="string">
            <text:p>SI</text:p>
          </table:table-cell>
          <table:table-cell table:style-name="ce38" office:value-type="string">
            <text:p>L'applicativo mostra all'utente il messaggio di errore restituito dal gateway FSE con il dettaglio della violazione CDA2. L'utente corregge il documento e procede con un nuovo invio manuale al servizio di validazione.</text:p>
          </table:table-cell>
          <table:table-cell table:style-name="ce38" office:value-type="string">
            <text:p>PASS</text:p>
          </table:table-cell>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78">
            <text:p>78</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8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8" riportata nei documenti "casi di test RAD" e "CDA2_Referto_di_Radiologia_KO" presenti al path https://github.com/ministero-salute/it-fse-accreditamento.</text:p>
          </table:table-cell>
          <table:table-cell table:style-name="ce35" office:value-type="string">
            <text:p>14/02/2026</text:p>
          </table:table-cell>
          <table:table-cell table:style-name="ce35" office:value-type="string">
            <text:p>2026-02-14T18:35:40.225Z</text:p>
          </table:table-cell>
          <table:table-cell table:style-name="ce35" office:value-type="string">
            <text:p>702889059bfd269ea365b4922ebafe8c</text:p>
          </table:table-cell>
          <table:table-cell table:style-name="ce36" office:value-type="string">
            <text:p>2.16.840.1.113883.2.9.2.120.4.4.8fe46b71d98546dc779f4a7f4859b056b254bbe56b59baa550333b2c46441c87.cd3476582a^^^^urn:ihe:iti:xdw:2013:workflowInstanceId</text:p>
          </table:table-cell>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validazione documento CDA2 (HTTP 422)</text:p>
          </table:table-cell>
          <table:table-cell table:number-columns-repeated="2" table:style-name="ce38" office:value-type="string">
            <text:p>NO</text:p>
          </table:table-cell>
          <table:table-cell table:style-name="ce38" office:value-type="string">
            <text:p>SI</text:p>
          </table:table-cell>
          <table:table-cell table:style-name="ce38" office:value-type="string">
            <text:p>L'applicativo mostra all'utente il messaggio di errore restituito dal gateway FSE con il dettaglio della violazione CDA2. L'utente corregge il documento e procede con un nuovo invio manuale al servizio di validazione.</text:p>
          </table:table-cell>
          <table:table-cell table:style-name="ce38" office:value-type="string">
            <text:p>PASS</text:p>
          </table:table-cell>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79">
            <text:p>79</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9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9" riportata nei documenti "casi di test RAD" e "CDA2_Referto_di_Radiologia_KO" presenti al path https://github.com/ministero-salute/it-fse-accreditamento.</text:p>
          </table:table-cell>
          <table:table-cell table:style-name="ce35" office:value-type="string">
            <text:p>14/02/2026</text:p>
          </table:table-cell>
          <table:table-cell table:style-name="ce35" office:value-type="string">
            <text:p>2026-02-14T17:33:05.294Z</text:p>
          </table:table-cell>
          <table:table-cell table:style-name="ce35" office:value-type="string">
            <text:p>db50395d25bdb598ea4c53ee8acac9b5</text:p>
          </table:table-cell>
          <table:table-cell table:style-name="ce36" office:value-type="string">
            <text:p>2.16.840.1.113883.2.9.2.120.4.4.8fe46b71d98546dc779f4a7f4859b056b254bbe56b59baa550333b2c46441c87.39f6ab21db^^^^urn:ihe:iti:xdw:2013:workflowInstanceId</text:p>
          </table:table-cell>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validazione documento CDA2 (HTTP 422)</text:p>
          </table:table-cell>
          <table:table-cell table:number-columns-repeated="2" table:style-name="ce38" office:value-type="string">
            <text:p>NO</text:p>
          </table:table-cell>
          <table:table-cell table:style-name="ce38" office:value-type="string">
            <text:p>SI</text:p>
          </table:table-cell>
          <table:table-cell table:style-name="ce38" office:value-type="string">
            <text:p>L'applicativo mostra all'utente il messaggio di errore restituito dal gateway FSE con il dettaglio della violazione CDA2. L'utente corregge il documento e procede con un nuovo invio manuale al servizio di validazione.</text:p>
          </table:table-cell>
          <table:table-cell table:style-name="ce38" office:value-type="string">
            <text:p>PASS</text:p>
          </table:table-cell>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80">
            <text:p>80</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10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 </text:p>
            <text:p/>
            <text:p>I dati utilizzati per comporre il CDA2 dovranno essere conformi alle section e le entry secondo quanto espresso nella sezione "CASO DI TEST 10" riportata nei documenti "casi di test RAD" e "CDA2_Referto_di_Radiologia_KO" presenti al path https://github.com/ministero-salute/it-fse-accreditamento.</text:p>
          </table:table-cell>
          <table:table-cell table:style-name="ce35" office:value-type="string">
            <text:p>14/02/2026</text:p>
          </table:table-cell>
          <table:table-cell table:style-name="ce35" office:value-type="string">
            <text:p>2026-02-14T17:34:27.628Z</text:p>
          </table:table-cell>
          <table:table-cell table:style-name="ce35" office:value-type="string">
            <text:p>0cc3dc2310f6ee36bbfaffa930d589a9</text:p>
          </table:table-cell>
          <table:table-cell table:style-name="ce36" office:value-type="string">
            <text:p>2.16.840.1.113883.2.9.2.120.4.4.8fe46b71d98546dc779f4a7f4859b056b254bbe56b59baa550333b2c46441c87.3dbba8589b^^^^urn:ihe:iti:xdw:2013:workflowInstanceId</text:p>
          </table:table-cell>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validazione documento CDA2 (HTTP 400)</text:p>
          </table:table-cell>
          <table:table-cell table:number-columns-repeated="2" table:style-name="ce38" office:value-type="string">
            <text:p>NO</text:p>
          </table:table-cell>
          <table:table-cell table:style-name="ce38" office:value-type="string">
            <text:p>SI</text:p>
          </table:table-cell>
          <table:table-cell table:style-name="ce38" office:value-type="string">
            <text:p>L'applicativo mostra all'utente il messaggio di errore restituito dal gateway FSE con il dettaglio della violazione CDA2. L'utente corregge il documento e procede con un nuovo invio manuale al servizio di validazione.</text:p>
          </table:table-cell>
          <table:table-cell table:style-name="ce38" office:value-type="string">
            <text:p>PASS</text:p>
          </table:table-cell>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81">
            <text:p>81</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11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 </text:p>
            <text:p><text:s/></text:p>
            <text:p>I dati utilizzati per comporre il CDA2 dovranno essere conformi alle section e le entry secondo quanto espresso nella sezione "CASO DI TEST 11" riportata nei documenti "casi di test RAD" e "CDA2_Referto_di_Radiologia_KO" presenti al path https://github.com/ministero-salute/it-fse-accreditamento.</text:p>
          </table:table-cell>
          <table:table-cell table:style-name="ce35" office:value-type="string">
            <text:p>14/02/2026</text:p>
          </table:table-cell>
          <table:table-cell table:style-name="ce35" office:value-type="string">
            <text:p>2026-02-14T17:36:09.823Z</text:p>
          </table:table-cell>
          <table:table-cell table:style-name="ce35" office:value-type="string">
            <text:p>6bf5c936aaff0a6968b65fb9584d7234</text:p>
          </table:table-cell>
          <table:table-cell table:style-name="ce36" office:value-type="string">
            <text:p>2.16.840.1.113883.2.9.2.120.4.4.8fe46b71d98546dc779f4a7f4859b056b254bbe56b59baa550333b2c46441c87.7cc62d69c6^^^^urn:ihe:iti:xdw:2013:workflowInstanceId</text:p>
          </table:table-cell>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validazione documento CDA2 (HTTP 400)</text:p>
          </table:table-cell>
          <table:table-cell table:number-columns-repeated="2" table:style-name="ce38" office:value-type="string">
            <text:p>NO</text:p>
          </table:table-cell>
          <table:table-cell table:style-name="ce38" office:value-type="string">
            <text:p>SI</text:p>
          </table:table-cell>
          <table:table-cell table:style-name="ce38" office:value-type="string">
            <text:p>L'applicativo mostra all'utente il messaggio di errore restituito dal gateway FSE con il dettaglio della violazione CDA2. L'utente corregge il documento e procede con un nuovo invio manuale al servizio di validazione.</text:p>
          </table:table-cell>
          <table:table-cell table:style-name="ce38" office:value-type="string">
            <text:p>PASS</text:p>
          </table:table-cell>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83">
            <text:p>83</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13_KO</text:p>
          </table:table-cell>
          <table:table-cell table:style-name="ce31"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3" riportata nei documenti "casi di test RAD" e "CDA2_Referto_di_Radiologia_KO" presenti al path https://github.com/ministero-salute/it-fse-accreditamento.</text:p>
          </table:table-cell>
          <table:table-cell table:style-name="ce35" office:value-type="string">
            <text:p>14/02/2026</text:p>
          </table:table-cell>
          <table:table-cell table:style-name="ce35" office:value-type="string">
            <text:p>2026-02-14T17:37:17.208Z</text:p>
          </table:table-cell>
          <table:table-cell table:style-name="ce35" office:value-type="string">
            <text:p>98d6f1e67c192e794dbc3caa6a6399fc</text:p>
          </table:table-cell>
          <table:table-cell table:style-name="ce36" office:value-type="string">
            <text:p>2.16.840.1.113883.2.9.2.120.4.4.8fe46b71d98546dc779f4a7f4859b056b254bbe56b59baa550333b2c46441c87.920f2cf34a^^^^urn:ihe:iti:xdw:2013:workflowInstanceId</text:p>
          </table:table-cell>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validazione documento CDA2 (HTTP 422)</text:p>
          </table:table-cell>
          <table:table-cell table:number-columns-repeated="2" table:style-name="ce38" office:value-type="string">
            <text:p>NO</text:p>
          </table:table-cell>
          <table:table-cell table:style-name="ce38" office:value-type="string">
            <text:p>SI</text:p>
          </table:table-cell>
          <table:table-cell table:style-name="ce38" office:value-type="string">
            <text:p>L'applicativo mostra all'utente il messaggio di errore restituito dal gateway FSE con il dettaglio della violazione CDA2. L'utente corregge il documento e procede con un nuovo invio manuale al servizio di validazione.</text:p>
          </table:table-cell>
          <table:table-cell table:style-name="ce38" office:value-type="string">
            <text:p>PASS</text:p>
          </table:table-cell>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84">
            <text:p>84</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14_KO</text:p>
          </table:table-cell>
          <table:table-cell table:style-name="ce31"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4" riportata nei documenti "casi di test RAD" e "CDA2_Referto_di_Radiologia_KO" presenti al path https://github.com/ministero-salute/it-fse-accreditamento.</text:p>
          </table:table-cell>
          <table:table-cell table:style-name="ce35" office:value-type="string">
            <text:p>14/02/2026</text:p>
          </table:table-cell>
          <table:table-cell table:style-name="ce35" office:value-type="string">
            <text:p>2026-02-14T17:39:23.638Z</text:p>
          </table:table-cell>
          <table:table-cell table:style-name="ce35" office:value-type="string">
            <text:p>9547330caf4c5f4abd731e1818480f10</text:p>
          </table:table-cell>
          <table:table-cell table:style-name="ce36" office:value-type="string">
            <text:p>2.16.840.1.113883.2.9.2.120.4.4.8fe46b71d98546dc779f4a7f4859b056b254bbe56b59baa550333b2c46441c87.a8dfe4f4d4^^^^urn:ihe:iti:xdw:2013:workflowInstanceId</text:p>
          </table:table-cell>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validazione documento CDA2 (HTTP 400)</text:p>
          </table:table-cell>
          <table:table-cell table:number-columns-repeated="2" table:style-name="ce38" office:value-type="string">
            <text:p>NO</text:p>
          </table:table-cell>
          <table:table-cell table:style-name="ce38" office:value-type="string">
            <text:p>SI</text:p>
          </table:table-cell>
          <table:table-cell table:style-name="ce38" office:value-type="string">
            <text:p>L'applicativo mostra all'utente il messaggio di errore restituito dal gateway FSE con il dettaglio della violazione CDA2. L'utente corregge il documento e procede con un nuovo invio manuale al servizio di validazione.</text:p>
          </table:table-cell>
          <table:table-cell table:style-name="ce38" office:value-type="string">
            <text:p>PASS</text:p>
          </table:table-cell>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85">
            <text:p>85</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15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5" riportata nei documenti "casi di test RAD" e "CDA2_Referto_di_Radiologia_KO" presenti al path https://github.com/ministero-salute/it-fse-accreditamento.</text:p>
          </table:table-cell>
          <table:table-cell table:style-name="ce35" office:value-type="string">
            <text:p>14/02/2026</text:p>
          </table:table-cell>
          <table:table-cell table:style-name="ce35" office:value-type="string">
            <text:p>2026-02-14T17:40:22.151Z</text:p>
          </table:table-cell>
          <table:table-cell table:style-name="ce35" office:value-type="string">
            <text:p>306cbfe1a8846894a467382a4f38a548</text:p>
          </table:table-cell>
          <table:table-cell table:style-name="ce36" office:value-type="string">
            <text:p>2.16.840.1.113883.2.9.2.120.4.4.8fe46b71d98546dc779f4a7f4859b056b254bbe56b59baa550333b2c46441c87.3ebfe02092^^^^urn:ihe:iti:xdw:2013:workflowInstanceId</text:p>
          </table:table-cell>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validazione documento CDA2 (HTTP 400)</text:p>
          </table:table-cell>
          <table:table-cell table:number-columns-repeated="2" table:style-name="ce38" office:value-type="string">
            <text:p>NO</text:p>
          </table:table-cell>
          <table:table-cell table:style-name="ce38" office:value-type="string">
            <text:p>SI</text:p>
          </table:table-cell>
          <table:table-cell table:style-name="ce38" office:value-type="string">
            <text:p>L'applicativo mostra all'utente il messaggio di errore restituito dal gateway FSE con il dettaglio della violazione CDA2. L'utente corregge il documento e procede con un nuovo invio manuale al servizio di validazione.</text:p>
          </table:table-cell>
          <table:table-cell table:style-name="ce38" office:value-type="string">
            <text:p>PASS</text:p>
          </table:table-cell>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86">
            <text:p>86</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16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6" riportata nei documenti "casi di test RAD" e "CDA2_Referto_di_Radiologia_KO" presenti al path https://github.com/ministero-salute/it-fse-accreditamento.</text:p>
          </table:table-cell>
          <table:table-cell table:style-name="ce35" office:value-type="string">
            <text:p>14/02/2026</text:p>
          </table:table-cell>
          <table:table-cell table:style-name="ce35" office:value-type="string">
            <text:p>2026-02-14T17:41:33.690Z</text:p>
          </table:table-cell>
          <table:table-cell table:style-name="ce35" office:value-type="string">
            <text:p>c94686a77d4f3e033fa9f3e6497a8422</text:p>
          </table:table-cell>
          <table:table-cell table:style-name="ce36" office:value-type="string">
            <text:p>2.16.840.1.113883.2.9.2.120.4.4.8fe46b71d98546dc779f4a7f4859b056b254bbe56b59baa550333b2c46441c87.7c3e577aef^^^^urn:ihe:iti:xdw:2013:workflowInstanceId</text:p>
          </table:table-cell>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validazione documento CDA2 (HTTP 422)</text:p>
          </table:table-cell>
          <table:table-cell table:number-columns-repeated="2" table:style-name="ce38" office:value-type="string">
            <text:p>NO</text:p>
          </table:table-cell>
          <table:table-cell table:style-name="ce38" office:value-type="string">
            <text:p>SI</text:p>
          </table:table-cell>
          <table:table-cell table:style-name="ce38" office:value-type="string">
            <text:p>L'applicativo mostra all'utente il messaggio di errore restituito dal gateway FSE con il dettaglio della violazione CDA2. L'utente corregge il documento e procede con un nuovo invio manuale al servizio di validazione.</text:p>
          </table:table-cell>
          <table:table-cell table:style-name="ce38" office:value-type="string">
            <text:p>PASS</text:p>
          </table:table-cell>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87">
            <text:p>87</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17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17" riportata nei documenti "casi di test RAD" e "CDA2_Referto_di_Radiologia_KO" presenti al path https://github.com/ministero-salute/it-fse-accreditamento.</text:p>
          </table:table-cell>
          <table:table-cell table:style-name="ce35" office:value-type="string">
            <text:p>14/02/2026</text:p>
          </table:table-cell>
          <table:table-cell table:style-name="ce35" office:value-type="string">
            <text:p>2026-02-14T17:42:38.125Z</text:p>
          </table:table-cell>
          <table:table-cell table:style-name="ce35" office:value-type="string">
            <text:p>d4f0165999bd3810b3ec8c4714bb89c9</text:p>
          </table:table-cell>
          <table:table-cell table:style-name="ce36" office:value-type="string">
            <text:p>2.16.840.1.113883.2.9.2.120.4.4.8fe46b71d98546dc779f4a7f4859b056b254bbe56b59baa550333b2c46441c87.2daa515782^^^^urn:ihe:iti:xdw:2013:workflowInstanceId</text:p>
          </table:table-cell>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validazione documento CDA2 (HTTP 422)</text:p>
          </table:table-cell>
          <table:table-cell table:number-columns-repeated="2" table:style-name="ce38" office:value-type="string">
            <text:p>NO</text:p>
          </table:table-cell>
          <table:table-cell table:style-name="ce38" office:value-type="string">
            <text:p>SI</text:p>
          </table:table-cell>
          <table:table-cell table:style-name="ce38" office:value-type="string">
            <text:p>L'applicativo mostra all'utente il messaggio di errore restituito dal gateway FSE con il dettaglio della violazione CDA2. L'utente corregge il documento e procede con un nuovo invio manuale al servizio di validazione.</text:p>
          </table:table-cell>
          <table:table-cell table:style-name="ce38" office:value-type="string">
            <text:p>PASS</text:p>
          </table:table-cell>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88">
            <text:p>88</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18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I dati utilizzati per comporre il CDA2 dovranno essere conformi alle section e le entry secondo quanto espresso nella sezione "CASO DI TEST 18" riportata nei documenti "casi di test RAD" e "CDA2_Referto_di_Radiologia_KO" presenti al path https://github.com/ministero-salute/it-fse-accreditamento.</text:p>
          </table:table-cell>
          <table:table-cell table:style-name="ce35" office:value-type="string">
            <text:p>14/02/2026</text:p>
          </table:table-cell>
          <table:table-cell table:style-name="ce35" office:value-type="string">
            <text:p>2026-02-14T17:44:08.845Z</text:p>
          </table:table-cell>
          <table:table-cell table:style-name="ce35" office:value-type="string">
            <text:p>90cf6e7a911b58068a4bbbdc51f4c148</text:p>
          </table:table-cell>
          <table:table-cell table:style-name="ce36" office:value-type="string">
            <text:p>2.16.840.1.113883.2.9.2.120.4.4.8fe46b71d98546dc779f4a7f4859b056b254bbe56b59baa550333b2c46441c87.042187bd28^^^^urn:ihe:iti:xdw:2013:workflowInstanceId</text:p>
          </table:table-cell>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validazione documento CDA2 (HTTP 422)</text:p>
          </table:table-cell>
          <table:table-cell table:number-columns-repeated="2" table:style-name="ce38" office:value-type="string">
            <text:p>NO</text:p>
          </table:table-cell>
          <table:table-cell table:style-name="ce38" office:value-type="string">
            <text:p>SI</text:p>
          </table:table-cell>
          <table:table-cell table:style-name="ce38" office:value-type="string">
            <text:p>L'applicativo mostra all'utente il messaggio di errore restituito dal gateway FSE con il dettaglio della violazione CDA2. L'utente corregge il documento e procede con un nuovo invio manuale al servizio di validazione.</text:p>
          </table:table-cell>
          <table:table-cell table:style-name="ce38" office:value-type="string">
            <text:p>PASS</text:p>
          </table:table-cell>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89">
            <text:p>89</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19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I dati utilizzati per comporre il CDA2 dovranno essere conformi alle section e le entry secondo quanto espresso nella sezione "CASO DI TEST 19" riportata nei documenti "casi di test RAD" e "CDA2_Referto_di_Radiologia_KO" presenti al path https://github.com/ministero-salute/it-fse-accreditamento.</text:p>
          </table:table-cell>
          <table:table-cell table:style-name="ce35" office:value-type="string">
            <text:p>14/02/2026</text:p>
          </table:table-cell>
          <table:table-cell table:style-name="ce35" office:value-type="string">
            <text:p>2026-02-14T17:45:38.290Z</text:p>
          </table:table-cell>
          <table:table-cell table:style-name="ce35" office:value-type="string">
            <text:p>9f282a31fa9657ffcc37ee42a22300cb</text:p>
          </table:table-cell>
          <table:table-cell table:style-name="ce36" office:value-type="string">
            <text:p>2.16.840.1.113883.2.9.2.120.4.4.8fe46b71d98546dc779f4a7f4859b056b254bbe56b59baa550333b2c46441c87.29b9a40153^^^^urn:ihe:iti:xdw:2013:workflowInstanceId</text:p>
          </table:table-cell>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validazione documento CDA2 (HTTP 422)</text:p>
          </table:table-cell>
          <table:table-cell table:number-columns-repeated="2" table:style-name="ce38" office:value-type="string">
            <text:p>NO</text:p>
          </table:table-cell>
          <table:table-cell table:style-name="ce38" office:value-type="string">
            <text:p>SI</text:p>
          </table:table-cell>
          <table:table-cell table:style-name="ce38" office:value-type="string">
            <text:p>L'applicativo mostra all'utente il messaggio di errore restituito dal gateway FSE con il dettaglio della violazione CDA2. L'utente corregge il documento e procede con un nuovo invio manuale al servizio di validazione.</text:p>
          </table:table-cell>
          <table:table-cell table:style-name="ce38" office:value-type="string">
            <text:p>PASS</text:p>
          </table:table-cell>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90">
            <text:p>90</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20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I dati utilizzati per comporre il CDA2 dovranno essere conformi alle section e le entry secondo quanto espresso nella sezione "CASO DI TEST 20" riportata nei documenti "casi di test RAD" e "CDA2_Referto_di_Radiologia_KO" presenti al path https://github.com/ministero-salute/it-fse-accreditamento.</text:p>
          </table:table-cell>
          <table:table-cell table:style-name="ce35" office:value-type="string">
            <text:p>14/02/2026</text:p>
          </table:table-cell>
          <table:table-cell table:style-name="ce35" office:value-type="string">
            <text:p>2026-02-14T17:46:49.525Z</text:p>
          </table:table-cell>
          <table:table-cell table:style-name="ce35" office:value-type="string">
            <text:p>aba62f3df27b20ce0adfd76fd76f51f3</text:p>
          </table:table-cell>
          <table:table-cell table:style-name="ce36" office:value-type="string">
            <text:p>2.16.840.1.113883.2.9.2.120.4.4.8fe46b71d98546dc779f4a7f4859b056b254bbe56b59baa550333b2c46441c87.8536d7037b^^^^urn:ihe:iti:xdw:2013:workflowInstanceId</text:p>
          </table:table-cell>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validazione documento CDA2 (HTTP 422)</text:p>
          </table:table-cell>
          <table:table-cell table:number-columns-repeated="2" table:style-name="ce38" office:value-type="string">
            <text:p>NO</text:p>
          </table:table-cell>
          <table:table-cell table:style-name="ce38" office:value-type="string">
            <text:p>SI</text:p>
          </table:table-cell>
          <table:table-cell table:style-name="ce38" office:value-type="string">
            <text:p>L'applicativo mostra all'utente il messaggio di errore restituito dal gateway FSE con il dettaglio della violazione CDA2. L'utente corregge il documento e procede con un nuovo invio manuale al servizio di validazione.</text:p>
          </table:table-cell>
          <table:table-cell table:style-name="ce38" office:value-type="string">
            <text:p>PASS</text:p>
          </table:table-cell>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91">
            <text:p>91</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21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21" riportata nei documenti "casi di test RAD" e "CDA2_Referto_di_Radiologia_KO" presenti al path https://github.com/ministero-salute/it-fse-accreditamento.</text:p>
          </table:table-cell>
          <table:table-cell table:style-name="ce35" office:value-type="string">
            <text:p>14/02/2026</text:p>
          </table:table-cell>
          <table:table-cell table:style-name="ce35" office:value-type="string">
            <text:p>2026-02-14T17:48:01.485Z</text:p>
          </table:table-cell>
          <table:table-cell table:style-name="ce35" office:value-type="string">
            <text:p>13188c75f6386633571eebc10d5be544</text:p>
          </table:table-cell>
          <table:table-cell table:style-name="ce36" office:value-type="string">
            <text:p>2.16.840.1.113883.2.9.2.120.4.4.8fe46b71d98546dc779f4a7f4859b056b254bbe56b59baa550333b2c46441c87.8aac2a4eaf^^^^urn:ihe:iti:xdw:2013:workflowInstanceId</text:p>
          </table:table-cell>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validazione documento CDA2 (HTTP 422)</text:p>
          </table:table-cell>
          <table:table-cell table:number-columns-repeated="2" table:style-name="ce38" office:value-type="string">
            <text:p>NO</text:p>
          </table:table-cell>
          <table:table-cell table:style-name="ce38" office:value-type="string">
            <text:p>SI</text:p>
          </table:table-cell>
          <table:table-cell table:style-name="ce38" office:value-type="string">
            <text:p>L'applicativo mostra all'utente il messaggio di errore restituito dal gateway FSE con il dettaglio della violazione CDA2. L'utente corregge il documento e procede con un nuovo invio manuale al servizio di validazione.</text:p>
          </table:table-cell>
          <table:table-cell table:style-name="ce38" office:value-type="string">
            <text:p>PASS</text:p>
          </table:table-cell>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92">
            <text:p>92</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22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22" riportata nei documenti "casi di test RAD" e "CDA2_Referto_di_Radiologia_KO" presenti al path https://github.com/ministero-salute/it-fse-accreditamento.</text:p>
          </table:table-cell>
          <table:table-cell table:style-name="ce35" office:value-type="string">
            <text:p>14/02/2026</text:p>
          </table:table-cell>
          <table:table-cell table:style-name="ce35" office:value-type="string">
            <text:p>2026-02-14T17:49:06.979Z</text:p>
          </table:table-cell>
          <table:table-cell table:style-name="ce35" office:value-type="string">
            <text:p>73c6b338203cdfa67b8f0d41412732a5</text:p>
          </table:table-cell>
          <table:table-cell table:style-name="ce36" office:value-type="string">
            <text:p>2.16.840.1.113883.2.9.2.120.4.4.8fe46b71d98546dc779f4a7f4859b056b254bbe56b59baa550333b2c46441c87.99093a46f6^^^^urn:ihe:iti:xdw:2013:workflowInstanceId</text:p>
          </table:table-cell>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validazione documento CDA2 (HTTP 400)</text:p>
          </table:table-cell>
          <table:table-cell table:number-columns-repeated="2" table:style-name="ce38" office:value-type="string">
            <text:p>NO</text:p>
          </table:table-cell>
          <table:table-cell table:style-name="ce38" office:value-type="string">
            <text:p>SI</text:p>
          </table:table-cell>
          <table:table-cell table:style-name="ce38" office:value-type="string">
            <text:p>L'applicativo mostra all'utente il messaggio di errore restituito dal gateway FSE con il dettaglio della violazione CDA2. L'utente corregge il documento e procede con un nuovo invio manuale al servizio di validazione.</text:p>
          </table:table-cell>
          <table:table-cell table:style-name="ce38" office:value-type="string">
            <text:p>PASS</text:p>
          </table:table-cell>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93">
            <text:p>93</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23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23" riportata nei documenti "casi di test RAD" e "CDA2_Referto_di_Radiologia_KO" presenti al path https://github.com/ministero-salute/it-fse-accreditamento.</text:p>
          </table:table-cell>
          <table:table-cell table:style-name="ce35" office:value-type="string">
            <text:p>14/02/2026</text:p>
          </table:table-cell>
          <table:table-cell table:style-name="ce35" office:value-type="string">
            <text:p>2026-02-14T17:50:06.001Z</text:p>
          </table:table-cell>
          <table:table-cell table:style-name="ce35" office:value-type="string">
            <text:p>4207e3e908d26f7b4ffc231b32e6eea4</text:p>
          </table:table-cell>
          <table:table-cell table:style-name="ce36" office:value-type="string">
            <text:p>2.16.840.1.113883.2.9.2.120.4.4.8fe46b71d98546dc779f4a7f4859b056b254bbe56b59baa550333b2c46441c87.7777c62b6e^^^^urn:ihe:iti:xdw:2013:workflowInstanceId</text:p>
          </table:table-cell>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validazione documento CDA2 (HTTP 422)</text:p>
          </table:table-cell>
          <table:table-cell table:number-columns-repeated="2" table:style-name="ce38" office:value-type="string">
            <text:p>NO</text:p>
          </table:table-cell>
          <table:table-cell table:style-name="ce38" office:value-type="string">
            <text:p>SI</text:p>
          </table:table-cell>
          <table:table-cell table:style-name="ce38" office:value-type="string">
            <text:p>L'applicativo mostra all'utente il messaggio di errore restituito dal gateway FSE con il dettaglio della violazione CDA2. L'utente corregge il documento e procede con un nuovo invio manuale al servizio di validazione.</text:p>
          </table:table-cell>
          <table:table-cell table:style-name="ce38" office:value-type="string">
            <text:p>PASS</text:p>
          </table:table-cell>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95">
            <text:p>95</text:p>
          </table:table-cell>
          <table:table-cell table:style-name="ce21" office:value-type="string">
            <text:p>VALIDAZIONE</text:p>
          </table:table-cell>
          <table:table-cell table:style-name="ce30" office:value-type="string">
            <text:p>CERT_VAC</text:p>
          </table:table-cell>
          <table:table-cell table:style-name="ce21" office:value-type="string">
            <text:p>VALIDAZIONE_CDA2_CERT_VAC_CT6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text:s/></text:p>
            <text:p>I dati utilizzati per comporre il CDA2 dovranno essere conformi alle section e le entry secondo quanto espresso nella sezione "CASO DI TEST 6" riportata nei documenti "casi di test CERT_VACC" e "CDA2_Certificato Vaccin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97">
            <text:p>97</text:p>
          </table:table-cell>
          <table:table-cell table:style-name="ce21" office:value-type="string">
            <text:p>VALIDAZIONE</text:p>
          </table:table-cell>
          <table:table-cell table:style-name="ce30" office:value-type="string">
            <text:p>CERT_VAC</text:p>
          </table:table-cell>
          <table:table-cell table:style-name="ce21" office:value-type="string">
            <text:p>VALIDAZIONE_CDA2_CERT_VAC_CT8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8" riportata nei documenti "casi di test CERT_VACC" e "CDA2_Certificato Vaccin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98">
            <text:p>98</text:p>
          </table:table-cell>
          <table:table-cell table:style-name="ce21" office:value-type="string">
            <text:p>VALIDAZIONE</text:p>
          </table:table-cell>
          <table:table-cell table:style-name="ce30" office:value-type="string">
            <text:p>CERT_VAC</text:p>
          </table:table-cell>
          <table:table-cell table:style-name="ce21" office:value-type="string">
            <text:p>VALIDAZIONE_CDA2_CERT_VAC_CT9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9" riportata nei documenti "casi di test CERT_VACC" e "CDA2_Certificato Vaccin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99">
            <text:p>99</text:p>
          </table:table-cell>
          <table:table-cell table:style-name="ce21" office:value-type="string">
            <text:p>VALIDAZIONE</text:p>
          </table:table-cell>
          <table:table-cell table:style-name="ce30" office:value-type="string">
            <text:p>CERT_VAC</text:p>
          </table:table-cell>
          <table:table-cell table:style-name="ce21" office:value-type="string">
            <text:p>VALIDAZIONE_CDA2_CERT_VAC_CT10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10" riportata nei documenti "casi di test CERT_VACC" e "CDA2_Certificato Vaccin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00">
            <text:p>100</text:p>
          </table:table-cell>
          <table:table-cell table:style-name="ce21" office:value-type="string">
            <text:p>VALIDAZIONE</text:p>
          </table:table-cell>
          <table:table-cell table:style-name="ce30" office:value-type="string">
            <text:p>CERT_VAC</text:p>
          </table:table-cell>
          <table:table-cell table:style-name="ce21" office:value-type="string">
            <text:p>VALIDAZIONE_CDA2_CERT_VAC_CT11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1" riportata nei documenti "casi di test CERT_VACC" e "CDA2_Certificato Vaccin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01">
            <text:p>101</text:p>
          </table:table-cell>
          <table:table-cell table:style-name="ce21" office:value-type="string">
            <text:p>VALIDAZIONE</text:p>
          </table:table-cell>
          <table:table-cell table:style-name="ce30" office:value-type="string">
            <text:p>CERT_VAC</text:p>
          </table:table-cell>
          <table:table-cell table:style-name="ce21" office:value-type="string">
            <text:p>VALIDAZIONE_CDA2_CERT_VAC_CT12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2" riportata nei documenti "casi di test CERT_VACC" e "CDA2_Certificato Vaccin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02">
            <text:p>102</text:p>
          </table:table-cell>
          <table:table-cell table:style-name="ce21" office:value-type="string">
            <text:p>VALIDAZIONE</text:p>
          </table:table-cell>
          <table:table-cell table:style-name="ce30" office:value-type="string">
            <text:p>CERT_VAC</text:p>
          </table:table-cell>
          <table:table-cell table:style-name="ce21" office:value-type="string">
            <text:p>VALIDAZIONE_CDA2_CERT_VAC_CT13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13" riportata nei documenti "casi di test CERT_VACC" e "CDA2_Certificato Vaccin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03">
            <text:p>103</text:p>
          </table:table-cell>
          <table:table-cell table:style-name="ce21" office:value-type="string">
            <text:p>VALIDAZIONE</text:p>
          </table:table-cell>
          <table:table-cell table:style-name="ce30" office:value-type="string">
            <text:p>CERT_VAC</text:p>
          </table:table-cell>
          <table:table-cell table:style-name="ce21" office:value-type="string">
            <text:p>VALIDAZIONE_CDA2_CERT_VAC_CT14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14" riportata nei documenti "casi di test CERT_VACC" e "CDA2_Certificato Vaccin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04">
            <text:p>104</text:p>
          </table:table-cell>
          <table:table-cell table:style-name="ce21" office:value-type="string">
            <text:p>VALIDAZIONE</text:p>
          </table:table-cell>
          <table:table-cell table:style-name="ce30" office:value-type="string">
            <text:p>CERT_VAC</text:p>
          </table:table-cell>
          <table:table-cell table:style-name="ce21" office:value-type="string">
            <text:p>VALIDAZIONE_CDA2_CERT_VAC_CT15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5" riportata nei documenti "casi di test CERT_VACC" e "CDA2_Certificato Vaccin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05">
            <text:p>105</text:p>
          </table:table-cell>
          <table:table-cell table:style-name="ce21" office:value-type="string">
            <text:p>VALIDAZIONE</text:p>
          </table:table-cell>
          <table:table-cell table:style-name="ce30" office:value-type="string">
            <text:p>CERT_VAC</text:p>
          </table:table-cell>
          <table:table-cell table:style-name="ce21" office:value-type="string">
            <text:p>VALIDAZIONE_CDA2_CERT_VAC_CT16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text:s/></text:p>
            <text:p>I dati utilizzati per comporre il CDA2 dovranno essere conformi alle section e le entry secondo quanto espresso nella sezione "CASO DI TEST 16" riportata nei documenti "casi di test CERT_VACC" e "CDA2_Certificato Vaccin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06">
            <text:p>106</text:p>
          </table:table-cell>
          <table:table-cell table:style-name="ce21" office:value-type="string">
            <text:p>VALIDAZIONE</text:p>
          </table:table-cell>
          <table:table-cell table:style-name="ce30" office:value-type="string">
            <text:p>CERT_VAC</text:p>
          </table:table-cell>
          <table:table-cell table:style-name="ce21" office:value-type="string">
            <text:p>VALIDAZIONE_CDA2_CERT_VAC_CT17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17" riportata nei documenti "casi di test CERT_VACC" e "CDA2_Certificato Vaccin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08">
            <text:p>108</text:p>
          </table:table-cell>
          <table:table-cell table:style-name="ce21" office:value-type="string">
            <text:p>VALIDAZIONE</text:p>
          </table:table-cell>
          <table:table-cell table:style-name="ce30" office:value-type="string">
            <text:p>SING_VAC</text:p>
          </table:table-cell>
          <table:table-cell table:style-name="ce21" office:value-type="string">
            <text:p>VALIDAZIONE_CDA2_SING_VAC_CT6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6" riportata nei documenti "casi di test SING_VACC" e "CDA2_Scheda_Singola Vaccinazion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10">
            <text:p>110</text:p>
          </table:table-cell>
          <table:table-cell table:style-name="ce21" office:value-type="string">
            <text:p>VALIDAZIONE</text:p>
          </table:table-cell>
          <table:table-cell table:style-name="ce30" office:value-type="string">
            <text:p>SING_VAC</text:p>
          </table:table-cell>
          <table:table-cell table:style-name="ce21" office:value-type="string">
            <text:p>VALIDAZIONE_CDA2_SING_VAC_CT8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8" riportata nei documenti "casi di test SING_VACC" e "CDA2_Scheda_Singola Vaccinazion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11">
            <text:p>111</text:p>
          </table:table-cell>
          <table:table-cell table:style-name="ce21" office:value-type="string">
            <text:p>VALIDAZIONE</text:p>
          </table:table-cell>
          <table:table-cell table:style-name="ce30" office:value-type="string">
            <text:p>SING_VAC</text:p>
          </table:table-cell>
          <table:table-cell table:style-name="ce21" office:value-type="string">
            <text:p>VALIDAZIONE_CDA2_SING_VAC_CT9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9" riportata nei documenti "casi di test SING_VACC" e "CDA2_Scheda_Singola Vaccinazion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12">
            <text:p>112</text:p>
          </table:table-cell>
          <table:table-cell table:style-name="ce21" office:value-type="string">
            <text:p>VALIDAZIONE</text:p>
          </table:table-cell>
          <table:table-cell table:style-name="ce30" office:value-type="string">
            <text:p>SING_VAC</text:p>
          </table:table-cell>
          <table:table-cell table:style-name="ce21" office:value-type="string">
            <text:p>VALIDAZIONE_CDA2_SING_VAC_CT10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0" riportata nei documenti "casi di test SING_VACC" e "CDA2_Scheda_Singola Vaccinazion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13">
            <text:p>113</text:p>
          </table:table-cell>
          <table:table-cell table:style-name="ce21" office:value-type="string">
            <text:p>VALIDAZIONE</text:p>
          </table:table-cell>
          <table:table-cell table:style-name="ce30" office:value-type="string">
            <text:p>SING_VAC</text:p>
          </table:table-cell>
          <table:table-cell table:style-name="ce21" office:value-type="string">
            <text:p>VALIDAZIONE_CDA2_SING_VAC_CT11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1" riportata nei documenti "casi di test SING_VACC" e "CDA2_Scheda_Singola Vaccinazion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14">
            <text:p>114</text:p>
          </table:table-cell>
          <table:table-cell table:style-name="ce21" office:value-type="string">
            <text:p>VALIDAZIONE</text:p>
          </table:table-cell>
          <table:table-cell table:style-name="ce30" office:value-type="string">
            <text:p>SING_VAC</text:p>
          </table:table-cell>
          <table:table-cell table:style-name="ce21" office:value-type="string">
            <text:p>VALIDAZIONE_CDA2_SING_VAC_CT12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2" riportata nei documenti "casi di test SING_VACC" e "CDA2_Scheda_Singola Vaccinazion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15">
            <text:p>115</text:p>
          </table:table-cell>
          <table:table-cell table:style-name="ce21" office:value-type="string">
            <text:p>VALIDAZIONE</text:p>
          </table:table-cell>
          <table:table-cell table:style-name="ce30" office:value-type="string">
            <text:p>SING_VAC</text:p>
          </table:table-cell>
          <table:table-cell table:style-name="ce21" office:value-type="string">
            <text:p>VALIDAZIONE_CDA2_SING_VAC_CT13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3" riportata nei documenti "casi di test SING_VACC" e "CDA2_Scheda_Singola Vaccinazion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16">
            <text:p>116</text:p>
          </table:table-cell>
          <table:table-cell table:style-name="ce21" office:value-type="string">
            <text:p>VALIDAZIONE</text:p>
          </table:table-cell>
          <table:table-cell table:style-name="ce30" office:value-type="string">
            <text:p>SING_VAC</text:p>
          </table:table-cell>
          <table:table-cell table:style-name="ce21" office:value-type="string">
            <text:p>VALIDAZIONE_CDA2_SING_VAC_CT14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4" riportata nei documenti "casi di test SING_VACC" e "CDA2_Scheda_Singola Vaccinazion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17">
            <text:p>117</text:p>
          </table:table-cell>
          <table:table-cell table:style-name="ce21" office:value-type="string">
            <text:p>VALIDAZIONE</text:p>
          </table:table-cell>
          <table:table-cell table:style-name="ce30" office:value-type="string">
            <text:p>SING_VAC</text:p>
          </table:table-cell>
          <table:table-cell table:style-name="ce21" office:value-type="string">
            <text:p>VALIDAZIONE_CDA2_SING_VAC_CT15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5" riportata nei documenti "casi di test SING_VACC" e "CDA2_Scheda_Singola Vaccinazion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18">
            <text:p>118</text:p>
          </table:table-cell>
          <table:table-cell table:style-name="ce21" office:value-type="string">
            <text:p>VALIDAZIONE</text:p>
          </table:table-cell>
          <table:table-cell table:style-name="ce30" office:value-type="string">
            <text:p>SING_VAC</text:p>
          </table:table-cell>
          <table:table-cell table:style-name="ce21" office:value-type="string">
            <text:p>VALIDAZIONE_CDA2_SING_VAC_CT16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6" riportata nei documenti "casi di test SING_VACC" e "CDA2_Scheda_Singola Vaccinazion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19">
            <text:p>119</text:p>
          </table:table-cell>
          <table:table-cell table:style-name="ce21" office:value-type="string">
            <text:p>VALIDAZIONE</text:p>
          </table:table-cell>
          <table:table-cell table:style-name="ce30" office:value-type="string">
            <text:p>SING_VAC</text:p>
          </table:table-cell>
          <table:table-cell table:style-name="ce21" office:value-type="string">
            <text:p>VALIDAZIONE_CDA2_SING_VAC_CT17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7" riportata nei documenti "casi di test SING_VACC" e "CDA2_Scheda_Singola Vaccinazion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20">
            <text:p>120</text:p>
          </table:table-cell>
          <table:table-cell table:style-name="ce21" office:value-type="string">
            <text:p>VALIDAZIONE</text:p>
          </table:table-cell>
          <table:table-cell table:style-name="ce30" office:value-type="string">
            <text:p>SING_VAC</text:p>
          </table:table-cell>
          <table:table-cell table:style-name="ce21" office:value-type="string">
            <text:p>VALIDAZIONE_CDA2_SING_VAC_CT18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8" riportata nei documenti "casi di test SING_VACC" e "CDA2_Scheda_Singola Vaccinazion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21">
            <text:p>121</text:p>
          </table:table-cell>
          <table:table-cell table:style-name="ce21" office:value-type="string">
            <text:p>VALIDAZIONE</text:p>
          </table:table-cell>
          <table:table-cell table:style-name="ce30" office:value-type="string">
            <text:p>SING_VAC</text:p>
          </table:table-cell>
          <table:table-cell table:style-name="ce21" office:value-type="string">
            <text:p>VALIDAZIONE_CDA2_SING_VAC_CT19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9" riportata nei documenti "casi di test SING_VACC" e "CDA2_Scheda_Singola Vaccinazion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23">
            <text:p>123</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6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6"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25">
            <text:p>125</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8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8"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26">
            <text:p>126</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9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9"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27">
            <text:p>127</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10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0"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28">
            <text:p>128</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11_KO</text:p>
          </table:table-cell>
          <table:table-cell table:style-name="ce31"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1"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29">
            <text:p>129</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12_KO</text:p>
          </table:table-cell>
          <table:table-cell table:style-name="ce31"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2"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30">
            <text:p>130</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13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3"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31">
            <text:p>131</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14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4"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32">
            <text:p>132</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15_KO</text:p>
          </table:table-cell>
          <table:table-cell table:style-name="ce31" office:value-type="string">
            <text:p>Viene richiamato il servizio di validazione "https://&lt;HOST&gt;:&lt;PORT&gt;/v&lt;major&gt;/documents/validation"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5"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33">
            <text:p>133</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16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6"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34">
            <text:p>134</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17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7"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35">
            <text:p>135</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18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8"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36">
            <text:p>136</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19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9"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37">
            <text:p>137</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20_KO</text:p>
          </table:table-cell>
          <table:table-cell table:style-name="ce31" office:value-type="string">
            <text:p>Viene richiamato il servizio di validazione "https://&lt;HOST&gt;:&lt;PORT&gt;/v&lt;major&gt;/documents/validation"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0"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38">
            <text:p>138</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21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21"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39">
            <text:p>139</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22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22"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40">
            <text:p>140</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23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23"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41">
            <text:p>141</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24_KO</text:p>
          </table:table-cell>
          <table:table-cell table:style-name="ce31" office:value-type="string">
            <text:p>Viene richiamato il servizio di validazione "https://&lt;HOST&gt;:&lt;PORT&gt;/v&lt;major&gt;/documents/validation"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4"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42">
            <text:p>142</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25_KO</text:p>
          </table:table-cell>
          <table:table-cell table:style-name="ce31" office:value-type="string">
            <text:p>Viene richiamato il servizio di validazione "https://&lt;HOST&gt;:&lt;PORT&gt;/v&lt;major&gt;/documents/validation"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25"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43">
            <text:p>143</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26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26"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44">
            <text:p>144</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27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27"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45">
            <text:p>145</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28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28"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46">
            <text:p>146</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29_KO</text:p>
          </table:table-cell>
          <table:table-cell table:style-name="ce31" office:value-type="string">
            <text:p>Viene richiamato il servizio di validazione "https://&lt;HOST&gt;:&lt;PORT&gt;/v&lt;major&gt;/documents/validation"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9" riportata nei documenti "casi di test VPS" e "CDA2_Verbale_Pronto_Soccors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52">
            <text:p>152</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6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6" riportata nei documenti "casi di test RSA" e "CDA2_Referto_Specialistica_Ambulatori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54">
            <text:p>154</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8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8" riportata nei documenti "casi di test RSA" e "CDA2_Referto_Specialistica_Ambulatori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55">
            <text:p>155</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9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9" riportata nei documenti "casi di test RSA" e "CDA2_Referto_Specialistica_Ambulatori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56">
            <text:p>156</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10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0" riportata nei documenti "casi di test RSA" e "CDA2_Referto_Specialistica_Ambulatori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59">
            <text:p>159</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13_KO</text:p>
          </table:table-cell>
          <table:table-cell table:style-name="ce31"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3" riportata nei documenti "casi di test RSA" e "CDA2_Referto_Specialistica_Ambulatori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60">
            <text:p>160</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14_KO</text:p>
          </table:table-cell>
          <table:table-cell table:style-name="ce31"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4" riportata nei documenti "casi di test RSA" e "CDA2_Referto_Specialistica_Ambulatori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61">
            <text:p>161</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15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5" riportata nei documenti "casi di test RSA" e "CDA2_Referto_Specialistica_Ambulatori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62">
            <text:p>162</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16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6" riportata nei documenti "casi di test RSA" e "CDA2_Referto_Specialistica_Ambulatori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63">
            <text:p>163</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17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7" riportata nei documenti "casi di test RSA" e "CDA2_Referto_Specialistica_Ambulatori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64">
            <text:p>164</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18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8" riportata nei documenti "casi di test RSA" e "CDA2_Referto_Specialistica_Ambulatori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65">
            <text:p>165</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19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9" riportata nei documenti "casi di test RSA" e "CDA2_Referto_Specialistica_Ambulatori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66">
            <text:p>166</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20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0" riportata nei documenti "casi di test RSA" e "CDA2_Referto_Specialistica_Ambulatori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67">
            <text:p>167</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21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1" riportata nei documenti "casi di test RSA" e "CDA2_Referto_Specialistica_Ambulatori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68">
            <text:p>168</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22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22" riportata nei documenti "casi di test RSA" e "CDA2_Referto_Specialistica_Ambulatori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69">
            <text:p>169</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23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3" riportata nei documenti "casi di test RSA" e "CDA2_Referto_Specialistica_Ambulatori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75">
            <text:p>175</text:p>
          </table:table-cell>
          <table:table-cell table:style-name="ce21" office:value-type="string">
            <text:p>VALIDAZIONE</text:p>
          </table:table-cell>
          <table:table-cell table:style-name="ce30" office:value-type="string">
            <text:p>PSS</text:p>
          </table:table-cell>
          <table:table-cell table:style-name="ce21" office:value-type="string">
            <text:p>VALIDAZIONE_CDA2_PSS_CT6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6" riportata nei documenti "casi di test PSS" e "CDA2_Profilo_Sanitario_Sintetic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77">
            <text:p>177</text:p>
          </table:table-cell>
          <table:table-cell table:style-name="ce21" office:value-type="string">
            <text:p>VALIDAZIONE</text:p>
          </table:table-cell>
          <table:table-cell table:style-name="ce30" office:value-type="string">
            <text:p>PSS</text:p>
          </table:table-cell>
          <table:table-cell table:style-name="ce21" office:value-type="string">
            <text:p>VALIDAZIONE_CDA2_PSS_CT8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8" riportata nei documenti "casi di test PSS" e "CDA2_Profilo_Sanitario_Sintetic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78">
            <text:p>178</text:p>
          </table:table-cell>
          <table:table-cell table:style-name="ce21" office:value-type="string">
            <text:p>VALIDAZIONE</text:p>
          </table:table-cell>
          <table:table-cell table:style-name="ce30" office:value-type="string">
            <text:p>PSS</text:p>
          </table:table-cell>
          <table:table-cell table:style-name="ce21" office:value-type="string">
            <text:p>VALIDAZIONE_CDA2_PSS_CT9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9" riportata nei documenti "casi di test PSS" e "CDA2_Profilo_Sanitario_Sintetic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79">
            <text:p>179</text:p>
          </table:table-cell>
          <table:table-cell table:style-name="ce21" office:value-type="string">
            <text:p>VALIDAZIONE</text:p>
          </table:table-cell>
          <table:table-cell table:style-name="ce30" office:value-type="string">
            <text:p>PSS</text:p>
          </table:table-cell>
          <table:table-cell table:style-name="ce21" office:value-type="string">
            <text:p>VALIDAZIONE_CDA2_PSS_CT10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0" riportata nei documenti "casi di test PSS" e "CDA2_Profilo_Sanitario_Sintetic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80">
            <text:p>180</text:p>
          </table:table-cell>
          <table:table-cell table:style-name="ce21" office:value-type="string">
            <text:p>VALIDAZIONE</text:p>
          </table:table-cell>
          <table:table-cell table:style-name="ce30" office:value-type="string">
            <text:p>PSS</text:p>
          </table:table-cell>
          <table:table-cell table:style-name="ce21" office:value-type="string">
            <text:p>VALIDAZIONE_CDA2_PSS_CT11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1" riportata nei documenti "casi di test PSS" e "CDA2_Profilo_Sanitario_Sintetic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81">
            <text:p>181</text:p>
          </table:table-cell>
          <table:table-cell table:style-name="ce21" office:value-type="string">
            <text:p>VALIDAZIONE</text:p>
          </table:table-cell>
          <table:table-cell table:style-name="ce30" office:value-type="string">
            <text:p>PSS</text:p>
          </table:table-cell>
          <table:table-cell table:style-name="ce21" office:value-type="string">
            <text:p>VALIDAZIONE_CDA2_PSS_CT12_KO</text:p>
          </table:table-cell>
          <table:table-cell table:style-name="ce31"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2" riportata nei documenti "casi di test PSS" e "CDA2_Profilo_Sanitario_Sintetic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82">
            <text:p>182</text:p>
          </table:table-cell>
          <table:table-cell table:style-name="ce21" office:value-type="string">
            <text:p>VALIDAZIONE</text:p>
          </table:table-cell>
          <table:table-cell table:style-name="ce30" office:value-type="string">
            <text:p>PSS</text:p>
          </table:table-cell>
          <table:table-cell table:style-name="ce21" office:value-type="string">
            <text:p>VALIDAZIONE_CDA2_PSS_CT13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3" riportata nei documenti "casi di test PSS" e "CDA2_Profilo_Sanitario_Sintetic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83">
            <text:p>183</text:p>
          </table:table-cell>
          <table:table-cell table:style-name="ce21" office:value-type="string">
            <text:p>VALIDAZIONE</text:p>
          </table:table-cell>
          <table:table-cell table:style-name="ce30" office:value-type="string">
            <text:p>PSS</text:p>
          </table:table-cell>
          <table:table-cell table:style-name="ce21" office:value-type="string">
            <text:p>VALIDAZIONE_CDA2_PSS_CT14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4" riportata nei documenti "casi di test PSS" e "CDA2_Profilo_Sanitario_Sintetic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84">
            <text:p>184</text:p>
          </table:table-cell>
          <table:table-cell table:style-name="ce21" office:value-type="string">
            <text:p>VALIDAZIONE</text:p>
          </table:table-cell>
          <table:table-cell table:style-name="ce30" office:value-type="string">
            <text:p>PSS</text:p>
          </table:table-cell>
          <table:table-cell table:style-name="ce21" office:value-type="string">
            <text:p>VALIDAZIONE_CDA2_PSS_CT15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5" riportata nei documenti "casi di test PSS" e "CDA2_Profilo_Sanitario_Sintetic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85">
            <text:p>185</text:p>
          </table:table-cell>
          <table:table-cell table:style-name="ce21" office:value-type="string">
            <text:p>VALIDAZIONE</text:p>
          </table:table-cell>
          <table:table-cell table:style-name="ce30" office:value-type="string">
            <text:p>PSS</text:p>
          </table:table-cell>
          <table:table-cell table:style-name="ce21" office:value-type="string">
            <text:p>VALIDAZIONE_CDA2_PSS_CT16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6" riportata nei documenti "casi di test PSS" e "CDA2_Profilo_Sanitario_Sintetic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86">
            <text:p>186</text:p>
          </table:table-cell>
          <table:table-cell table:style-name="ce21" office:value-type="string">
            <text:p>VALIDAZIONE</text:p>
          </table:table-cell>
          <table:table-cell table:style-name="ce30" office:value-type="string">
            <text:p>PSS</text:p>
          </table:table-cell>
          <table:table-cell table:style-name="ce21" office:value-type="string">
            <text:p>VALIDAZIONE_CDA2_PSS_CT17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7" riportata nei documenti "casi di test PSS" e "CDA2_Profilo_Sanitario_Sintetic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87">
            <text:p>187</text:p>
          </table:table-cell>
          <table:table-cell table:style-name="ce21" office:value-type="string">
            <text:p>VALIDAZIONE</text:p>
          </table:table-cell>
          <table:table-cell table:style-name="ce30" office:value-type="string">
            <text:p>PSS</text:p>
          </table:table-cell>
          <table:table-cell table:style-name="ce21" office:value-type="string">
            <text:p>VALIDAZIONE_CDA2_PSS_CT18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8" riportata nei documenti "casi di test PSS" e "CDA2_Profilo_Sanitario_Sintetic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88">
            <text:p>188</text:p>
          </table:table-cell>
          <table:table-cell table:style-name="ce21" office:value-type="string">
            <text:p>VALIDAZIONE</text:p>
          </table:table-cell>
          <table:table-cell table:style-name="ce30" office:value-type="string">
            <text:p>PSS</text:p>
          </table:table-cell>
          <table:table-cell table:style-name="ce21" office:value-type="string">
            <text:p>VALIDAZIONE_CDA2_PSS_CT19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9" riportata nei documenti "casi di test PSS" e "CDA2_Profilo_Sanitario_Sintetic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2">
          <table:table-cell table:style-name="ce21" office:value-type="float" office:value="189">
            <text:p>189</text:p>
          </table:table-cell>
          <table:table-cell table:style-name="ce21" office:value-type="string">
            <text:p>VALIDAZIONE</text:p>
          </table:table-cell>
          <table:table-cell table:style-name="ce30" office:value-type="string">
            <text:p>PSS</text:p>
          </table:table-cell>
          <table:table-cell table:style-name="ce21" office:value-type="string">
            <text:p>VALIDAZIONE_CDA2_PSS_CT20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20" riportata nei documenti "casi di test PSS" e "CDA2_Profilo_Sanitario_Sintetic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3">
          <table:table-cell table:style-name="ce21" office:value-type="float" office:value="190">
            <text:p>190</text:p>
          </table:table-cell>
          <table:table-cell table:style-name="ce21" office:value-type="string">
            <text:p>VALIDAZIONE</text:p>
          </table:table-cell>
          <table:table-cell table:style-name="ce30" office:value-type="string">
            <text:p>PSS</text:p>
          </table:table-cell>
          <table:table-cell table:style-name="ce21" office:value-type="string">
            <text:p>VALIDAZIONE_CDA2_PSS_CT21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1" riportata nei documenti "casi di test PSS" e "CDA2_Profilo_Sanitario_Sintetic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4">
          <table:table-cell table:style-name="ce21" office:value-type="float" office:value="191">
            <text:p>191</text:p>
          </table:table-cell>
          <table:table-cell table:style-name="ce21" office:value-type="string">
            <text:p>VALIDAZIONE</text:p>
          </table:table-cell>
          <table:table-cell table:style-name="ce30" office:value-type="string">
            <text:p>LAB</text:p>
          </table:table-cell>
          <table:table-cell table:style-name="ce21" office:value-type="string">
            <text:p>VALIDAZIONE_CDA2_LAB_TRASF_CT1</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o da risultare valido dal punto di vista sintattico, semantico, terminologico. I dati utilizzati per comporre il CDA2 dovranno essere conformi alle section e le entry secondo quanto espresso dalla sezione "CASO DI TEST- OK" riportata nei documenti "Caso di test - Trasfusionale" e "CDA2_Trasfusionale_OK" presenti al path https://github.com/ministero-salute/it-fse-accreditamento.</text:p>
            <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14">
          <table:table-cell table:style-name="ce21" office:value-type="float" office:value="376">
            <text:p>376</text:p>
          </table:table-cell>
          <table:table-cell table:style-name="ce21" office:value-type="string">
            <text:p>VALIDAZIONE</text:p>
          </table:table-cell>
          <table:table-cell table:style-name="ce30" office:value-type="string">
            <text:p>LAB</text:p>
          </table:table-cell>
          <table:table-cell table:style-name="ce21" office:value-type="string">
            <text:p>VALIDAZIONE_CDA2_LAB_TRASF_CT2</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o da risultare valido dal punto di vista sintattico, semantico, terminologico. I dati utilizzati per comporre il CDA2 dovranno essere conformi alle section e le entry secondo quanto espresso dalla sezione "CASO DI TEST OK - HLA" riportata nei documenti "Caso di test - Trasfusionale" e "CDA2_Trasfusionale_OK" presenti al path https://github.com/ministero-salute/it-fse-accreditamento.</text:p>
            <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14">
          <table:table-cell table:style-name="ce21" office:value-type="float" office:value="417">
            <text:p>417</text:p>
          </table:table-cell>
          <table:table-cell table:style-name="ce21" office:value-type="string">
            <text:p>VALIDAZIONE</text:p>
          </table:table-cell>
          <table:table-cell table:style-name="ce30" office:value-type="string">
            <text:p>RAP</text:p>
          </table:table-cell>
          <table:table-cell table:style-name="ce21" office:value-type="string">
            <text:p>VALIDAZIONE_CDA2_RAP_CT1</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Anatomia Patologica dovrà essere composto in modo da risultare valido dal punto di vista sintattico, semantico, terminologico. I dati utilizzati per comporre il CDA2 dovranno essere conformi alle section e le entry secondo quanto espresso dalla sezione "CASO DI TEST 1" riportata nei documenti "casi di test RAP" e "CDA2_Referto_di_Anatomia_Patologica_OK"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15">
          <table:table-cell table:style-name="ce21" office:value-type="float" office:value="418">
            <text:p>418</text:p>
          </table:table-cell>
          <table:table-cell table:style-name="ce21" office:value-type="string">
            <text:p>VALIDAZIONE</text:p>
          </table:table-cell>
          <table:table-cell table:style-name="ce30" office:value-type="string">
            <text:p>RAP</text:p>
          </table:table-cell>
          <table:table-cell table:style-name="ce21" office:value-type="string">
            <text:p>VALIDAZIONE_CDA2_RAP_CT2</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Anatomia Patologica dovrà essere composto in modo da risultare valido dal punto di vista sintattico, semantico, terminologico. I dati utilizzati per comporre il CDA2 dovranno essere conformi alle section e le entry secondo quanto espresso dalla sezione "CASO DI TEST 2" riportata nei documenti "casi di test RAP" e "CDA2_Referto_di_Anatomia_Patologica_OK" presenti al path https://github.com/ministero-salute/it-fse-accreditamento.</text:p>
            <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15">
          <table:table-cell table:style-name="ce21" office:value-type="float" office:value="419">
            <text:p>419</text:p>
          </table:table-cell>
          <table:table-cell table:style-name="ce21" office:value-type="string">
            <text:p>VALIDAZIONE</text:p>
          </table:table-cell>
          <table:table-cell table:style-name="ce30" office:value-type="string">
            <text:p>RAP</text:p>
          </table:table-cell>
          <table:table-cell table:style-name="ce21" office:value-type="string">
            <text:p>VALIDAZIONE_CDA2_RAP_CT3</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Anatomia Patologica dovrà essere composto in modo da risultare valido dal punto di vista sintattico, semantico, terminologico. I dati utilizzati per comporre il CDA2 dovranno essere conformi alle section e le entry secondo quanto espresso dalla sezione "CASO DI TEST 3" riportata nei documenti "casi di test RAP" e "CDA2_Referto_di_Anatomia_Patologica_OK" presenti al path https://github.com/ministero-salute/it-fse-accreditamento.</text:p>
            <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15">
          <table:table-cell table:style-name="ce21" office:value-type="float" office:value="423">
            <text:p>423</text:p>
          </table:table-cell>
          <table:table-cell table:style-name="ce21" office:value-type="string">
            <text:p>VALIDAZIONE</text:p>
          </table:table-cell>
          <table:table-cell table:style-name="ce30" office:value-type="string">
            <text:p>RAP</text:p>
          </table:table-cell>
          <table:table-cell table:style-name="ce21" office:value-type="string">
            <text:p>VALIDAZIONE_TOKEN_JWT_RAP_KO</text:p>
          </table:table-cell>
          <table:table-cell table:style-name="ce31" office:value-type="string">
            <text:p>Precondizioni:</text:p>
            <text:p>Il fornitore utilizza un token jwt mancante di campi obbligatori, quindi non valido.</text:p>
            <text:p/>
            <text:p>Descrizione di Business del caso di test: </text:p>
            <text:p>Viene richiamato il servizio di validazione "https://&lt;HOST&gt;:&lt;PORT&gt;/v&lt;major&gt;/documents/validation" con un token jwt non valido a causa della mancanza di uno o più campi obbligatori al fine di testare la gestione dell'errore sul token (status code 403), secondo quanto descritto in https://github.com/ministero-salute/it-fse-support/tree/main/doc/integrazione-gateway.</text:p>
            <text:p/>
            <text:p>Al fine di rendere non valido il token è necessario non valorizzare nel JWT il campo "purpose_of_use".</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5">
          <table:table-cell table:style-name="ce21" office:value-type="float" office:value="424">
            <text:p>424</text:p>
          </table:table-cell>
          <table:table-cell table:style-name="ce21" office:value-type="string">
            <text:p>VALIDAZIONE</text:p>
          </table:table-cell>
          <table:table-cell table:style-name="ce30" office:value-type="string">
            <text:p>RAP</text:p>
          </table:table-cell>
          <table:table-cell table:style-name="ce21" office:value-type="string">
            <text:p>VALIDAZIONE_TOKEN_JWT_CAMPO_RAP_KO</text:p>
          </table:table-cell>
          <table:table-cell table:style-name="ce31" office:value-type="string">
            <text:p>Precondizioni:</text:p>
            <text:p>Il fornitore utilizza un token jwt con dei campi valorizzati in maniera errata.</text:p>
            <text:p/>
            <text:p>Descrizione di Business del caso di test: </text:p>
            <text:p>Viene richiamato il servizio di validazione "https://&lt;HOST&gt;:&lt;PORT&gt;/v&lt;major&gt;/documents/validation" con un token jwt avente dei campi valorizzati in maniera errata al fine di testare la gestione dell'errore sul token (status code 403), secondo quanto descritto in https://github.com/ministero-salute/it-fse-support/tree/main/doc/integrazione-gateway.</text:p>
            <text:p><text:s/></text:p>
            <text:p>Al fine di rendere non valido il token è necessario valorizzare il campo "action_id" con la stringa "TEST" (valore non ammess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6">
          <table:table-cell table:style-name="ce21" office:value-type="float" office:value="425">
            <text:p>425</text:p>
          </table:table-cell>
          <table:table-cell table:style-name="ce21" office:value-type="string">
            <text:p>VALIDAZIONE</text:p>
          </table:table-cell>
          <table:table-cell table:style-name="ce30" office:value-type="string">
            <text:p>RAP</text:p>
          </table:table-cell>
          <table:table-cell table:style-name="ce21" office:value-type="string">
            <text:p>VALIDAZIONE_RAP_TIMEOUT</text:p>
          </table:table-cell>
          <table:table-cell table:style-name="ce31" office:value-type="string">
            <text:p>Per questo caso di test è richiesta la sola descrizione del comportamento a fronte di un timeout, da inserire nelle colonne relative a:</text:p>
            <text:p>"ERRORE BLOCCANTE (SI/NO)", "ERRORE VISIBILE A UTENTE (SI/NO)", "MESSAGGIO DI ERRORE", "GESTITO IN BACKOFFICE (SI/NO)", "PRESENTE CODA DI RETRY AUTOMATICA PER L'INVIO DEL DOCUMENTO AL FSE SERVIZIO DI VALIDAZIONE DEL GATEWAY A SEGUITO DELLA RISOLUZIONE DELL'ERRORE (SI/NO)", <text:s/>"INVIO MANUALE DEL DOCUMENTO AL FSE A SEGUITO DELLA RISOLUZIONE DELL'ERRORE (SI/NO)", "GESTIONE ERRORE".</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7">
          <table:table-cell table:style-name="ce21" office:value-type="float" office:value="432">
            <text:p>432</text:p>
          </table:table-cell>
          <table:table-cell table:style-name="ce21" office:value-type="string">
            <text:p>VALIDAZIONE</text:p>
          </table:table-cell>
          <table:table-cell table:style-name="ce30" office:value-type="string">
            <text:p>RAP</text:p>
          </table:table-cell>
          <table:table-cell table:style-name="ce21" office:value-type="string">
            <text:p>VALIDAZIONE_CDA2_RAP_CT12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
            <text:p>I dati utilizzati per comporre il CDA2 dovranno essere conformi alle section e le entry secondo quanto nella sezione "CASO DI TEST 12" riportata nei documenti "casi di test RAP" e "CDA2_Referto_di_Anatomia_Patologica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7">
          <table:table-cell table:style-name="ce21" office:value-type="float" office:value="433">
            <text:p>433</text:p>
          </table:table-cell>
          <table:table-cell table:style-name="ce21" office:value-type="string">
            <text:p>VALIDAZIONE</text:p>
          </table:table-cell>
          <table:table-cell table:style-name="ce30" office:value-type="string">
            <text:p>RAP</text:p>
          </table:table-cell>
          <table:table-cell table:style-name="ce21" office:value-type="string">
            <text:p>VALIDAZIONE_CDA2_RAP_CT13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
            <text:p>I dati utilizzati per comporre il CDA2 dovranno essere conformi alle section e le entry secondo quanto nella sezione "CASO DI TEST 13" riportata nei documenti "casi di test RAP" e "CDA2_Referto_di_Anatomia_Patologica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7">
          <table:table-cell table:style-name="ce21" office:value-type="float" office:value="434">
            <text:p>434</text:p>
          </table:table-cell>
          <table:table-cell table:style-name="ce21" office:value-type="string">
            <text:p>VALIDAZIONE</text:p>
          </table:table-cell>
          <table:table-cell table:style-name="ce30" office:value-type="string">
            <text:p>RAP</text:p>
          </table:table-cell>
          <table:table-cell table:style-name="ce21" office:value-type="string">
            <text:p>VALIDAZIONE_CDA2_RAP_CT14_KO</text:p>
          </table:table-cell>
          <table:table-cell table:style-name="ce31"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
            <text:p>I dati utilizzati per comporre il CDA2 dovranno essere conformi alle section e le entry secondo quanto nella sezione "CASO DI TEST 14" riportata nei documenti "casi di test RAP" e "CDA2_Referto_di_Anatomia_Patologica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7">
          <table:table-cell table:style-name="ce21" office:value-type="float" office:value="435">
            <text:p>435</text:p>
          </table:table-cell>
          <table:table-cell table:style-name="ce21" office:value-type="string">
            <text:p>VALIDAZIONE</text:p>
          </table:table-cell>
          <table:table-cell table:style-name="ce30" office:value-type="string">
            <text:p>RAP</text:p>
          </table:table-cell>
          <table:table-cell table:style-name="ce21" office:value-type="string">
            <text:p>VALIDAZIONE_CDA2_RAP_CT15_KO</text:p>
          </table:table-cell>
          <table:table-cell table:style-name="ce31"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
            <text:p>I dati utilizzati per comporre il CDA2 dovranno essere conformi alle section e le entry secondo quanto nella sezione "CASO DI TEST 15" riportata nei documenti "casi di test RAP" e "CDA2_Referto_di_Anatomia_Patologica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7">
          <table:table-cell table:style-name="ce21" office:value-type="float" office:value="437">
            <text:p>437</text:p>
          </table:table-cell>
          <table:table-cell table:style-name="ce21" office:value-type="string">
            <text:p>VALIDAZIONE</text:p>
          </table:table-cell>
          <table:table-cell table:style-name="ce30" office:value-type="string">
            <text:p>RAP</text:p>
          </table:table-cell>
          <table:table-cell table:style-name="ce21" office:value-type="string">
            <text:p>VALIDAZIONE_CDA2_RAP_CT17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17" riportata nei documenti "casi di test RAP" e "CDA2_Referto_di_Anatomia_Patologica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7">
          <table:table-cell table:style-name="ce21" office:value-type="float" office:value="438">
            <text:p>438</text:p>
          </table:table-cell>
          <table:table-cell table:style-name="ce21" office:value-type="string">
            <text:p>VALIDAZIONE</text:p>
          </table:table-cell>
          <table:table-cell table:style-name="ce30" office:value-type="string">
            <text:p>RAP</text:p>
          </table:table-cell>
          <table:table-cell table:style-name="ce21" office:value-type="string">
            <text:p>VALIDAZIONE_CDA2_RAP_CT18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18" riportata nei documenti "casi di test RAP" e "CDA2_Referto_di_Anatomia_Patologica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7">
          <table:table-cell table:style-name="ce21" office:value-type="float" office:value="440">
            <text:p>440</text:p>
          </table:table-cell>
          <table:table-cell table:style-name="ce21" office:value-type="string">
            <text:p>VALIDAZIONE</text:p>
          </table:table-cell>
          <table:table-cell table:style-name="ce30" office:value-type="string">
            <text:p>RAP</text:p>
          </table:table-cell>
          <table:table-cell table:style-name="ce21" office:value-type="string">
            <text:p>VALIDAZIONE_CDA2_RAP_CT20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20" riportata nei documenti "casi di test RAP" e "CDA2_Referto_di_Anatomia_Patologica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7">
          <table:table-cell table:style-name="ce21" office:value-type="float" office:value="441">
            <text:p>441</text:p>
          </table:table-cell>
          <table:table-cell table:style-name="ce21" office:value-type="string">
            <text:p>VALIDAZIONE</text:p>
          </table:table-cell>
          <table:table-cell table:style-name="ce30" office:value-type="string">
            <text:p>RAP</text:p>
          </table:table-cell>
          <table:table-cell table:style-name="ce21" office:value-type="string">
            <text:p>VALIDAZIONE_CDA2_RAP_CT21_KO</text:p>
          </table:table-cell>
          <table:table-cell table:style-name="ce31"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21" riportata nei documenti "casi di test RAP" e "CDA2_Referto_di_Anatomia_Patologica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7">
          <table:table-cell table:style-name="ce21" office:value-type="float" office:value="442">
            <text:p>442</text:p>
          </table:table-cell>
          <table:table-cell table:style-name="ce21" office:value-type="string">
            <text:p>VALIDAZIONE</text:p>
          </table:table-cell>
          <table:table-cell table:style-name="ce30" office:value-type="string">
            <text:p>RAP</text:p>
          </table:table-cell>
          <table:table-cell table:style-name="ce21" office:value-type="string">
            <text:p>VALIDAZIONE_CDA2_RAP_CT22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
            <text:p>I dati utilizzati per comporre il CDA2 dovranno essere conformi alle section e le entry secondo quanto nella sezione "CASO DI TEST 22" riportata nei documenti "casi di test RAP" e "CDA2_Referto_di_Anatomia_Patologica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7">
          <table:table-cell table:style-name="ce21" office:value-type="float" office:value="443">
            <text:p>443</text:p>
          </table:table-cell>
          <table:table-cell table:style-name="ce21" office:value-type="string">
            <text:p>VALIDAZIONE</text:p>
          </table:table-cell>
          <table:table-cell table:style-name="ce30" office:value-type="string">
            <text:p>RAP</text:p>
          </table:table-cell>
          <table:table-cell table:style-name="ce21" office:value-type="string">
            <text:p>VALIDAZIONE_CDA2_RAP_CT23_KO</text:p>
          </table:table-cell>
          <table:table-cell table:style-name="ce31" office:value-type="string">
            <text:p>Viene richiamato il servizio di validazione "https://&lt;HOST&gt;:&lt;PORT&gt;/v&lt;major&gt;/documents/validation"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23" riportata nei documenti "casi di test RAP" e "CDA2_Referto_di_Anatomia_Patologica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14">
          <table:table-cell table:style-name="ce21" office:value-type="float" office:value="448">
            <text:p>448</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24</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Specialistica Ambulatoriale dovrà essere composto in modo da risultare valido dal punto di vista sintattico, semantico, terminologico. I dati utilizzati per comporre il CDA2 dovranno essere conformi alle section e le entry secondo quanto espresso dalla sezione "CASO DI TEST 24" riportata nei documenti "casi di test RSA" e "CDA2_Referto_Specialistica_Ambulatoriale_OK"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14">
          <table:table-cell table:style-name="ce21" office:value-type="float" office:value="449">
            <text:p>449</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25</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Specialistica Ambulatoriale dovrà essere composto in modo da risultare valido dal punto di vista sintattico, semantico, terminologico. I dati utilizzati per comporre il CDA2 dovranno essere conformi alle section e le entry secondo quanto espresso dalla sezione "CASO DI TEST 25" riportata nei documenti "casi di test RSA" e "CDA2_Referto_Specialistica_Ambulatoriale_OK"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14">
          <table:table-cell table:style-name="ce21" office:value-type="float" office:value="450">
            <text:p>450</text:p>
          </table:table-cell>
          <table:table-cell table:style-name="ce21" office:value-type="string">
            <text:p>VALIDAZIONE</text:p>
          </table:table-cell>
          <table:table-cell table:style-name="ce30" office:value-type="string">
            <text:p>LDO</text:p>
          </table:table-cell>
          <table:table-cell table:style-name="ce21" office:value-type="string">
            <text:p>VALIDAZIONE_CDA2_LDO_CT17</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ettera Dimissione Ospedaliera dovrà essere composto in modo da risultare valido dal punto di vista sintattico, semantico, terminologico. I dati utilizzati per comporre il CDA2 dovranno essere conformi alle section e le entry secondo quanto espresso dalla sezione "CASO DI TEST 17" riportata nei documenti "casi di test LDO" e "CDA2_Lettera di Dimissione Ospedaliera_OK"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14">
          <table:table-cell table:style-name="ce21" office:value-type="float" office:value="451">
            <text:p>451</text:p>
          </table:table-cell>
          <table:table-cell table:style-name="ce21" office:value-type="string">
            <text:p>VALIDAZIONE</text:p>
          </table:table-cell>
          <table:table-cell table:style-name="ce30" office:value-type="string">
            <text:p>LDO</text:p>
          </table:table-cell>
          <table:table-cell table:style-name="ce21" office:value-type="string">
            <text:p>VALIDAZIONE_CDA2_LDO_CT18</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ettera Dimissione Ospedaliera dovrà essere composto in modo da risultare valido dal punto di vista sintattico, semantico, terminologico. I dati utilizzati per comporre il CDA2 dovranno essere conformi alle section e le entry secondo quanto espresso dalla sezione "CASO DI TEST 18" riportata nei documenti "casi di test LDO" e "CDA2_Lettera di Dimissione Ospedaliera_OK"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14">
          <table:table-cell table:style-name="ce21" office:value-type="float" office:value="452">
            <text:p>452</text:p>
          </table:table-cell>
          <table:table-cell table:style-name="ce21" office:value-type="string">
            <text:p>VALIDAZIONE</text:p>
          </table:table-cell>
          <table:table-cell table:style-name="ce30" office:value-type="string">
            <text:p>LAB</text:p>
          </table:table-cell>
          <table:table-cell table:style-name="ce21" office:value-type="string">
            <text:p>VALIDAZIONE_CDA2_LAB_CT17</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o da risultare valido dal punto di vista sintattico, semantico, terminologico. I dati utilizzati per comporre il CDA2 dovranno essere conformi alle section e le entry secondo quanto espresso dalla sezione "CASO DI TEST 17" riportata nei documenti "casi di test LAB" e "CDA2_Referto Medicina di Laboratorio_OK" presenti al path https://github.com/ministero-salute/it-fse-accreditamento.</text:p>
            <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17">
          <table:table-cell table:style-name="ce21" office:value-type="float" office:value="454">
            <text:p>454</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30</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Verbale di Pronto Soccorso dovrà essere composto in modo da risultare valido dal punto di vista sintattico, semantico, terminologico. I dati utilizzati per comporre il CDA2 dovranno essere conformi alle section e le entry secondo quanto espresso dalla sezione "CASO DI TEST 30" riportata nei documenti "casi di test VPS" e "CDA2_Verbale_Pronto_Soccorso_OK"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17">
          <table:table-cell table:style-name="ce21" office:value-type="float" office:value="455">
            <text:p>455</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31</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Verbale di Pronto Soccorso dovrà essere composto in modo da risultare valido dal punto di vista sintattico, semantico, terminologico. I dati utilizzati per comporre il CDA2 dovranno essere conformi alle section e le entry secondo quanto espresso dalla sezione "CASO DI TEST 31" riportata nei documenti "casi di test VPS" e "CDA2_Verbale_Pronto_Soccorso_OK"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17">
          <table:table-cell table:style-name="ce21" office:value-type="float" office:value="456">
            <text:p>456</text:p>
          </table:table-cell>
          <table:table-cell table:style-name="ce21" office:value-type="string">
            <text:p>VALIDAZIONE</text:p>
          </table:table-cell>
          <table:table-cell table:style-name="ce30" office:value-type="string">
            <text:p>SING_VAC</text:p>
          </table:table-cell>
          <table:table-cell table:style-name="ce21" office:value-type="string">
            <text:p>VALIDAZIONE_CDA2_SING_VAC_CT4</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Scheda Singola Vaccinazione dovrà essere composto in modo da risultare valido dal punto di vista sintattico, semantico, terminologico. I dati utilizzati per comporre il CDA2 dovranno essere conformi alle section e le entry secondo quanto espresso dalla sezione "CASO DI TEST 4" riportata nei documenti "casi di test SING_VACC" e "CDA2_Scheda_Singola Vaccinazione_OK"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17">
          <table:table-cell table:style-name="ce21" office:value-type="float" office:value="457">
            <text:p>457</text:p>
          </table:table-cell>
          <table:table-cell table:style-name="ce21" office:value-type="string">
            <text:p>VALIDAZIONE</text:p>
          </table:table-cell>
          <table:table-cell table:style-name="ce30" office:value-type="string">
            <text:p>SING_VAC</text:p>
          </table:table-cell>
          <table:table-cell table:style-name="ce21" office:value-type="string">
            <text:p>VALIDAZIONE_CDA2_SING_VAC_CT20</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Scheda Singola Vaccinazione dovrà essere composto in modo da risultare valido dal punto di vista sintattico, semantico, terminologico. I dati utilizzati per comporre il CDA2 dovranno essere conformi alle section e le entry secondo quanto espresso dalla sezione "CASO DI TEST 20" riportata nei documenti "casi di test SING_VACC" e "CDA2_Scheda_Singola Vaccinazione_OK"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17">
          <table:table-cell table:style-name="ce21" office:value-type="float" office:value="458">
            <text:p>458</text:p>
          </table:table-cell>
          <table:table-cell table:style-name="ce21" office:value-type="string">
            <text:p>VALIDAZIONE</text:p>
          </table:table-cell>
          <table:table-cell table:style-name="ce30" office:value-type="string">
            <text:p>CERT_VAC</text:p>
          </table:table-cell>
          <table:table-cell table:style-name="ce21" office:value-type="string">
            <text:p>VALIDAZIONE_CDA2_CERT_VAC_CT18</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Certificato Vaccinale dovrà essere composto in modo da risultare valido dal punto di vista sintattico, semantico, terminologico. I dati utilizzati per comporre il CDA2 dovranno essere conformi alle section e le entry secondo quanto espresso dalla sezione "CASO DI TEST 18" riportata nei documenti "casi di test CERT_VACC" e "CDA2_Certificato Vaccinale_OK"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17">
          <table:table-cell table:style-name="ce21" office:value-type="float" office:value="459">
            <text:p>459</text:p>
          </table:table-cell>
          <table:table-cell table:style-name="ce21" office:value-type="string">
            <text:p>VALIDAZIONE</text:p>
          </table:table-cell>
          <table:table-cell table:style-name="ce30" office:value-type="string">
            <text:p>CERT_VAC</text:p>
          </table:table-cell>
          <table:table-cell table:style-name="ce21" office:value-type="string">
            <text:p>VALIDAZIONE_CDA2_CERT_VAC_CT19</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Certificato Vaccinale dovrà essere composto in modo da risultare valido dal punto di vista sintattico, semantico, terminologico. I dati utilizzati per comporre il CDA2 dovranno essere conformi alle section e le entry secondo quanto espresso dalla sezione "CASO DI TEST 19" riportata nei documenti "casi di test CERT_VACC" e "CDA2_Certificato Vaccinale_OK"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14">
          <table:table-cell table:style-name="ce21" office:value-type="float" office:value="460">
            <text:p>460</text:p>
          </table:table-cell>
          <table:table-cell table:style-name="ce21" office:value-type="string">
            <text:p>VALIDAZIONE</text:p>
          </table:table-cell>
          <table:table-cell table:style-name="ce30" office:value-type="string">
            <text:p>RAP</text:p>
          </table:table-cell>
          <table:table-cell table:style-name="ce21" office:value-type="string">
            <text:p>VALIDAZIONE_CDA2_RAP_CT24</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Anatomia Patologica dovrà essere composto in modo da risultare valido dal punto di vista sintattico, semantico, terminologico. I dati utilizzati per comporre il CDA2 dovranno essere conformi alle section e le entry secondo quanto espresso dalla sezione "CASO DI TEST 24" riportata nei documenti "casi di test RAP" e "CDA2_Referto_di_Anatomia_Patologica_OK"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13">
          <table:table-cell table:style-name="ce21" office:value-type="float" office:value="461">
            <text:p>461</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26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 </text:p>
            <text:p/>
            <text:p>I dati utilizzati per comporre il CDA2 dovranno essere conformi alle section e le entry secondo quanto espresso nella sezione "CASO DI TEST 26" riportata nei documenti "casi di test RSA" e "CDA2_Referto_Specialistica_Ambulatoriale_KO" presenti al path https://github.com/ministero-salute/it-fse-accreditamento.</text:p>
          </table:table-cell>
          <table:table-cell table:style-name="ce21" table:number-columns-repeated="4"/>
          <table:table-cell table:style-name="ce38" office:value-type="string">
            <text:p>NO</text:p>
          </table:table-cell>
          <table:table-cell table:style-name="ce38" office:value-type="string">
            <text:p>Campo/sezione non gestito/a in modo strutturato dall’applicativo</text:p>
          </table:table-cell>
          <table:table-cell table:style-name="ce21"/>
          <table:table-cell table:style-name="ce38" table:number-columns-repeated="2"/>
          <table:table-cell table:style-name="ce21"/>
          <table:table-cell table:style-name="ce38" table:number-columns-repeated="3"/>
          <table:table-cell table:style-name="ce21"/>
          <table:table-cell table:style-name="ce38"/>
          <table:table-cell table:style-name="ce21" table:number-columns-repeated="2"/>
          <table:table-cell table:style-name="ce21" office:value-type="string">
            <text:p>KO</text:p>
          </table:table-cell>
          <table:table-cell table:number-columns-repeated="1001"/>
        </table:table-row>
        <table:table-row table:style-name="ro17">
          <table:table-cell table:style-name="ce21" office:value-type="float" office:value="462">
            <text:p>462</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24_KO</text:p>
          </table:table-cell>
          <table:table-cell table:style-name="ce31"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24" riportata nei documenti "casi di test RAD" e "CDA2_Referto_di_Radiologia_KO" presenti al path https://github.com/ministero-salute/it-fse-accreditamento.</text:p>
          </table:table-cell>
          <table:table-cell table:style-name="ce21" office:value-type="string">
            <text:p>14/02/2026</text:p>
          </table:table-cell>
          <table:table-cell table:style-name="ce21" office:value-type="string">
            <text:p>2026-02-14T17:50:59.400Z</text:p>
          </table:table-cell>
          <table:table-cell table:style-name="ce21" office:value-type="string">
            <text:p>e598754c7c61f7142eec13dc8ad144d3</text:p>
          </table:table-cell>
          <table:table-cell table:style-name="ce21" office:value-type="string">
            <text:p>2.16.840.1.113883.2.9.2.120.4.4.8fe46b71d98546dc779f4a7f4859b056b254bbe56b59baa550333b2c46441c87.a6576e314a^^^^urn:ihe:iti:xdw:2013:workflowInstanceId</text:p>
          </table:table-cell>
          <table:table-cell table:style-name="ce38" office:value-type="string">
            <text:p>SI</text:p>
          </table:table-cell>
          <table:table-cell table:style-name="ce38"/>
          <table:table-cell table:style-name="ce21"/>
          <table:table-cell table:number-columns-repeated="2" table:style-name="ce38" office:value-type="string">
            <text:p>SI</text:p>
          </table:table-cell>
          <table:table-cell table:style-name="ce21" office:value-type="string">
            <text:p>Errore validazione documento CDA2 (HTTP 400)</text:p>
          </table:table-cell>
          <table:table-cell table:number-columns-repeated="2" table:style-name="ce38" office:value-type="string">
            <text:p>NO</text:p>
          </table:table-cell>
          <table:table-cell table:style-name="ce38" office:value-type="string">
            <text:p>SI</text:p>
          </table:table-cell>
          <table:table-cell table:style-name="ce21" office:value-type="string">
            <text:p>L'applicativo mostra all'utente il messaggio di errore restituito dal gateway FSE con il dettaglio della violazione CDA2. L'utente corregge il documento e procede con un nuovo invio manuale al servizio di validazione.</text:p>
          </table:table-cell>
          <table:table-cell table:style-name="ce38" office:value-type="string">
            <text:p>PASS</text:p>
          </table:table-cell>
          <table:table-cell table:style-name="ce21" table:number-columns-repeated="2"/>
          <table:table-cell table:style-name="ce21" office:value-type="string">
            <text:p>KO</text:p>
          </table:table-cell>
          <table:table-cell table:number-columns-repeated="1001"/>
        </table:table-row>
        <table:table-row table:style-name="ro13">
          <table:table-cell table:style-name="ce21" office:value-type="float" office:value="463">
            <text:p>463</text:p>
          </table:table-cell>
          <table:table-cell table:style-name="ce21" office:value-type="string">
            <text:p>VALIDAZIONE</text:p>
          </table:table-cell>
          <table:table-cell table:style-name="ce30" office:value-type="string">
            <text:p>VPS</text:p>
          </table:table-cell>
          <table:table-cell table:style-name="ce21" office:value-type="string">
            <text:p>VALIDAZIONE_CDA2_VPS_CT32_KO</text:p>
          </table:table-cell>
          <table:table-cell table:style-name="ce31"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32" riportata nei documenti "casi di test VPS" e "CDA2_Verbale_Pronto_Soccorso_KO" presenti al path https://github.com/ministero-salute/it-fse-accreditamento.</text:p>
          </table:table-cell>
          <table:table-cell table:style-name="ce21" table:number-columns-repeated="4"/>
          <table:table-cell table:style-name="ce38" office:value-type="string">
            <text:p>NO</text:p>
          </table:table-cell>
          <table:table-cell table:style-name="ce38" office:value-type="string">
            <text:p>Campo/sezione non gestito/a in modo strutturato dall’applicativo</text:p>
          </table:table-cell>
          <table:table-cell table:style-name="ce21"/>
          <table:table-cell table:style-name="ce38" table:number-columns-repeated="2"/>
          <table:table-cell table:style-name="ce21"/>
          <table:table-cell table:style-name="ce38" table:number-columns-repeated="3"/>
          <table:table-cell table:style-name="ce21"/>
          <table:table-cell table:style-name="ce38"/>
          <table:table-cell table:style-name="ce21" table:number-columns-repeated="2"/>
          <table:table-cell table:style-name="ce21" office:value-type="string">
            <text:p>KO</text:p>
          </table:table-cell>
          <table:table-cell table:number-columns-repeated="1001"/>
        </table:table-row>
        <table:table-row table:style-name="ro17">
          <table:table-cell table:style-name="ce21" office:value-type="float" office:value="464">
            <text:p>464</text:p>
          </table:table-cell>
          <table:table-cell table:style-name="ce21" office:value-type="string">
            <text:p>VALIDAZIONE</text:p>
          </table:table-cell>
          <table:table-cell table:style-name="ce30" office:value-type="string">
            <text:p>CERT_VAC</text:p>
          </table:table-cell>
          <table:table-cell table:style-name="ce21" office:value-type="string">
            <text:p>VALIDAZIONE_CDA2_CERT_VAC_CT20_KO</text:p>
          </table:table-cell>
          <table:table-cell table:style-name="ce31"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20" riportata nei documenti "casi di test CERT_VACC" e "CDA2_Certificato Vaccinale_KO" presenti al path https://github.com/ministero-salute/it-fse-accreditamento.</text:p>
          </table:table-cell>
          <table:table-cell table:style-name="ce21" table:number-columns-repeated="4"/>
          <table:table-cell table:style-name="ce38" office:value-type="string">
            <text:p>NO</text:p>
          </table:table-cell>
          <table:table-cell table:style-name="ce38" office:value-type="string">
            <text:p>Campo/sezione non gestito/a in modo strutturato dall’applicativo</text:p>
          </table:table-cell>
          <table:table-cell table:style-name="ce21"/>
          <table:table-cell table:style-name="ce38" table:number-columns-repeated="2"/>
          <table:table-cell table:style-name="ce21"/>
          <table:table-cell table:style-name="ce38" table:number-columns-repeated="3"/>
          <table:table-cell table:style-name="ce21"/>
          <table:table-cell table:style-name="ce38"/>
          <table:table-cell table:style-name="ce21" table:number-columns-repeated="2"/>
          <table:table-cell table:style-name="ce21" office:value-type="string">
            <text:p>KO</text:p>
          </table:table-cell>
          <table:table-cell table:number-columns-repeated="1001"/>
        </table:table-row>
        <table:table-row table:style-name="ro13">
          <table:table-cell table:style-name="ce21" office:value-type="float" office:value="465">
            <text:p>465</text:p>
          </table:table-cell>
          <table:table-cell table:style-name="ce21" office:value-type="string">
            <text:p>VALIDAZIONE</text:p>
          </table:table-cell>
          <table:table-cell table:style-name="ce30" office:value-type="string">
            <text:p>SING_VAC</text:p>
          </table:table-cell>
          <table:table-cell table:style-name="ce21" office:value-type="string">
            <text:p>VALIDAZIONE_CDA2_SING_VAC_CT21_KO</text:p>
          </table:table-cell>
          <table:table-cell table:style-name="ce31"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21" riportata nei documenti "casi di test SING_VACC" e "CDA2_Scheda_Singola Vaccinazione_KO" presenti al path https://github.com/ministero-salute/it-fse-accreditamento.</text:p>
          </table:table-cell>
          <table:table-cell table:style-name="ce21" table:number-columns-repeated="4"/>
          <table:table-cell table:style-name="ce38" office:value-type="string">
            <text:p>NO</text:p>
          </table:table-cell>
          <table:table-cell table:style-name="ce38" office:value-type="string">
            <text:p>Campo/sezione non gestito/a in modo strutturato dall’applicativo</text:p>
          </table:table-cell>
          <table:table-cell table:style-name="ce21"/>
          <table:table-cell table:style-name="ce38" table:number-columns-repeated="2"/>
          <table:table-cell table:style-name="ce21"/>
          <table:table-cell table:style-name="ce38" table:number-columns-repeated="3"/>
          <table:table-cell table:style-name="ce21"/>
          <table:table-cell table:style-name="ce38"/>
          <table:table-cell table:style-name="ce21" table:number-columns-repeated="2"/>
          <table:table-cell table:style-name="ce21" office:value-type="string">
            <text:p>KO</text:p>
          </table:table-cell>
          <table:table-cell table:number-columns-repeated="1001"/>
        </table:table-row>
        <table:table-row table:style-name="ro18">
          <table:table-cell table:style-name="ce21" office:value-type="float" office:value="466">
            <text:p>466</text:p>
          </table:table-cell>
          <table:table-cell table:style-name="ce21" office:value-type="string">
            <text:p>VALIDAZIONE</text:p>
          </table:table-cell>
          <table:table-cell table:style-name="ce30" office:value-type="string">
            <text:p>LAB</text:p>
          </table:table-cell>
          <table:table-cell table:style-name="ce21" office:value-type="string">
            <text:p>VALIDAZIONE_CDA2_LAB_CT18</text:p>
          </table:table-cell>
          <table:table-cell table:style-name="ce31"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8" riportata nei documenti "casi di test LAB" e "CDA2_Referto Medicina di Laboratorio_KO.xlsx" presenti al path https://github.com/ministero-salute/it-fse-accreditamento.</text:p>
          </table:table-cell>
          <table:table-cell table:style-name="ce21" table:number-columns-repeated="4"/>
          <table:table-cell table:style-name="ce38" office:value-type="string">
            <text:p>NO</text:p>
          </table:table-cell>
          <table:table-cell table:style-name="ce38" office:value-type="string">
            <text:p>Campo/sezione non gestito/a in modo strutturato dall’applicativo</text:p>
          </table:table-cell>
          <table:table-cell table:style-name="ce21"/>
          <table:table-cell table:style-name="ce38" table:number-columns-repeated="2"/>
          <table:table-cell table:style-name="ce21"/>
          <table:table-cell table:style-name="ce38" table:number-columns-repeated="3"/>
          <table:table-cell table:style-name="ce21"/>
          <table:table-cell table:style-name="ce38"/>
          <table:table-cell table:style-name="ce21" table:number-columns-repeated="2"/>
          <table:table-cell table:style-name="ce21" office:value-type="string">
            <text:p>KO</text:p>
          </table:table-cell>
          <table:table-cell table:number-columns-repeated="1001"/>
        </table:table-row>
        <table:table-row table:style-name="ro18">
          <table:table-cell table:style-name="ce21" office:value-type="float" office:value="467">
            <text:p>467</text:p>
          </table:table-cell>
          <table:table-cell table:style-name="ce21" office:value-type="string">
            <text:p>VALIDAZIONE</text:p>
          </table:table-cell>
          <table:table-cell table:style-name="ce30" office:value-type="string">
            <text:p>LDO</text:p>
          </table:table-cell>
          <table:table-cell table:style-name="ce21" office:value-type="string">
            <text:p>VALIDAZIONE_CDA2_LDO_CT19_KO</text:p>
          </table:table-cell>
          <table:table-cell table:style-name="ce31"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20" riportata nei documenti "casi di test LDO" e "CDA2_Lettera di Dimissione Ospedaliera_KO" presenti al path https://github.com/ministero-salute/it-fse-accreditamento. </text:p>
          </table:table-cell>
          <table:table-cell table:style-name="ce21" table:number-columns-repeated="4"/>
          <table:table-cell table:style-name="ce38" office:value-type="string">
            <text:p>NO</text:p>
          </table:table-cell>
          <table:table-cell table:style-name="ce38" office:value-type="string">
            <text:p>Campo/sezione non gestito/a in modo strutturato dall’applicativo</text:p>
          </table:table-cell>
          <table:table-cell table:style-name="ce21"/>
          <table:table-cell table:style-name="ce38" table:number-columns-repeated="2"/>
          <table:table-cell table:style-name="ce21"/>
          <table:table-cell table:style-name="ce38" table:number-columns-repeated="3"/>
          <table:table-cell table:style-name="ce21"/>
          <table:table-cell table:style-name="ce38"/>
          <table:table-cell table:style-name="ce21" table:number-columns-repeated="2"/>
          <table:table-cell table:style-name="ce21" office:value-type="string">
            <text:p>KO</text:p>
          </table:table-cell>
          <table:table-cell table:number-columns-repeated="1001"/>
        </table:table-row>
        <table:table-row table:style-name="ro19">
          <table:table-cell table:style-name="ce21" office:value-type="float" office:value="468">
            <text:p>468</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27_KO</text:p>
          </table:table-cell>
          <table:table-cell table:style-name="ce31"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27" riportata nei documenti "casi di test RSA" e "CDA2_Referto_Specialistica_Ambulatoriale_KO" presenti al path https://github.com/ministero-salute/it-fse-accreditamento.</text:p>
          </table:table-cell>
          <table:table-cell table:style-name="ce21" table:number-columns-repeated="4"/>
          <table:table-cell table:style-name="ce38" office:value-type="string">
            <text:p>NO</text:p>
          </table:table-cell>
          <table:table-cell table:style-name="ce38" office:value-type="string">
            <text:p>Campo/sezione non gestito/a in modo strutturato dall’applicativo</text:p>
          </table:table-cell>
          <table:table-cell table:style-name="ce21"/>
          <table:table-cell table:style-name="ce38" table:number-columns-repeated="2"/>
          <table:table-cell table:style-name="ce21"/>
          <table:table-cell table:style-name="ce38" table:number-columns-repeated="3"/>
          <table:table-cell table:style-name="ce21"/>
          <table:table-cell table:style-name="ce38"/>
          <table:table-cell table:style-name="ce21" table:number-columns-repeated="2"/>
          <table:table-cell table:style-name="ce21" office:value-type="string">
            <text:p>KO</text:p>
          </table:table-cell>
          <table:table-cell table:number-columns-repeated="1001"/>
        </table:table-row>
        <table:table-row table:style-name="ro20">
          <table:table-cell table:style-name="ce21" office:value-type="float" office:value="469">
            <text:p>469</text:p>
          </table:table-cell>
          <table:table-cell table:style-name="ce21" office:value-type="string">
            <text:p>VALIDAZIONE</text:p>
          </table:table-cell>
          <table:table-cell table:style-name="ce30" office:value-type="string">
            <text:p>PSS</text:p>
          </table:table-cell>
          <table:table-cell table:style-name="ce21" office:value-type="string">
            <text:p>VALIDAZIONE_CDA2_PSS_CT22_KO</text:p>
          </table:table-cell>
          <table:table-cell table:style-name="ce31"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22" riportata nei documenti "casi di test PSS" e "CDA2_Profilo_Sanitario_Sintetico_KO" presenti al path https://github.com/ministero-salute/it-fse-accreditamento.</text:p>
          </table:table-cell>
          <table:table-cell table:style-name="ce21" table:number-columns-repeated="4"/>
          <table:table-cell table:style-name="ce38" office:value-type="string">
            <text:p>NO</text:p>
          </table:table-cell>
          <table:table-cell table:style-name="ce38" office:value-type="string">
            <text:p>Campo/sezione non gestito/a in modo strutturato dall’applicativo</text:p>
          </table:table-cell>
          <table:table-cell table:style-name="ce21"/>
          <table:table-cell table:style-name="ce38" table:number-columns-repeated="2"/>
          <table:table-cell table:style-name="ce21"/>
          <table:table-cell table:style-name="ce38" table:number-columns-repeated="3"/>
          <table:table-cell table:style-name="ce21"/>
          <table:table-cell table:style-name="ce38"/>
          <table:table-cell table:style-name="ce21" table:number-columns-repeated="2"/>
          <table:table-cell table:style-name="ce21" office:value-type="string">
            <text:p>KO</text:p>
          </table:table-cell>
          <table:table-cell table:number-columns-repeated="1001"/>
        </table:table-row>
        <table:table-row table:style-name="ro21">
          <table:table-cell table:style-name="ce21" office:value-type="float" office:value="470">
            <text:p>470</text:p>
          </table:table-cell>
          <table:table-cell table:style-name="ce21" office:value-type="string">
            <text:p>VALIDAZIONE</text:p>
          </table:table-cell>
          <table:table-cell table:style-name="ce30" office:value-type="string">
            <text:p>RAP</text:p>
          </table:table-cell>
          <table:table-cell table:style-name="ce21" office:value-type="string">
            <text:p>VALIDAZIONE_CDA2_RAP_CT25_KO</text:p>
          </table:table-cell>
          <table:table-cell table:style-name="ce31"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
            <text:p>I dati utilizzati per comporre il CDA2 dovranno essere conformi alle section e le entry secondo quanto nella sezione "CASO DI TEST 25" riportata nei documenti "casi di test RAP" e "CDA2_Referto_di_Anatomia_Patologica_KO" presenti al path https://github.com/ministero-salute/it-fse-accreditamento.</text:p>
          </table:table-cell>
          <table:table-cell table:style-name="ce21" table:number-columns-repeated="4"/>
          <table:table-cell table:style-name="ce38" office:value-type="string">
            <text:p>NO</text:p>
          </table:table-cell>
          <table:table-cell table:style-name="ce38" office:value-type="string">
            <text:p>Campo/sezione non gestito/a in modo strutturato dall’applicativo</text:p>
          </table:table-cell>
          <table:table-cell table:style-name="ce21"/>
          <table:table-cell table:style-name="ce38" table:number-columns-repeated="2"/>
          <table:table-cell table:style-name="ce21"/>
          <table:table-cell table:style-name="ce38" table:number-columns-repeated="3"/>
          <table:table-cell table:style-name="ce21"/>
          <table:table-cell table:style-name="ce38"/>
          <table:table-cell table:style-name="ce21" table:number-columns-repeated="2"/>
          <table:table-cell table:style-name="ce21" office:value-type="string">
            <text:p>KO</text:p>
          </table:table-cell>
          <table:table-cell table:number-columns-repeated="1001"/>
        </table:table-row>
        <table:table-row table:style-name="ro22">
          <table:table-cell table:style-name="ce21" office:value-type="float" office:value="471">
            <text:p>471</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25</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Radiologia dovrà essere composto in modo da risultare valido dal punto di vista sintattico, semantico, terminologico. I dati utilizzati per comporre il CDA2 dovranno essere conformi alle section e le entry secondo quanto espresso dalla sezione "CASO DI TEST 25" riportata nei documenti "casi di test RAD" e "CDA2_Referto_di_Radiologia_OK" presenti al path https://github.com/ministero-salute/it-fse-accreditamento.</text:p>
          </table:table-cell>
          <table:table-cell table:style-name="ce35" office:value-type="string">
            <text:p>14/02/2026</text:p>
          </table:table-cell>
          <table:table-cell table:style-name="ce35" office:value-type="string">
            <text:p>2026-02-14T17:16:18.598Z</text:p>
          </table:table-cell>
          <table:table-cell table:style-name="ce35" office:value-type="string">
            <text:p>70ec77f3c5f0e73acbc5d6e3a7090446</text:p>
          </table:table-cell>
          <table:table-cell table:style-name="ce36" office:value-type="string">
            <text:p>2.16.840.1.113883.2.9.2.120.4.4.8fe46b71d98546dc779f4a7f4859b056b254bbe56b59baa550333b2c46441c87.2e702fc8d1^^^^urn:ihe:iti:xdw:2013:workflowInstanceId</text:p>
          </table:table-cell>
          <table:table-cell table:style-name="ce38" office:value-type="string">
            <text:p>SI</text:p>
          </table:table-cell>
          <table:table-cell table:style-name="ce38" table:number-columns-repeated="9"/>
          <table:table-cell table:style-name="ce38" office:value-type="string">
            <text:p>PASS</text:p>
          </table:table-cell>
          <table:table-cell table:style-name="ce41"/>
          <table:table-cell table:style-name="ce42"/>
          <table:table-cell table:style-name="ce38" office:value-type="string">
            <text:p>OK</text:p>
          </table:table-cell>
          <table:table-cell table:number-columns-repeated="1001"/>
        </table:table-row>
        <table:table-row table:style-name="ro23">
          <table:table-cell table:style-name="ce21" office:value-type="float" office:value="472">
            <text:p>472</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26</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Radiologia dovrà essere composto in modo da risultare valido dal punto di vista sintattico, semantico, terminologico. I dati utilizzati per comporre il CDA2 dovranno essere conformi alle section e le entry secondo quanto espresso dalla sezione "CASO DI TEST 26" riportata nei documenti "casi di test RAD" e "CDA2_Referto_di_Radiologia_OK" presenti al path https://github.com/ministero-salute/it-fse-accreditamento.</text:p>
          </table:table-cell>
          <table:table-cell table:style-name="ce35" office:value-type="string">
            <text:p>14/02/2026</text:p>
          </table:table-cell>
          <table:table-cell table:style-name="ce35" office:value-type="string">
            <text:p>2026-02-14T17:20:39.614Z</text:p>
          </table:table-cell>
          <table:table-cell table:style-name="ce35" office:value-type="string">
            <text:p>1492b1b8b3b334a3a92170a55f185901</text:p>
          </table:table-cell>
          <table:table-cell table:style-name="ce36" office:value-type="string">
            <text:p>2.16.840.1.113883.2.9.2.120.4.4.8fe46b71d98546dc779f4a7f4859b056b254bbe56b59baa550333b2c46441c87.0c627f9fd7^^^^urn:ihe:iti:xdw:2013:workflowInstanceId</text:p>
          </table:table-cell>
          <table:table-cell table:style-name="ce38" office:value-type="string">
            <text:p>SI</text:p>
          </table:table-cell>
          <table:table-cell table:style-name="ce38" table:number-columns-repeated="9"/>
          <table:table-cell table:style-name="ce38" office:value-type="string">
            <text:p>PASS</text:p>
          </table:table-cell>
          <table:table-cell table:style-name="ce41"/>
          <table:table-cell table:style-name="ce42"/>
          <table:table-cell table:style-name="ce38" office:value-type="string">
            <text:p>OK</text:p>
          </table:table-cell>
          <table:table-cell table:number-columns-repeated="1001"/>
        </table:table-row>
        <table:table-row table:style-name="ro24">
          <table:table-cell table:style-name="ce21" office:value-type="float" office:value="473">
            <text:p>473</text:p>
          </table:table-cell>
          <table:table-cell table:style-name="ce21" office:value-type="string">
            <text:p>VALIDAZIONE</text:p>
          </table:table-cell>
          <table:table-cell table:style-name="ce30" office:value-type="string">
            <text:p>LAB</text:p>
          </table:table-cell>
          <table:table-cell table:style-name="ce30" office:value-type="string">
            <text:p>VALIDAZIONE_CDA2_LAB_CT19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
            <text:p>I dati utilizzati per comporre il CDA2 dovranno essere conformi alle section e le entry secondo quanto nella sezione "CASO DI TEST 19" riportata nei documenti "casi di test LAB" e "CDA2_Referto Medicina di Laboratorio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25">
          <table:table-cell table:style-name="ce21" office:value-type="float" office:value="474">
            <text:p>474</text:p>
          </table:table-cell>
          <table:table-cell table:style-name="ce21" office:value-type="string">
            <text:p>VALIDAZIONE</text:p>
          </table:table-cell>
          <table:table-cell table:style-name="ce30" office:value-type="string">
            <text:p>RAD</text:p>
          </table:table-cell>
          <table:table-cell table:style-name="ce21" office:value-type="string">
            <text:p>VALIDAZIONE_CDA2_RAD_CT27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 <text:s/></text:p>
            <text:p><text:s/></text:p>
            <text:p>I dati utilizzati per comporre il CDA2 dovranno essere conformi alle section e le entry secondo quanto espresso nella sezione "CASO DI TEST 27" riportata nei documenti "casi di test RAD" e "CDA2_Referto_di_Radiologia_KO" presenti al path https://github.com/ministero-salute/it-fse-accreditamento.</text:p>
          </table:table-cell>
          <table:table-cell table:style-name="ce35" office:value-type="string">
            <text:p>14/02/2026</text:p>
          </table:table-cell>
          <table:table-cell table:style-name="ce35" office:value-type="string">
            <text:p>2026-02-14T17:51:55.935Z</text:p>
          </table:table-cell>
          <table:table-cell table:style-name="ce35" office:value-type="string">
            <text:p>b16a366641df60ca9d584fd45b491fba</text:p>
          </table:table-cell>
          <table:table-cell table:style-name="ce36" office:value-type="string">
            <text:p>2.16.840.1.113883.2.9.2.120.4.4.8fe46b71d98546dc779f4a7f4859b056b254bbe56b59baa550333b2c46441c87.9038c7f5e5^^^^urn:ihe:iti:xdw:2013:workflowInstanceId</text:p>
          </table:table-cell>
          <table:table-cell table:style-name="ce38" office:value-type="string">
            <text:p>SI</text:p>
          </table:table-cell>
          <table:table-cell table:style-name="ce38" table:number-columns-repeated="2"/>
          <table:table-cell table:number-columns-repeated="2" table:style-name="ce38" office:value-type="string">
            <text:p>SI</text:p>
          </table:table-cell>
          <table:table-cell table:style-name="ce38" office:value-type="string">
            <text:p>Errore validazione documento CDA2 (HTTP 400)</text:p>
          </table:table-cell>
          <table:table-cell table:number-columns-repeated="2" table:style-name="ce38" office:value-type="string">
            <text:p>NO</text:p>
          </table:table-cell>
          <table:table-cell table:style-name="ce38" office:value-type="string">
            <text:p>SI</text:p>
          </table:table-cell>
          <table:table-cell table:style-name="ce38" office:value-type="string">
            <text:p>L'applicativo mostra all'utente il messaggio di errore restituito dal gateway FSE con il dettaglio della violazione CDA2. L'utente corregge il documento e procede con un nuovo invio manuale al servizio di validazione.</text:p>
          </table:table-cell>
          <table:table-cell table:style-name="ce38" office:value-type="string">
            <text:p>PASS</text:p>
          </table:table-cell>
          <table:table-cell table:style-name="ce41"/>
          <table:table-cell table:style-name="ce42"/>
          <table:table-cell table:style-name="ce38" office:value-type="string">
            <text:p>KO</text:p>
          </table:table-cell>
          <table:table-cell table:number-columns-repeated="1001"/>
        </table:table-row>
        <table:table-row table:style-name="ro11">
          <table:table-cell table:style-name="ce21" office:value-type="float" office:value="475">
            <text:p>475</text:p>
          </table:table-cell>
          <table:table-cell table:style-name="ce21" office:value-type="string">
            <text:p>VALIDAZIONE</text:p>
          </table:table-cell>
          <table:table-cell table:style-name="ce30" office:value-type="string">
            <text:p>RSA</text:p>
          </table:table-cell>
          <table:table-cell table:style-name="ce21" office:value-type="string">
            <text:p>VALIDAZIONE_CDA2_RSA_CT28_KO</text:p>
          </table:table-cell>
          <table:table-cell table:style-name="ce31"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 </text:p>
            <text:p/>
            <text:p>I dati utilizzati per comporre il CDA2 dovranno essere conformi alle section e le entry secondo quanto espresso nella sezione "CASO DI TEST 28" riportata nei documenti "casi di test RSA" e "CDA2_Referto_Specialistica_Ambulatoriale_KO" presenti al path https://github.com/ministero-salute/it-fse-accreditamento.</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KO</text:p>
          </table:table-cell>
          <table:table-cell table:number-columns-repeated="1001"/>
        </table:table-row>
        <table:table-row table:style-name="ro26">
          <table:table-cell table:style-name="ce21" office:value-type="float" office:value="476">
            <text:p>476</text:p>
          </table:table-cell>
          <table:table-cell table:style-name="ce21" office:value-type="string">
            <text:p>VALIDAZIONE</text:p>
          </table:table-cell>
          <table:table-cell table:style-name="ce30" office:value-type="string">
            <text:p>PSS</text:p>
          </table:table-cell>
          <table:table-cell table:style-name="ce21" office:value-type="string">
            <text:p>VALIDAZIONE_CDA2_PSS_CT23</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Profilo Sanitario Sintetico dovrà essere composto in modo da risultare valido dal punto di vista sintattico, semantico, terminologico. I dati utilizzati per comporre il CDA2 dovranno essere conformi alle section e le entry secondo quanto espresso dalla sezione "CASO DI TEST 23" riportata nei documenti "casi di test PSS" e "CDA2_Profilo_Sanitario_Sintetico_OK" presenti al path https://github.com/ministero-salute/it-fse-accreditamento.</text:p>
            <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27">
          <table:table-cell table:style-name="ce21" office:value-type="float" office:value="477">
            <text:p>477</text:p>
          </table:table-cell>
          <table:table-cell table:style-name="ce21" office:value-type="string">
            <text:p>VALIDAZIONE</text:p>
          </table:table-cell>
          <table:table-cell table:style-name="ce30" office:value-type="string">
            <text:p>PSS</text:p>
          </table:table-cell>
          <table:table-cell table:style-name="ce21" office:value-type="string">
            <text:p>VALIDAZIONE_CDA2_PSS_CT24</text:p>
          </table:table-cell>
          <table:table-cell table:style-name="ce31"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Profilo Sanitario Sintetico dovrà essere composto in modo da risultare valido dal punto di vista sintattico, semantico, terminologico. I dati utilizzati per comporre il CDA2 dovranno essere conformi alle section e le entry secondo quanto espresso dalla sezione "CASO DI TEST 24" riportata nei documenti "casi di test PSS" e "CDA2_Profilo_Sanitario_Sintetico_OK" presenti al path https://github.com/ministero-salute/it-fse-accreditamento.</text:p>
            <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28">
          <table:table-cell table:style-name="ce21" office:value-type="float" office:value="478">
            <text:p>478</text:p>
          </table:table-cell>
          <table:table-cell table:style-name="ce21" office:value-type="string">
            <text:p>VALIDAZIONE</text:p>
          </table:table-cell>
          <table:table-cell table:style-name="ce30" office:value-type="string">
            <text:p>PSS</text:p>
          </table:table-cell>
          <table:table-cell table:style-name="ce21" office:value-type="string">
            <text:p>VALIDAZIONE_CDA2_PSS_CT25</text:p>
          </table:table-cell>
          <table:table-cell table:style-name="ce32" office:value-type="string">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Profilo Sanitario Sintetico dovrà essere composto in modo da risultare valido dal punto di vista sintattico, semantico, terminologico. Il "CASO DI TEST 25" si riferisce a un esempio di CDA2 semplice, contenente esclusivamente sezioni ed elementi obbligatori previsti dalle specifiche nazionali (IG HL7 Italia)</text:p>
          </table:table-cell>
          <table:table-cell table:style-name="ce35" table:number-columns-repeated="3"/>
          <table:table-cell table:style-name="ce36"/>
          <table:table-cell table:style-name="ce38" office:value-type="string">
            <text:p>NO</text:p>
          </table:table-cell>
          <table:table-cell table:style-name="ce38" office:value-type="string">
            <text:p>Campo/sezione non gestito/a in modo strutturato dall’applicativo</text:p>
          </table:table-cell>
          <table:table-cell table:style-name="ce38" table:number-columns-repeated="9"/>
          <table:table-cell table:style-name="ce41"/>
          <table:table-cell table:style-name="ce42"/>
          <table:table-cell table:style-name="ce38" office:value-type="string">
            <text:p>OK</text:p>
          </table:table-cell>
          <table:table-cell table:number-columns-repeated="1001"/>
        </table:table-row>
        <table:table-row table:style-name="ro7" table:number-rows-repeated="135">
          <table:table-cell table:number-columns-repeated="5"/>
          <table:table-cell table:style-name="ce33" table:number-columns-repeated="4"/>
          <table:table-cell table:style-name="ce37" table:number-columns-repeated="11"/>
          <table:table-cell table:style-name="ce39"/>
          <table:table-cell table:style-name="ce2"/>
          <table:table-cell table:style-name="ce43"/>
          <table:table-cell table:number-columns-repeated="1001"/>
        </table:table-row>
        <table:table-row table:style-name="ro7" table:number-rows-repeated="417">
          <table:table-cell table:number-columns-repeated="22"/>
          <table:table-cell table:style-name="ce37"/>
          <table:table-cell table:number-columns-repeated="1001"/>
        </table:table-row>
        <table:table-row table:style-name="ro7" table:number-rows-repeated="5">
          <table:table-cell table:number-columns-repeated="1024"/>
        </table:table-row>
        <table:table-row table:style-name="ro10" table:number-rows-repeated="1047825">
          <table:table-cell table:number-columns-repeated="1024"/>
        </table:table-row>
        <table:table-row table:style-name="ro10">
          <table:table-cell table:number-columns-repeated="1024"/>
        </table:table-row>
        <table:named-expressions>
          <table:named-range table:name="_xlnm._FilterDatabase" table:base-cell-address="$'Istruzioni Compilazione'.$A$1" table:cell-range-address="$TestCases.$A$9:.$W$190"/>
        </table:named-expressions>
      </table:table>
      <table:table table:name="LISTA VALORI" table:style-name="ta4" table:print="false">
        <table:table-column table:style-name="co19" table:number-columns-repeated="1024" table:default-cell-style-name="Excel_20_Built-in_20_Normal"/>
        <table:table-row table:style-name="ro1">
          <table:table-cell office:value-type="string">
            <text:p>Razionale di Applicabilità</text:p>
          </table:table-cell>
          <table:table-cell table:number-columns-repeated="1023"/>
        </table:table-row>
        <table:table-row table:style-name="ro1">
          <table:table-cell office:value-type="string">
            <text:p>Campo/sezione non gestito/a in modo strutturato dall’applicativo</text:p>
          </table:table-cell>
          <table:table-cell table:number-columns-repeated="1023"/>
        </table:table-row>
        <table:table-row table:style-name="ro1">
          <table:table-cell office:value-type="string">
            <text:p>Campo obbligatorio</text:p>
          </table:table-cell>
          <table:table-cell table:number-columns-repeated="1023"/>
        </table:table-row>
        <table:table-row table:style-name="ro1">
          <table:table-cell office:value-type="string">
            <text:p>Campo valorizzato di default</text:p>
          </table:table-cell>
          <table:table-cell table:number-columns-repeated="1023"/>
        </table:table-row>
        <table:table-row table:style-name="ro1">
          <table:table-cell office:value-type="string">
            <text:p>Campo valorizzato in automatico tramite dati recuperati da servizi esterni</text:p>
          </table:table-cell>
          <table:table-cell table:number-columns-repeated="1023"/>
        </table:table-row>
        <table:table-row table:style-name="ro1">
          <table:table-cell office:value-type="string">
            <text:p>Campo valorizzabile tramite selezione da un set di valori ammessi</text:p>
          </table:table-cell>
          <table:table-cell table:number-columns-repeated="1023"/>
        </table:table-row>
        <table:table-row table:style-name="ro1">
          <table:table-cell office:value-type="string">
            <text:p>L’applicativo effettua controlli preventivi sul dato inserito</text:p>
          </table:table-cell>
          <table:table-cell table:number-columns-repeated="1023"/>
        </table:table-row>
        <table:table-row table:style-name="ro1">
          <table:table-cell office:value-type="string">
            <text:p>Altro (specificare)</text:p>
          </table:table-cell>
          <table:table-cell table:number-columns-repeated="1023"/>
        </table:table-row>
        <table:table-row table:style-name="ro1" table:number-rows-repeated="1048567">
          <table:table-cell table:number-columns-repeated="1024"/>
        </table:table-row>
        <table:table-row table:style-name="ro1">
          <table:table-cell table:number-columns-repeated="1024"/>
        </table:table-row>
        <table:named-expressions/>
      </table:table>
      <table:table table:name="Summary" table:style-name="ta5" table:print="false">
        <office:forms form:automatic-focus="false" form:apply-design-mode="false"/>
        <table:table-column table:style-name="co20" table:default-cell-style-name="ce9"/>
        <table:table-column table:style-name="co21" table:default-cell-style-name="Excel_20_Built-in_20_Normal"/>
        <table:table-column table:style-name="co22" table:default-cell-style-name="Excel_20_Built-in_20_Normal"/>
        <table:table-column table:style-name="co23" table:default-cell-style-name="Excel_20_Built-in_20_Normal"/>
        <table:table-column table:style-name="co2" table:default-cell-style-name="Excel_20_Built-in_20_Normal"/>
        <table:table-column table:style-name="co24" table:default-cell-style-name="Excel_20_Built-in_20_Normal"/>
        <table:table-column table:style-name="co25" table:default-cell-style-name="Excel_20_Built-in_20_Normal"/>
        <table:table-column table:style-name="co3" table:number-columns-repeated="1017" table:default-cell-style-name="Excel_20_Built-in_20_Normal"/>
        <table:table-row table:style-name="ro7">
          <table:table-cell table:style-name="ce14" office:value-type="string">
            <text:p>TIPO DOCUMENTO</text:p>
          </table:table-cell>
          <table:table-cell table:style-name="ce14" office:value-type="string">
            <text:p>SERVIZIO</text:p>
          </table:table-cell>
          <table:table-cell table:style-name="ce14" office:value-type="string">
            <text:p>ID TEST CASE OK</text:p>
          </table:table-cell>
          <table:table-cell table:style-name="ce14" office:value-type="string">
            <text:p>ID TEST CASE KO</text:p>
          </table:table-cell>
          <table:table-cell/>
          <table:table-cell table:style-name="ce52" office:value-type="string">
            <text:p>Versione:</text:p>
          </table:table-cell>
          <table:table-cell table:style-name="ce53" office:value-type="string">
            <text:p>8.2.7</text:p>
          </table:table-cell>
          <table:table-cell table:number-columns-repeated="1017"/>
        </table:table-row>
        <table:table-row table:style-name="ro7">
          <table:table-cell table:style-name="ce46" office:value-type="string">
            <text:p>LAB</text:p>
          </table:table-cell>
          <table:table-cell table:style-name="ce46" office:value-type="string">
            <text:p>Validazione</text:p>
          </table:table-cell>
          <table:table-cell table:style-name="ce47" office:value-type="string">
            <text:p>4, 452</text:p>
          </table:table-cell>
          <table:table-cell table:style-name="ce49" office:value-type="string">
            <text:p>28,36,44,53,55,56,57,59,60,61,62, 466, 473</text:p>
          </table:table-cell>
          <table:table-cell table:number-columns-repeated="1020"/>
        </table:table-row>
        <table:table-row table:style-name="ro7">
          <table:table-cell table:style-name="ce46" office:value-type="string">
            <text:p>LDO</text:p>
          </table:table-cell>
          <table:table-cell table:style-name="ce46" office:value-type="string">
            <text:p>Validazione</text:p>
          </table:table-cell>
          <table:table-cell table:style-name="ce47" office:value-type="string">
            <text:p>450, 451</text:p>
          </table:table-cell>
          <table:table-cell table:style-name="ce49" office:value-type="string">
            <text:p>29,37,45,64,66,67,68,69,70,71,72,73,74, 467</text:p>
          </table:table-cell>
          <table:table-cell table:number-columns-repeated="1020"/>
        </table:table-row>
        <table:table-row table:style-name="ro7">
          <table:table-cell table:style-name="ce46" office:value-type="string">
            <text:p>RAD</text:p>
          </table:table-cell>
          <table:table-cell table:style-name="ce46" office:value-type="string">
            <text:p>Validazione</text:p>
          </table:table-cell>
          <table:table-cell table:style-name="ce47" office:value-type="string">
            <text:p>471, 472</text:p>
          </table:table-cell>
          <table:table-cell table:style-name="ce50" office:value-type="string">
            <text:p>31,39,47,76,78,79,80,81,83,84,85,86,87,88,89,90,91,92,93, 462, 474</text:p>
          </table:table-cell>
          <table:table-cell table:number-columns-repeated="1020"/>
        </table:table-row>
        <table:table-row table:style-name="ro7">
          <table:table-cell table:style-name="ce46" office:value-type="string">
            <text:p>CERT_VAC</text:p>
          </table:table-cell>
          <table:table-cell table:style-name="ce46" office:value-type="string">
            <text:p>Validazione</text:p>
          </table:table-cell>
          <table:table-cell table:style-name="ce47" office:value-type="string">
            <text:p>458, 459</text:p>
          </table:table-cell>
          <table:table-cell table:style-name="ce49" office:value-type="string">
            <text:p>33,41,49,95,97,98,99,100,101,102,103,104,105,106, 464</text:p>
          </table:table-cell>
          <table:table-cell table:number-columns-repeated="1020"/>
        </table:table-row>
        <table:table-row table:style-name="ro7">
          <table:table-cell table:style-name="ce46" office:value-type="string">
            <text:p>SING_VAC</text:p>
          </table:table-cell>
          <table:table-cell table:style-name="ce46" office:value-type="string">
            <text:p>Validazione</text:p>
          </table:table-cell>
          <table:table-cell table:style-name="ce47" office:value-type="string">
            <text:p>456, 457</text:p>
          </table:table-cell>
          <table:table-cell table:style-name="ce50" office:value-type="string">
            <text:p>34,42,50,108,110,111,112,113,114,115,116,117,118,119,120,121, 465</text:p>
          </table:table-cell>
          <table:table-cell table:number-columns-repeated="1020"/>
        </table:table-row>
        <table:table-row table:style-name="ro29">
          <table:table-cell table:style-name="ce46" office:value-type="string">
            <text:p>VPS</text:p>
          </table:table-cell>
          <table:table-cell table:style-name="ce46" office:value-type="string">
            <text:p>Validazione</text:p>
          </table:table-cell>
          <table:table-cell table:style-name="ce47" office:value-type="string">
            <text:p>454, 455</text:p>
          </table:table-cell>
          <table:table-cell table:style-name="ce50" office:value-type="string">
            <text:p>35,43,51,123,125,126,127,128,129,130,131,132,133,134,135,136,137,138,139,140,141,142,143,144,145,146, 463</text:p>
          </table:table-cell>
          <table:table-cell table:number-columns-repeated="1020"/>
        </table:table-row>
        <table:table-row table:style-name="ro29">
          <table:table-cell table:style-name="ce46" office:value-type="string">
            <text:p>RSA</text:p>
          </table:table-cell>
          <table:table-cell table:style-name="ce46" office:value-type="string">
            <text:p>Validazione</text:p>
          </table:table-cell>
          <table:table-cell table:style-name="ce47" office:value-type="string">
            <text:p>448, 449</text:p>
          </table:table-cell>
          <table:table-cell table:style-name="ce50" office:value-type="string">
            <text:p>32,40,48,152,154,155,156,157,159,160,161,162,163,164,165,166,167,168,169, 461, 468, 475</text:p>
          </table:table-cell>
          <table:table-cell table:number-columns-repeated="1020"/>
        </table:table-row>
        <table:table-row table:style-name="ro29">
          <table:table-cell table:style-name="ce46" office:value-type="string">
            <text:p>PSS</text:p>
          </table:table-cell>
          <table:table-cell table:style-name="ce46" office:value-type="string">
            <text:p>Validazione</text:p>
          </table:table-cell>
          <table:table-cell table:style-name="ce47" office:value-type="string">
            <text:p>476,477,478</text:p>
          </table:table-cell>
          <table:table-cell table:style-name="ce50" office:value-type="string">
            <text:p>30,38,46,175,177,178,179,180,181,182,183,184,185,186,187,188,189,190, 469</text:p>
          </table:table-cell>
          <table:table-cell table:number-columns-repeated="1020"/>
        </table:table-row>
        <table:table-row table:style-name="ro30">
          <table:table-cell table:style-name="ce46" office:value-type="string">
            <text:p>LAB - TRASF</text:p>
          </table:table-cell>
          <table:table-cell table:style-name="ce46" office:value-type="string">
            <text:p>Validazione</text:p>
          </table:table-cell>
          <table:table-cell table:style-name="ce48" office:value-type="string">
            <text:p>191,376 più ove possibile fare riferimento agli "ID TEST CASE OK" del Tipo "LAB"</text:p>
          </table:table-cell>
          <table:table-cell table:style-name="ce49" office:value-type="string">
            <text:p>Fare riferimento agli "ID TEST CASE KO" del Tipo "LAB"</text:p>
          </table:table-cell>
          <table:table-cell table:number-columns-repeated="1020"/>
        </table:table-row>
        <table:table-row table:style-name="ro7">
          <table:table-cell table:style-name="ce46" office:value-type="string">
            <text:p>RAP</text:p>
          </table:table-cell>
          <table:table-cell table:style-name="ce46" office:value-type="string">
            <text:p>Validazione</text:p>
          </table:table-cell>
          <table:table-cell table:style-name="ce47" office:value-type="string">
            <text:p>417, 418, 419, 460</text:p>
          </table:table-cell>
          <table:table-cell table:style-name="ce50" office:value-type="string">
            <text:p>423,424,425,427,428,429,430,431,432,433,434,435,436,437,438,439,440,441,442,443,448,449, 470</text:p>
          </table:table-cell>
          <table:table-cell table:number-columns-repeated="1020"/>
        </table:table-row>
        <table:table-row table:style-name="ro7" table:number-rows-repeated="2">
          <table:table-cell table:number-columns-repeated="3"/>
          <table:table-cell table:style-name="ce51"/>
          <table:table-cell table:number-columns-repeated="1020"/>
        </table:table-row>
        <table:table-row table:style-name="ro7" table:number-rows-repeated="197">
          <table:table-cell table:number-columns-repeated="1024"/>
        </table:table-row>
        <table:table-row table:style-name="ro9" table:number-rows-repeated="750">
          <table:table-cell table:number-columns-repeated="1024"/>
        </table:table-row>
        <table:table-row table:style-name="ro10" table:number-rows-repeated="1047615">
          <table:table-cell table:number-columns-repeated="1024"/>
        </table:table-row>
        <table:table-row table:style-name="ro10">
          <table:table-cell table:number-columns-repeated="1024"/>
        </table:table-row>
        <table:named-expressions>
          <table:named-range table:name="_xlnm._FilterDatabase" table:base-cell-address="$'Istruzioni Compilazione'.$A$1" table:cell-range-address="$Summary.$A$1:.$G$10"/>
        </table:named-expressions>
      </table:table>
      <table:table table:name="Sheet1" table:style-name="ta6" table:print="false">
        <table:table-column table:style-name="co26" table:default-cell-style-name="Excel_20_Built-in_20_Normal"/>
        <table:table-column table:style-name="co27" table:default-cell-style-name="Excel_20_Built-in_20_Normal"/>
        <table:table-column table:style-name="co2" table:number-columns-repeated="4" table:default-cell-style-name="Excel_20_Built-in_20_Normal"/>
        <table:table-column table:style-name="co3" table:number-columns-repeated="1018" table:default-cell-style-name="Excel_20_Built-in_20_Normal"/>
        <table:table-row table:style-name="ro7">
          <table:table-cell table:style-name="ce9" office:value-type="string">
            <text:p>ESITO</text:p>
          </table:table-cell>
          <table:table-cell table:style-name="ce9" office:value-type="string">
            <text:p>APPLICABILITA'</text:p>
          </table:table-cell>
          <table:table-cell table:number-columns-repeated="1022"/>
        </table:table-row>
        <table:table-row table:style-name="ro7">
          <table:table-cell table:style-name="ce9" office:value-type="string">
            <text:p>PASS</text:p>
          </table:table-cell>
          <table:table-cell table:style-name="ce9" office:value-type="string">
            <text:p>SI</text:p>
          </table:table-cell>
          <table:table-cell table:number-columns-repeated="1022"/>
        </table:table-row>
        <table:table-row table:style-name="ro7">
          <table:table-cell table:style-name="ce9" office:value-type="string">
            <text:p>FAIL</text:p>
          </table:table-cell>
          <table:table-cell table:style-name="ce9" office:value-type="string">
            <text:p>NO</text:p>
          </table:table-cell>
          <table:table-cell table:number-columns-repeated="1022"/>
        </table:table-row>
        <table:table-row table:style-name="ro7">
          <table:table-cell table:style-name="ce9" table:number-columns-repeated="2"/>
          <table:table-cell table:number-columns-repeated="1022"/>
        </table:table-row>
        <table:table-row table:style-name="ro7" table:number-rows-repeated="216">
          <table:table-cell table:number-columns-repeated="1024"/>
        </table:table-row>
        <table:table-row table:style-name="ro9" table:number-rows-repeated="780">
          <table:table-cell table:number-columns-repeated="1024"/>
        </table:table-row>
        <table:table-row table:style-name="ro10" table:number-rows-repeated="1047575">
          <table:table-cell table:number-columns-repeated="1024"/>
        </table:table-row>
        <table:table-row table:style-name="ro10">
          <table:table-cell table:number-columns-repeated="1024"/>
        </table:table-row>
        <table:named-expressions/>
      </table:table>
      <table:named-expressions/>
      <table:database-ranges>
        <table:database-range table:name="_xlnm._FilterDatabase" table:target-range-address="TestCases.A9:TestCases.W190" table:display-filter-buttons="true"/>
        <table:database-range table:name="_xlnm._FilterDatabase_1" table:target-range-address="Summary.A1:Summary.G10" table:display-filter-buttons="true"/>
        <table:database-range table:name="Table_1" table:target-range-address="Sheet1.A1:Sheet1.A3"/>
        <table:database-range table:name="Table_2" table:target-range-address="Sheet1.B1:Sheet1.B3"/>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8000" number:language="it" number:country="IT">
      <number:number number:min-integer-digits="1"/>
    </number:number-style>
    <number:date-style style:name="N103">
      <number:day/>
      <number:text>/</number:text>
      <number:month/>
      <number:text>/</number:text>
      <number:year number:style="long"/>
    </number:date-style>
    <number:number-style style:name="N8103P0" style:volatile="true" number:language="it" number:country="IT">
      <number:text>€ </number:text>
      <number:number number:decimal-places="0" number:min-integer-digits="1" number:grouping="true"/>
    </number:number-style>
    <number:number-style style:name="N8103" number:language="it" number:country="IT">
      <number:text>-€ </number:text>
      <number:number number:decimal-places="0" number:min-integer-digits="1" number:grouping="true"/>
      <style:map style:condition="value()&gt;=0" style:apply-style-name="N8103P0"/>
    </number:number-style>
    <number:number-style style:name="N8104P0" style:volatile="true" number:language="it" number:country="IT">
      <number:text>€ </number:text>
      <number:number number:decimal-places="0" number:min-integer-digits="1" number:grouping="true"/>
    </number:number-style>
    <number:number-style style:name="N8104" number:language="it" number:country="IT">
      <style:text-properties fo:color="#ff0000"/>
      <number:text>-€ </number:text>
      <number:number number:decimal-places="0" number:min-integer-digits="1" number:grouping="true"/>
      <style:map style:condition="value()&gt;=0" style:apply-style-name="N8104P0"/>
    </number:number-style>
    <number:number-style style:name="N8105P0" style:volatile="true" number:language="it" number:country="IT">
      <number:text>€ </number:text>
      <number:number number:decimal-places="2" number:min-integer-digits="1" number:grouping="true"/>
    </number:number-style>
    <number:number-style style:name="N8105" number:language="it" number:country="IT">
      <number:text>-€ </number:text>
      <number:number number:decimal-places="2" number:min-integer-digits="1" number:grouping="true"/>
      <style:map style:condition="value()&gt;=0" style:apply-style-name="N8105P0"/>
    </number:number-style>
    <number:number-style style:name="N8106P0" style:volatile="true" number:language="it" number:country="IT">
      <number:text>€ </number:text>
      <number:number number:decimal-places="2" number:min-integer-digits="1" number:grouping="true"/>
    </number:number-style>
    <number:number-style style:name="N8106" number:language="it" number:country="IT">
      <style:text-properties fo:color="#ff0000"/>
      <number:text>-€ </number:text>
      <number:number number:decimal-places="2" number:min-integer-digits="1" number:grouping="true"/>
      <style:map style:condition="value()&gt;=0" style:apply-style-name="N8106P0"/>
    </number:number-style>
    <number:date-style style:name="N8107" number:language="it" number:country="IT">
      <number:day number:style="long"/>
      <number:text>-</number:text>
      <number:month number:textual="true"/>
      <number:text>-</number:text>
      <number:year/>
    </number:date-style>
    <number:date-style style:name="N8108" number:language="it" number:country="IT">
      <number:day number:style="long"/>
      <number:text>-</number:text>
      <number:month number:textual="true"/>
    </number:date-style>
    <number:date-style style:name="N8109" number:language="it" number:country="IT">
      <number:month number:textual="true"/>
      <number:text>-</number:text>
      <number:year/>
    </number:date-style>
    <number:time-style style:name="N8110" number:language="it" number:country="IT">
      <number:hours/>
      <number:text>.</number:text>
      <number:minutes number:style="long"/>
      <number:text> </number:text>
      <number:am-pm/>
    </number:time-style>
    <number:time-style style:name="N8111" number:language="it" number:country="IT">
      <number:hours/>
      <number:text>.</number:text>
      <number:minutes number:style="long"/>
      <number:text>.</number:text>
      <number:seconds number:style="long"/>
      <number:text> </number:text>
      <number:am-pm/>
    </number:time-style>
    <number:time-style style:name="N8112" number:language="it" number:country="IT">
      <number:hours/>
      <number:text>.</number:text>
      <number:minutes number:style="long"/>
    </number:time-style>
    <number:time-style style:name="N8113" number:language="it" number:country="IT">
      <number:hours/>
      <number:text>.</number:text>
      <number:minutes number:style="long"/>
      <number:text>.</number:text>
      <number:seconds number:style="long"/>
    </number:time-style>
    <number:date-style style:name="N8114"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8115P0" style:volatile="true" number:language="it" number:country="IT">
      <number:number number:decimal-places="0" number:min-integer-digits="1" number:grouping="true"/>
    </number:number-style>
    <number:number-style style:name="N8115" number:language="it" number:country="IT">
      <number:text>-</number:text>
      <number:number number:decimal-places="0" number:min-integer-digits="1" number:grouping="true"/>
      <style:map style:condition="value()&gt;=0" style:apply-style-name="N8115P0"/>
    </number:number-style>
    <number:number-style style:name="N8116P0" style:volatile="true" number:language="it" number:country="IT">
      <number:number number:decimal-places="0" number:min-integer-digits="1" number:grouping="true"/>
    </number:number-style>
    <number:number-style style:name="N8116" number:language="it" number:country="IT">
      <style:text-properties fo:color="#ff0000"/>
      <number:text>-</number:text>
      <number:number number:decimal-places="0" number:min-integer-digits="1" number:grouping="true"/>
      <style:map style:condition="value()&gt;=0" style:apply-style-name="N8116P0"/>
    </number:number-style>
    <number:number-style style:name="N8117P0" style:volatile="true" number:language="it" number:country="IT">
      <number:number number:decimal-places="2" number:min-integer-digits="1" number:grouping="true"/>
    </number:number-style>
    <number:number-style style:name="N8117" number:language="it" number:country="IT">
      <number:text>-</number:text>
      <number:number number:decimal-places="2" number:min-integer-digits="1" number:grouping="true"/>
      <style:map style:condition="value()&gt;=0" style:apply-style-name="N8117P0"/>
    </number:number-style>
    <number:number-style style:name="N8118P0" style:volatile="true" number:language="it" number:country="IT">
      <number:number number:decimal-places="2" number:min-integer-digits="1" number:grouping="true"/>
    </number:number-style>
    <number:number-style style:name="N8118" number:language="it" number:country="IT">
      <style:text-properties fo:color="#ff0000"/>
      <number:text>-</number:text>
      <number:number number:decimal-places="2" number:min-integer-digits="1" number:grouping="true"/>
      <style:map style:condition="value()&gt;=0" style:apply-style-name="N8118P0"/>
    </number:number-style>
    <number:number-style style:name="N8119P0" style:volatile="true" number:language="it" number:country="IT">
      <number:text> </number:text>
      <number:number number:decimal-places="0" number:min-integer-digits="1" number:grouping="true"/>
      <number:text> </number:text>
    </number:number-style>
    <number:number-style style:name="N8119P1" style:volatile="true" number:language="it" number:country="IT">
      <number:text>-</number:text>
      <number:number number:decimal-places="0" number:min-integer-digits="1" number:grouping="true"/>
      <number:text> </number:text>
    </number:number-style>
    <number:number-style style:name="N8119P2" style:volatile="true" number:language="it" number:country="IT">
      <number:text> - </number:text>
    </number:number-style>
    <number:text-style style:name="N8119" number:language="it" number:country="IT">
      <number:text> </number:text>
      <number:text-content/>
      <number:text> </number:text>
      <style:map style:condition="value()&gt;0" style:apply-style-name="N8119P0"/>
      <style:map style:condition="value()&lt;0" style:apply-style-name="N8119P1"/>
      <style:map style:condition="value()=0" style:apply-style-name="N8119P2"/>
    </number:text-style>
    <number:number-style style:name="N8120P0" style:volatile="true" number:language="it" number:country="IT">
      <number:text> € </number:text>
      <number:number number:decimal-places="0" number:min-integer-digits="1" number:grouping="true"/>
      <number:text> </number:text>
    </number:number-style>
    <number:number-style style:name="N8120P1" style:volatile="true" number:language="it" number:country="IT">
      <number:text>-€ </number:text>
      <number:number number:decimal-places="0" number:min-integer-digits="1" number:grouping="true"/>
      <number:text> </number:text>
    </number:number-style>
    <number:number-style style:name="N8120P2" style:volatile="true" number:language="it" number:country="IT">
      <number:text> € - </number:text>
    </number:number-style>
    <number:text-style style:name="N8120" number:language="it" number:country="IT">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it" number:country="IT">
      <number:text> </number:text>
      <number:number number:decimal-places="2" number:min-integer-digits="1" number:grouping="true"/>
      <number:text> </number:text>
    </number:number-style>
    <number:number-style style:name="N8121P1" style:volatile="true" number:language="it" number:country="IT">
      <number:text>-</number:text>
      <number:number number:decimal-places="2" number:min-integer-digits="1" number:grouping="true"/>
      <number:text> </number:text>
    </number:number-style>
    <number:number-style style:name="N8121P2" style:volatile="true" number:language="it" number:country="IT">
      <number:text> -</number:text>
      <number:number number:decimal-places="0" number:min-integer-digits="0"/>
      <number:text> </number:text>
    </number:number-style>
    <number:text-style style:name="N8121" number:language="it" number:country="IT">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it" number:country="IT">
      <number:text> € </number:text>
      <number:number number:decimal-places="2" number:min-integer-digits="1" number:grouping="true"/>
      <number:text> </number:text>
    </number:number-style>
    <number:number-style style:name="N8122P1" style:volatile="true" number:language="it" number:country="IT">
      <number:text>-€ </number:text>
      <number:number number:decimal-places="2" number:min-integer-digits="1" number:grouping="true"/>
      <number:text> </number:text>
    </number:number-style>
    <number:number-style style:name="N8122P2" style:volatile="true" number:language="it" number:country="IT">
      <number:text> € -</number:text>
      <number:number number:decimal-places="0" number:min-integer-digits="0"/>
      <number:text> </number:text>
    </number:number-style>
    <number:text-style style:name="N8122" number:language="it" number:country="IT">
      <number:text> </number:text>
      <number:text-content/>
      <number:text> </number:text>
      <style:map style:condition="value()&gt;0" style:apply-style-name="N8122P0"/>
      <style:map style:condition="value()&lt;0" style:apply-style-name="N8122P1"/>
      <style:map style:condition="value()=0" style:apply-style-name="N8122P2"/>
    </number:text-style>
    <number:time-style style:name="N8123" number:language="it" number:country="IT">
      <number:minutes number:style="long"/>
      <number:text>.</number:text>
      <number:seconds number:style="long"/>
    </number:time-style>
    <number:time-style style:name="N8124" number:language="it" number:country="IT" number:truncate-on-overflow="false">
      <number:hours/>
      <number:text>.</number:text>
      <number:minutes number:style="long"/>
      <number:text>.</number:text>
      <number:seconds number:style="long"/>
    </number:time-style>
    <number:time-style style:name="N8125" number:language="it" number:country="IT">
      <number:minutes number:style="long"/>
      <number:text>.</number:text>
      <number:seconds number:style="long" number:decimal-places="1"/>
    </number:time-style>
    <number:number-style style:name="N8126" number:language="it" number:country="IT">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draw:marker draw:name="Estremità_20_linea_20_1" draw:display-name="Estremità linea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2-15">15/02/2026</text:date>, <text:time>15.57.20</text:time></text:p>
        </style:region-right>
      </style:header>
      <style:header-left style:display="false"/>
      <style:footer>
        <text:p>Pagina <text:page-number>1</text:page-number> / <text:page-count>99</text:page-count></text:p>
      </style:footer>
      <style:footer-left style:display="false"/>
    </style:master-page>
    <style:master-page style:name="PageStyle_5f_Istruzioni_20_Compilazione" style:display-name="PageStyle_Istruzioni Compilazione" style:page-layout-name="Mpm3">
      <style:header style:display="false"/>
      <style:header-left style:display="false"/>
      <style:footer style:display="false"/>
      <style:footer-left style:display="false"/>
    </style:master-page>
    <style:master-page style:name="PageStyle_5f_Prerequisiti" style:display-name="PageStyle_Prerequisiti" style:page-layout-name="Mpm4">
      <style:header style:display="false"/>
      <style:header-left style:display="false"/>
      <style:footer style:display="false"/>
      <style:footer-left style:display="false"/>
    </style:master-page>
    <style:master-page style:name="PageStyle_5f_TestCases" style:display-name="PageStyle_TestCases" style:page-layout-name="Mpm4">
      <style:header style:display="false"/>
      <style:header-left style:display="false"/>
      <style:footer style:display="false"/>
      <style:footer-left style:display="false"/>
    </style:master-page>
    <style:master-page style:name="PageStyle_5f_LISTA_20_VALORI" style:display-name="PageStyle_LISTA VALORI" style:page-layout-name="Mpm4">
      <style:header style:display="false"/>
      <style:header-left style:display="false"/>
      <style:footer style:display="false"/>
      <style:footer-left style:display="false"/>
    </style:master-page>
    <style:master-page style:name="PageStyle_5f_Summary" style:display-name="PageStyle_Summary" style:page-layout-name="Mpm5">
      <style:header style:display="false"/>
      <style:header-left style:display="false"/>
      <style:footer style:display="false"/>
      <style:footer-left style:display="false"/>
    </style:master-page>
    <style:master-page style:name="PageStyle_5f_Sheet1" style:display-name="PageStyle_Sheet1"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6-02-15T15:57:20</dc:date>
    <dc:creator>G G</dc:creator>
    <meta:generator>OpenOffice/4.1.16$Win32 OpenOffice.org_project/4116m3$Build-9816</meta:generator>
    <meta:editing-duration>PT21M59S</meta:editing-duration>
    <meta:editing-cycles>4</meta:editing-cycles>
    <meta:document-statistic meta:table-count="6" meta:cell-count="1831" meta:object-count="0"/>
  </office:meta>
</office:document-meta>
</file>